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/>
    <style:style style:name="ce5" style:family="table-cell" style:parent-style-name="Default">
      <style:table-cell-properties fo:background-color="#fff200"/>
    </style:style>
    <style:style style:name="ce6" style:family="table-cell" style:parent-style-name="Default" style:data-style-name="N0">
      <style:table-cell-properties fo:background-color="#fff20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clien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fclient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_nascimento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cpfclient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_nascimento</text:p>
          </table:table-cell>
          <table:table-cell office:value-type="string" calcext:value-type="string">
            <text:p>gene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597400201</text:p>
          </table:table-cell>
          <table:table-cell office:value-type="string" calcext:value-type="string">
            <text:p>Rafael Neves Melo</text:p>
          </table:table-cell>
          <table:table-cell table:style-name="ce2" office:value-type="string" calcext:value-type="string">
            <text:p>1980-12-20</text:p>
          </table:table-cell>
          <table:table-cell office:value-type="string" calcext:value-type="string">
            <text:p>f</text:p>
          </table:table-cell>
          <table:table-cell table:formula="of:=COM.MICROSOFT.CONCAT(&quot;'&quot;;[.A3];&quot;'&quot;)" office:value-type="string" office:string-value="'41597400201'" calcext:value-type="string">
            <text:p>'41597400201'</text:p>
          </table:table-cell>
          <table:table-cell table:formula="of:=COM.MICROSOFT.CONCAT(&quot;'&quot;;[.B3];&quot;'&quot;)" office:value-type="string" office:string-value="'Rafael Neves Melo'" calcext:value-type="string">
            <text:p>'Rafael Neves Melo'</text:p>
          </table:table-cell>
          <table:table-cell table:formula="of:=COM.MICROSOFT.CONCAT(&quot;'&quot;;[.C3];&quot;'&quot;)" office:value-type="string" office:string-value="'1980-12-20'" calcext:value-type="string">
            <text:p>'1980-12-20'</text:p>
          </table:table-cell>
          <table:table-cell table:formula="of:=COM.MICROSOFT.CONCAT(&quot;'&quot;;[.D3];&quot;'&quot;)" office:value-type="string" office:string-value="'f'" calcext:value-type="string">
            <text:p>'f'</text:p>
          </table:table-cell>
          <table:table-cell table:formula="of:=COM.MICROSOFT.CONCAT(&quot;(&quot;;[.E3];&quot;,&quot;;[.F3];&quot;,&quot;;[.G3];&quot;,&quot;;[.H3];&quot;),&quot;)" office:value-type="string" office:string-value="('41597400201','Rafael Neves Melo','1980-12-20','f')," calcext:value-type="string">
            <text:p>('41597400201','Rafael Neves Melo','1980-12-20','f')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9914766802</text:p>
          </table:table-cell>
          <table:table-cell office:value-type="string" calcext:value-type="string">
            <text:p>Maria Brito Pereira</text:p>
          </table:table-cell>
          <table:table-cell table:style-name="ce2" office:value-type="string" calcext:value-type="string">
            <text:p>1946-03-29</text:p>
          </table:table-cell>
          <table:table-cell office:value-type="string" calcext:value-type="string">
            <text:p>m</text:p>
          </table:table-cell>
          <table:table-cell table:formula="of:=COM.MICROSOFT.CONCAT(&quot;'&quot;;[.A4];&quot;'&quot;)" office:value-type="string" office:string-value="'49914766802'" calcext:value-type="string">
            <text:p>'49914766802'</text:p>
          </table:table-cell>
          <table:table-cell table:formula="of:=COM.MICROSOFT.CONCAT(&quot;'&quot;;[.B4];&quot;'&quot;)" office:value-type="string" office:string-value="'Maria Brito Pereira'" calcext:value-type="string">
            <text:p>'Maria Brito Pereira'</text:p>
          </table:table-cell>
          <table:table-cell table:formula="of:=COM.MICROSOFT.CONCAT(&quot;'&quot;;[.C4];&quot;'&quot;)" office:value-type="string" office:string-value="'1946-03-29'" calcext:value-type="string">
            <text:p>'1946-03-29'</text:p>
          </table:table-cell>
          <table:table-cell table:formula="of:=COM.MICROSOFT.CONCAT(&quot;'&quot;;[.D4];&quot;'&quot;)" office:value-type="string" office:string-value="'m'" calcext:value-type="string">
            <text:p>'m'</text:p>
          </table:table-cell>
          <table:table-cell table:formula="of:=COM.MICROSOFT.CONCAT(&quot;(&quot;;[.E4];&quot;,&quot;;[.F4];&quot;,&quot;;[.G4];&quot;,&quot;;[.H4];&quot;),&quot;)" office:value-type="string" office:string-value="('49914766802','Maria Brito Pereira','1946-03-29','m')," calcext:value-type="string">
            <text:p>('49914766802','Maria Brito Pereira','1946-03-29','m')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6066056403</text:p>
          </table:table-cell>
          <table:table-cell office:value-type="string" calcext:value-type="string">
            <text:p>Isadora Brito Airez</text:p>
          </table:table-cell>
          <table:table-cell table:style-name="ce2" office:value-type="string" calcext:value-type="string">
            <text:p>1993-12-16</text:p>
          </table:table-cell>
          <table:table-cell office:value-type="string" calcext:value-type="string">
            <text:p>f</text:p>
          </table:table-cell>
          <table:table-cell table:formula="of:=COM.MICROSOFT.CONCAT(&quot;'&quot;;[.A5];&quot;'&quot;)" office:value-type="string" office:string-value="'66066056403'" calcext:value-type="string">
            <text:p>'66066056403'</text:p>
          </table:table-cell>
          <table:table-cell table:formula="of:=COM.MICROSOFT.CONCAT(&quot;'&quot;;[.B5];&quot;'&quot;)" office:value-type="string" office:string-value="'Isadora Brito Airez'" calcext:value-type="string">
            <text:p>'Isadora Brito Airez'</text:p>
          </table:table-cell>
          <table:table-cell table:formula="of:=COM.MICROSOFT.CONCAT(&quot;'&quot;;[.C5];&quot;'&quot;)" office:value-type="string" office:string-value="'1993-12-16'" calcext:value-type="string">
            <text:p>'1993-12-16'</text:p>
          </table:table-cell>
          <table:table-cell table:formula="of:=COM.MICROSOFT.CONCAT(&quot;'&quot;;[.D5];&quot;'&quot;)" office:value-type="string" office:string-value="'f'" calcext:value-type="string">
            <text:p>'f'</text:p>
          </table:table-cell>
          <table:table-cell table:formula="of:=COM.MICROSOFT.CONCAT(&quot;(&quot;;[.E5];&quot;,&quot;;[.F5];&quot;,&quot;;[.G5];&quot;,&quot;;[.H5];&quot;),&quot;)" office:value-type="string" office:string-value="('66066056403','Isadora Brito Airez','1993-12-16','f')," calcext:value-type="string">
            <text:p>('66066056403','Isadora Brito Airez','1993-12-16','f')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6764228904</text:p>
          </table:table-cell>
          <table:table-cell office:value-type="string" calcext:value-type="string">
            <text:p>Rafael Brasil Brito</text:p>
          </table:table-cell>
          <table:table-cell table:style-name="ce2" office:value-type="string" calcext:value-type="string">
            <text:p>1966-06-23</text:p>
          </table:table-cell>
          <table:table-cell office:value-type="string" calcext:value-type="string">
            <text:p>m</text:p>
          </table:table-cell>
          <table:table-cell table:formula="of:=COM.MICROSOFT.CONCAT(&quot;'&quot;;[.A6];&quot;'&quot;)" office:value-type="string" office:string-value="'06764228904'" calcext:value-type="string">
            <text:p>'06764228904'</text:p>
          </table:table-cell>
          <table:table-cell table:formula="of:=COM.MICROSOFT.CONCAT(&quot;'&quot;;[.B6];&quot;'&quot;)" office:value-type="string" office:string-value="'Rafael Brasil Brito'" calcext:value-type="string">
            <text:p>'Rafael Brasil Brito'</text:p>
          </table:table-cell>
          <table:table-cell table:formula="of:=COM.MICROSOFT.CONCAT(&quot;'&quot;;[.C6];&quot;'&quot;)" office:value-type="string" office:string-value="'1966-06-23'" calcext:value-type="string">
            <text:p>'1966-06-23'</text:p>
          </table:table-cell>
          <table:table-cell table:formula="of:=COM.MICROSOFT.CONCAT(&quot;'&quot;;[.D6];&quot;'&quot;)" office:value-type="string" office:string-value="'m'" calcext:value-type="string">
            <text:p>'m'</text:p>
          </table:table-cell>
          <table:table-cell table:formula="of:=COM.MICROSOFT.CONCAT(&quot;(&quot;;[.E6];&quot;,&quot;;[.F6];&quot;,&quot;;[.G6];&quot;,&quot;;[.H6];&quot;),&quot;)" office:value-type="string" office:string-value="('06764228904','Rafael Brasil Brito','1966-06-23','m')," calcext:value-type="string">
            <text:p>('06764228904','Rafael Brasil Brito','1966-06-23','m')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922909805</text:p>
          </table:table-cell>
          <table:table-cell office:value-type="string" calcext:value-type="string">
            <text:p>Pedro Brasil Brasil</text:p>
          </table:table-cell>
          <table:table-cell table:style-name="ce2" office:value-type="string" calcext:value-type="string">
            <text:p>1967-07-31</text:p>
          </table:table-cell>
          <table:table-cell office:value-type="string" calcext:value-type="string">
            <text:p>m</text:p>
          </table:table-cell>
          <table:table-cell table:formula="of:=COM.MICROSOFT.CONCAT(&quot;'&quot;;[.A7];&quot;'&quot;)" office:value-type="string" office:string-value="'12922909805'" calcext:value-type="string">
            <text:p>'12922909805'</text:p>
          </table:table-cell>
          <table:table-cell table:formula="of:=COM.MICROSOFT.CONCAT(&quot;'&quot;;[.B7];&quot;'&quot;)" office:value-type="string" office:string-value="'Pedro Brasil Brasil'" calcext:value-type="string">
            <text:p>'Pedro Brasil Brasil'</text:p>
          </table:table-cell>
          <table:table-cell table:formula="of:=COM.MICROSOFT.CONCAT(&quot;'&quot;;[.C7];&quot;'&quot;)" office:value-type="string" office:string-value="'1967-07-31'" calcext:value-type="string">
            <text:p>'1967-07-31'</text:p>
          </table:table-cell>
          <table:table-cell table:formula="of:=COM.MICROSOFT.CONCAT(&quot;'&quot;;[.D7];&quot;'&quot;)" office:value-type="string" office:string-value="'m'" calcext:value-type="string">
            <text:p>'m'</text:p>
          </table:table-cell>
          <table:table-cell table:formula="of:=COM.MICROSOFT.CONCAT(&quot;(&quot;;[.E7];&quot;,&quot;;[.F7];&quot;,&quot;;[.G7];&quot;,&quot;;[.H7];&quot;),&quot;)" office:value-type="string" office:string-value="('12922909805','Pedro Brasil Brasil','1967-07-31','m')," calcext:value-type="string">
            <text:p>('12922909805','Pedro Brasil Brasil','1967-07-31','m')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6328386506</text:p>
          </table:table-cell>
          <table:table-cell office:value-type="string" calcext:value-type="string">
            <text:p>Pedro Silva Silva</text:p>
          </table:table-cell>
          <table:table-cell table:style-name="ce2" office:value-type="string" calcext:value-type="string">
            <text:p>1964-03-13</text:p>
          </table:table-cell>
          <table:table-cell office:value-type="string" calcext:value-type="string">
            <text:p>m</text:p>
          </table:table-cell>
          <table:table-cell table:formula="of:=COM.MICROSOFT.CONCAT(&quot;'&quot;;[.A8];&quot;'&quot;)" office:value-type="string" office:string-value="'06328386506'" calcext:value-type="string">
            <text:p>'06328386506'</text:p>
          </table:table-cell>
          <table:table-cell table:formula="of:=COM.MICROSOFT.CONCAT(&quot;'&quot;;[.B8];&quot;'&quot;)" office:value-type="string" office:string-value="'Pedro Silva Silva'" calcext:value-type="string">
            <text:p>'Pedro Silva Silva'</text:p>
          </table:table-cell>
          <table:table-cell table:formula="of:=COM.MICROSOFT.CONCAT(&quot;'&quot;;[.C8];&quot;'&quot;)" office:value-type="string" office:string-value="'1964-03-13'" calcext:value-type="string">
            <text:p>'1964-03-13'</text:p>
          </table:table-cell>
          <table:table-cell table:formula="of:=COM.MICROSOFT.CONCAT(&quot;'&quot;;[.D8];&quot;'&quot;)" office:value-type="string" office:string-value="'m'" calcext:value-type="string">
            <text:p>'m'</text:p>
          </table:table-cell>
          <table:table-cell table:formula="of:=COM.MICROSOFT.CONCAT(&quot;(&quot;;[.E8];&quot;,&quot;;[.F8];&quot;,&quot;;[.G8];&quot;,&quot;;[.H8];&quot;),&quot;)" office:value-type="string" office:string-value="('06328386506','Pedro Silva Silva','1964-03-13','m')," calcext:value-type="string">
            <text:p>('06328386506','Pedro Silva Silva','1964-03-13','m')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9336575907</text:p>
          </table:table-cell>
          <table:table-cell office:value-type="string" calcext:value-type="string">
            <text:p>Maicon Melo Silva</text:p>
          </table:table-cell>
          <table:table-cell table:style-name="ce2" office:value-type="string" calcext:value-type="string">
            <text:p>1994-03-19</text:p>
          </table:table-cell>
          <table:table-cell office:value-type="string" calcext:value-type="string">
            <text:p>f</text:p>
          </table:table-cell>
          <table:table-cell table:formula="of:=COM.MICROSOFT.CONCAT(&quot;'&quot;;[.A9];&quot;'&quot;)" office:value-type="string" office:string-value="'49336575907'" calcext:value-type="string">
            <text:p>'49336575907'</text:p>
          </table:table-cell>
          <table:table-cell table:formula="of:=COM.MICROSOFT.CONCAT(&quot;'&quot;;[.B9];&quot;'&quot;)" office:value-type="string" office:string-value="'Maicon Melo Silva'" calcext:value-type="string">
            <text:p>'Maicon Melo Silva'</text:p>
          </table:table-cell>
          <table:table-cell table:formula="of:=COM.MICROSOFT.CONCAT(&quot;'&quot;;[.C9];&quot;'&quot;)" office:value-type="string" office:string-value="'1994-03-19'" calcext:value-type="string">
            <text:p>'1994-03-19'</text:p>
          </table:table-cell>
          <table:table-cell table:formula="of:=COM.MICROSOFT.CONCAT(&quot;'&quot;;[.D9];&quot;'&quot;)" office:value-type="string" office:string-value="'f'" calcext:value-type="string">
            <text:p>'f'</text:p>
          </table:table-cell>
          <table:table-cell table:formula="of:=COM.MICROSOFT.CONCAT(&quot;(&quot;;[.E9];&quot;,&quot;;[.F9];&quot;,&quot;;[.G9];&quot;,&quot;;[.H9];&quot;),&quot;)" office:value-type="string" office:string-value="('49336575907','Maicon Melo Silva','1994-03-19','f')," calcext:value-type="string">
            <text:p>('49336575907','Maicon Melo Silva','1994-03-19','f'),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endedo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alario</text:p>
          </table:table-cell>
          <table:table-cell office:value-type="string" calcext:value-type="string">
            <text:p>qtd_dependentes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alario</text:p>
          </table:table-cell>
          <table:table-cell office:value-type="string" calcext:value-type="string">
            <text:p>qtd_dependent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40836022408</text:p>
          </table:table-cell>
          <table:table-cell table:style-name="ce1" office:value-type="string" calcext:value-type="string">
            <text:p>Rafael Neves Brasil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4];&quot;'&quot;)" office:value-type="string" office:string-value="'40836022408'" calcext:value-type="string">
            <text:p>'40836022408'</text:p>
          </table:table-cell>
          <table:table-cell table:formula="of:=COM.MICROSOFT.CONCAT(&quot;'&quot;;[.B14];&quot;'&quot;)" office:value-type="string" office:string-value="'Rafael Neves Brasil'" calcext:value-type="string">
            <text:p>'Rafael Neves Brasil'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4];&quot;,&quot;;[.F14];&quot;,&quot;;[.G14];&quot;,&quot;;[.H14];&quot;),&quot;)" office:value-type="string" office:string-value="('40836022408','Rafael Neves Brasil',2000,1)," calcext:value-type="string">
            <text:p>('40836022408','Rafael Neves Brasil',2000,1)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54605716609</text:p>
          </table:table-cell>
          <table:table-cell table:style-name="ce1" office:value-type="string" calcext:value-type="string">
            <text:p>Gabryel Pereira Pinho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A15];&quot;'&quot;)" office:value-type="string" office:string-value="'54605716609'" calcext:value-type="string">
            <text:p>'54605716609'</text:p>
          </table:table-cell>
          <table:table-cell table:formula="of:=COM.MICROSOFT.CONCAT(&quot;'&quot;;[.B15];&quot;'&quot;)" office:value-type="string" office:string-value="'Gabryel Pereira Pinho'" calcext:value-type="string">
            <text:p>'Gabryel Pereira Pinho'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formula="of:=COM.MICROSOFT.CONCAT(&quot;(&quot;;[.E15];&quot;,&quot;;[.F15];&quot;,&quot;;[.G15];&quot;,&quot;;[.H15];&quot;),&quot;)" office:value-type="string" office:string-value="('54605716609','Gabryel Pereira Pinho',1500,2)," calcext:value-type="string">
            <text:p>('54605716609','Gabryel Pereira Pinho',1500,2)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76444408910</text:p>
          </table:table-cell>
          <table:table-cell table:style-name="ce1" office:value-type="string" calcext:value-type="string">
            <text:p>Isadora Pinho Oliveira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A16];&quot;'&quot;)" office:value-type="string" office:string-value="'76444408910'" calcext:value-type="string">
            <text:p>'76444408910'</text:p>
          </table:table-cell>
          <table:table-cell table:formula="of:=COM.MICROSOFT.CONCAT(&quot;'&quot;;[.B16];&quot;'&quot;)" office:value-type="string" office:string-value="'Isadora Pinho Oliveira'" calcext:value-type="string">
            <text:p>'Isadora Pinho Oliveira'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formula="of:=COM.MICROSOFT.CONCAT(&quot;(&quot;;[.E16];&quot;,&quot;;[.F16];&quot;,&quot;;[.G16];&quot;,&quot;;[.H16];&quot;),&quot;)" office:value-type="string" office:string-value="('76444408910','Isadora Pinho Oliveira',4000,0)," calcext:value-type="string">
            <text:p>('76444408910','Isadora Pinho Oliveira',4000,0)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1310038311</text:p>
          </table:table-cell>
          <table:table-cell table:style-name="ce1" office:value-type="string" calcext:value-type="string">
            <text:p>Isadora Brasil Brito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7];&quot;'&quot;)" office:value-type="string" office:string-value="'21310038311'" calcext:value-type="string">
            <text:p>'21310038311'</text:p>
          </table:table-cell>
          <table:table-cell table:formula="of:=COM.MICROSOFT.CONCAT(&quot;'&quot;;[.B17];&quot;'&quot;)" office:value-type="string" office:string-value="'Isadora Brasil Brito'" calcext:value-type="string">
            <text:p>'Isadora Brasil Brito'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7];&quot;,&quot;;[.F17];&quot;,&quot;;[.G17];&quot;,&quot;;[.H17];&quot;),&quot;)" office:value-type="string" office:string-value="('21310038311','Isadora Brasil Brito',1500,1)," calcext:value-type="string">
            <text:p>('21310038311','Isadora Brasil Brito',1500,1),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63740753912</text:p>
          </table:table-cell>
          <table:table-cell table:style-name="ce1" office:value-type="string" calcext:value-type="string">
            <text:p>Maicon Brasil Silva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A18];&quot;'&quot;)" office:value-type="string" office:string-value="'63740753912'" calcext:value-type="string">
            <text:p>'63740753912'</text:p>
          </table:table-cell>
          <table:table-cell table:formula="of:=COM.MICROSOFT.CONCAT(&quot;'&quot;;[.B18];&quot;'&quot;)" office:value-type="string" office:string-value="'Maicon Brasil Silva'" calcext:value-type="string">
            <text:p>'Maicon Brasil Silva'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COM.MICROSOFT.CONCAT(&quot;(&quot;;[.E18];&quot;,&quot;;[.F18];&quot;,&quot;;[.G18];&quot;,&quot;;[.H18];&quot;),&quot;)" office:value-type="string" office:string-value="('63740753912','Maicon Brasil Silva',2000,0)," calcext:value-type="string">
            <text:p>('63740753912','Maicon Brasil Silva',2000,0),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nota_fis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onf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cpf_vendedor</text:p>
          </table:table-cell>
          <table:table-cell office:value-type="string" calcext:value-type="string">
            <text:p>desconto</text:p>
          </table:table-cell>
          <table:table-cell office:value-type="string" calcext:value-type="string">
            <text:p>nome_gerente</text:p>
          </table:table-cell>
          <table:table-cell table:style-name="ce3" office:value-type="string" calcext:value-type="string">
            <text:p>data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cpf_vendedor</text:p>
          </table:table-cell>
          <table:table-cell office:value-type="string" calcext:value-type="string">
            <text:p>desconto</text:p>
          </table:table-cell>
          <table:table-cell/>
          <table:table-cell office:value-type="string" calcext:value-type="string">
            <text:p>nome_gerente</text:p>
          </table:table-cell>
          <table:table-cell/>
          <table:table-cell office:value-type="string" calcext:value-type="string">
            <text:p>numeronf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cpf_vendedor</text:p>
          </table:table-cell>
          <table:table-cell office:value-type="string" calcext:value-type="string">
            <text:p>desconto</text:p>
          </table:table-cell>
          <table:table-cell office:value-type="string" calcext:value-type="string">
            <text:p>nome_gerente</text:p>
          </table:table-cell>
          <table:table-cell table:style-name="ce3" office:value-type="string" calcext:value-type="string">
            <text:p>data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40836022408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Roberto Silva</text:p>
          </table:table-cell>
          <table:table-cell office:value-type="string" calcext:value-type="string">
            <text:p>'2021-02-02 18:00:00'</text:p>
          </table:table-cell>
          <table:table-cell table:formula="of:=COM.MICROSOFT.CONCAT(&quot;'&quot;;[.B25];&quot;'&quot;)" office:value-type="string" office:string-value="'41597400201'" calcext:value-type="string">
            <text:p>'41597400201'</text:p>
          </table:table-cell>
          <table:table-cell office:value-type="string" calcext:value-type="string">
            <text:p>0.10</text:p>
          </table:table-cell>
          <table:table-cell table:formula="of:=COM.MICROSOFT.CONCAT(&quot;'&quot;;[.E25];&quot;'&quot;)" office:value-type="string" office:string-value="'Roberto Silva'" calcext:value-type="string">
            <text:p>'Roberto Silva'</text:p>
          </table:table-cell>
          <table:table-cell table:formula="of:=COM.MICROSOFT.CONCAT(&quot;'&quot;;[.F25];&quot;'&quot;)" office:value-type="string" office:string-value="''2021-02-02 18:00:00''" calcext:value-type="string">
            <text:p>''2021-02-02 18:00:00''</text:p>
          </table:table-cell>
          <table:table-cell table:number-columns-repeated="2"/>
          <table:table-cell office:value-type="string" calcext:value-type="string">
            <text:p>'1'</text:p>
          </table:table-cell>
          <table:table-cell table:formula="of:=COM.MICROSOFT.CONCAT(&quot;'&quot;;[.B25];&quot;'&quot;)" office:value-type="string" office:string-value="'41597400201'" calcext:value-type="string">
            <text:p>'41597400201'</text:p>
          </table:table-cell>
          <table:table-cell table:formula="of:=COM.MICROSOFT.CONCAT(&quot;'&quot;;[.C25];&quot;'&quot;)" office:value-type="string" office:string-value="'40836022408'" calcext:value-type="string">
            <text:p>'40836022408'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'Roberto Silva'</text:p>
          </table:table-cell>
          <table:table-cell table:style-name="ce5" table:formula="of:=[.F25]" office:value-type="string" office:string-value="'2021-02-02 18:00:00'" calcext:value-type="string">
            <text:p>'2021-02-02 18:00:00'</text:p>
          </table:table-cell>
          <table:table-cell/>
          <table:table-cell table:formula="of:=COM.MICROSOFT.CONCAT(&quot;(&quot;;[.M25];&quot;,&quot;;[.N25];&quot;,&quot;;[.O25];&quot;,&quot;;[.P25];&quot;,&quot;;[.Q25];&quot;,&quot;;[.R25];&quot;),&quot;)" office:value-type="string" office:string-value="('1','41597400201','40836022408',0.10,'Roberto Silva','2021-02-02 18:00:00')," calcext:value-type="string">
            <text:p>('1','41597400201','40836022408',0.10,'Roberto Silva','2021-02-02 18:00:00'),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9914766802</text:p>
          </table:table-cell>
          <table:table-cell table:style-name="ce1" office:value-type="string" calcext:value-type="string">
            <text:p>4083602240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Roberto Silva</text:p>
          </table:table-cell>
          <table:table-cell office:value-type="string" calcext:value-type="string">
            <text:p>'2021-02-03 09:00:00'</text:p>
          </table:table-cell>
          <table:table-cell table:formula="of:=COM.MICROSOFT.CONCAT(&quot;'&quot;;[.B26];&quot;'&quot;)" office:value-type="string" office:string-value="'49914766802'" calcext:value-type="string">
            <text:p>'49914766802'</text:p>
          </table:table-cell>
          <table:table-cell office:value-type="string" calcext:value-type="string">
            <text:p>0.15</text:p>
          </table:table-cell>
          <table:table-cell table:formula="of:=COM.MICROSOFT.CONCAT(&quot;'&quot;;[.E26];&quot;'&quot;)" office:value-type="string" office:string-value="'Roberto Silva'" calcext:value-type="string">
            <text:p>'Roberto Silva'</text:p>
          </table:table-cell>
          <table:table-cell table:formula="of:=COM.MICROSOFT.CONCAT(&quot;'&quot;;[.F26];&quot;'&quot;)" office:value-type="string" office:string-value="''2021-02-03 09:00:00''" calcext:value-type="string">
            <text:p>''2021-02-03 09:00:00''</text:p>
          </table:table-cell>
          <table:table-cell table:number-columns-repeated="2"/>
          <table:table-cell office:value-type="string" calcext:value-type="string">
            <text:p>'2'</text:p>
          </table:table-cell>
          <table:table-cell table:formula="of:=COM.MICROSOFT.CONCAT(&quot;'&quot;;[.B26];&quot;'&quot;)" office:value-type="string" office:string-value="'49914766802'" calcext:value-type="string">
            <text:p>'49914766802'</text:p>
          </table:table-cell>
          <table:table-cell table:formula="of:=COM.MICROSOFT.CONCAT(&quot;'&quot;;[.C26];&quot;'&quot;)" office:value-type="string" office:string-value="'40836022408'" calcext:value-type="string">
            <text:p>'40836022408'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'Roberto Silva'</text:p>
          </table:table-cell>
          <table:table-cell table:style-name="ce5" table:formula="of:=[.F26]" office:value-type="string" office:string-value="'2021-02-03 09:00:00'" calcext:value-type="string">
            <text:p>'2021-02-03 09:00:00'</text:p>
          </table:table-cell>
          <table:table-cell/>
          <table:table-cell table:formula="of:=COM.MICROSOFT.CONCAT(&quot;(&quot;;[.M26];&quot;,&quot;;[.N26];&quot;,&quot;;[.O26];&quot;,&quot;;[.P26];&quot;,&quot;;[.Q26];&quot;,&quot;;[.R26];&quot;),&quot;)" office:value-type="string" office:string-value="('2','49914766802','40836022408',0.15,'Roberto Silva','2021-02-03 09:00:00')," calcext:value-type="string">
            <text:p>('2','49914766802','40836022408',0.15,'Roberto Silva','2021-02-03 09:00:00'),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6066056403</text:p>
          </table:table-cell>
          <table:table-cell table:style-name="ce1" office:value-type="string" calcext:value-type="string">
            <text:p>408360224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Roberto Silva</text:p>
          </table:table-cell>
          <table:table-cell office:value-type="string" calcext:value-type="string">
            <text:p>'2021-02-03 18:00:00'</text:p>
          </table:table-cell>
          <table:table-cell table:formula="of:=COM.MICROSOFT.CONCAT(&quot;'&quot;;[.B27];&quot;'&quot;)" office:value-type="string" office:string-value="'66066056403'" calcext:value-type="string">
            <text:p>'66066056403'</text:p>
          </table:table-cell>
          <table:table-cell office:value-type="string" calcext:value-type="string">
            <text:p>0.18</text:p>
          </table:table-cell>
          <table:table-cell table:formula="of:=COM.MICROSOFT.CONCAT(&quot;'&quot;;[.E27];&quot;'&quot;)" office:value-type="string" office:string-value="'Roberto Silva'" calcext:value-type="string">
            <text:p>'Roberto Silva'</text:p>
          </table:table-cell>
          <table:table-cell table:formula="of:=COM.MICROSOFT.CONCAT(&quot;'&quot;;[.F27];&quot;'&quot;)" office:value-type="string" office:string-value="''2021-02-03 18:00:00''" calcext:value-type="string">
            <text:p>''2021-02-03 18:00:00''</text:p>
          </table:table-cell>
          <table:table-cell table:number-columns-repeated="2"/>
          <table:table-cell office:value-type="string" calcext:value-type="string">
            <text:p>'3'</text:p>
          </table:table-cell>
          <table:table-cell table:formula="of:=COM.MICROSOFT.CONCAT(&quot;'&quot;;[.B27];&quot;'&quot;)" office:value-type="string" office:string-value="'66066056403'" calcext:value-type="string">
            <text:p>'66066056403'</text:p>
          </table:table-cell>
          <table:table-cell table:formula="of:=COM.MICROSOFT.CONCAT(&quot;'&quot;;[.C27];&quot;'&quot;)" office:value-type="string" office:string-value="'40836022408'" calcext:value-type="string">
            <text:p>'40836022408'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'Roberto Silva'</text:p>
          </table:table-cell>
          <table:table-cell table:style-name="ce5" table:formula="of:=[.F27]" office:value-type="string" office:string-value="'2021-02-03 18:00:00'" calcext:value-type="string">
            <text:p>'2021-02-03 18:00:00'</text:p>
          </table:table-cell>
          <table:table-cell/>
          <table:table-cell table:formula="of:=COM.MICROSOFT.CONCAT(&quot;(&quot;;[.M27];&quot;,&quot;;[.N27];&quot;,&quot;;[.O27];&quot;,&quot;;[.P27];&quot;,&quot;;[.Q27];&quot;,&quot;;[.R27];&quot;),&quot;)" office:value-type="string" office:string-value="('3','66066056403','40836022408',0.18,'Roberto Silva','2021-02-03 18:00:00')," calcext:value-type="string">
            <text:p>('3','66066056403','40836022408',0.18,'Roberto Silva','2021-02-03 18:00:00'),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6764228904</text:p>
          </table:table-cell>
          <table:table-cell table:style-name="ce1" office:value-type="string" calcext:value-type="string">
            <text:p>4083602240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2-04 09:00:00'</text:p>
          </table:table-cell>
          <table:table-cell table:formula="of:=COM.MICROSOFT.CONCAT(&quot;'&quot;;[.B28];&quot;'&quot;)" office:value-type="string" office:string-value="'06764228904'" calcext:value-type="string">
            <text:p>'06764228904'</text:p>
          </table:table-cell>
          <table:table-cell office:value-type="string" calcext:value-type="string">
            <text:p>NULL</text:p>
          </table:table-cell>
          <table:table-cell table:formula="of:=COM.MICROSOFT.CONCAT(&quot;'&quot;;[.E28];&quot;'&quot;)" office:value-type="string" office:string-value="'NULL'" calcext:value-type="string">
            <text:p>'NULL'</text:p>
          </table:table-cell>
          <table:table-cell table:formula="of:=COM.MICROSOFT.CONCAT(&quot;'&quot;;[.F28];&quot;'&quot;)" office:value-type="string" office:string-value="''2021-02-04 09:00:00''" calcext:value-type="string">
            <text:p>''2021-02-04 09:00:00''</text:p>
          </table:table-cell>
          <table:table-cell table:number-columns-repeated="2"/>
          <table:table-cell office:value-type="string" calcext:value-type="string">
            <text:p>'4'</text:p>
          </table:table-cell>
          <table:table-cell table:formula="of:=COM.MICROSOFT.CONCAT(&quot;'&quot;;[.B28];&quot;'&quot;)" office:value-type="string" office:string-value="'06764228904'" calcext:value-type="string">
            <text:p>'06764228904'</text:p>
          </table:table-cell>
          <table:table-cell table:formula="of:=COM.MICROSOFT.CONCAT(&quot;'&quot;;[.C28];&quot;'&quot;)" office:value-type="string" office:string-value="'40836022408'" calcext:value-type="string">
            <text:p>'40836022408'</text:p>
          </table:table-cell>
          <table:table-cell table:number-columns-repeated="2" office:value-type="string" calcext:value-type="string">
            <text:p>NULL</text:p>
          </table:table-cell>
          <table:table-cell table:style-name="ce5" table:formula="of:=[.F28]" office:value-type="string" office:string-value="'2021-02-04 09:00:00'" calcext:value-type="string">
            <text:p>'2021-02-04 09:00:00'</text:p>
          </table:table-cell>
          <table:table-cell/>
          <table:table-cell table:formula="of:=COM.MICROSOFT.CONCAT(&quot;(&quot;;[.M28];&quot;,&quot;;[.N28];&quot;,&quot;;[.O28];&quot;,&quot;;[.P28];&quot;,&quot;;[.Q28];&quot;,&quot;;[.R28];&quot;),&quot;)" office:value-type="string" office:string-value="('4','06764228904','40836022408',NULL,NULL,'2021-02-04 09:00:00')," calcext:value-type="string">
            <text:p>('4','06764228904','40836022408',NULL,NULL,'2021-02-04 09:00:00'),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4083602240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4-05 18:00:00'</text:p>
          </table:table-cell>
          <table:table-cell table:formula="of:=COM.MICROSOFT.CONCAT(&quot;'&quot;;[.B29];&quot;'&quot;)" office:value-type="string" office:string-value="'41597400201'" calcext:value-type="string">
            <text:p>'41597400201'</text:p>
          </table:table-cell>
          <table:table-cell office:value-type="string" calcext:value-type="string">
            <text:p>NULL</text:p>
          </table:table-cell>
          <table:table-cell table:formula="of:=COM.MICROSOFT.CONCAT(&quot;'&quot;;[.E29];&quot;'&quot;)" office:value-type="string" office:string-value="'NULL'" calcext:value-type="string">
            <text:p>'NULL'</text:p>
          </table:table-cell>
          <table:table-cell table:formula="of:=COM.MICROSOFT.CONCAT(&quot;'&quot;;[.F29];&quot;'&quot;)" office:value-type="string" office:string-value="''2021-04-05 18:00:00''" calcext:value-type="string">
            <text:p>''2021-04-05 18:00:00''</text:p>
          </table:table-cell>
          <table:table-cell table:number-columns-repeated="2"/>
          <table:table-cell office:value-type="string" calcext:value-type="string">
            <text:p>'5'</text:p>
          </table:table-cell>
          <table:table-cell table:formula="of:=COM.MICROSOFT.CONCAT(&quot;'&quot;;[.B29];&quot;'&quot;)" office:value-type="string" office:string-value="'41597400201'" calcext:value-type="string">
            <text:p>'41597400201'</text:p>
          </table:table-cell>
          <table:table-cell table:formula="of:=COM.MICROSOFT.CONCAT(&quot;'&quot;;[.C29];&quot;'&quot;)" office:value-type="string" office:string-value="'40836022408'" calcext:value-type="string">
            <text:p>'40836022408'</text:p>
          </table:table-cell>
          <table:table-cell table:number-columns-repeated="2" office:value-type="string" calcext:value-type="string">
            <text:p>NULL</text:p>
          </table:table-cell>
          <table:table-cell table:style-name="ce5" table:formula="of:=[.F29]" office:value-type="string" office:string-value="'2021-04-05 18:00:00'" calcext:value-type="string">
            <text:p>'2021-04-05 18:00:00'</text:p>
          </table:table-cell>
          <table:table-cell/>
          <table:table-cell table:formula="of:=COM.MICROSOFT.CONCAT(&quot;(&quot;;[.M29];&quot;,&quot;;[.N29];&quot;,&quot;;[.O29];&quot;,&quot;;[.P29];&quot;,&quot;;[.Q29];&quot;,&quot;;[.R29];&quot;),&quot;)" office:value-type="string" office:string-value="('5','41597400201','40836022408',NULL,NULL,'2021-04-05 18:00:00')," calcext:value-type="string">
            <text:p>('5','41597400201','40836022408',NULL,NULL,'2021-04-05 18:00:00'),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4083602240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4-06 09:00:00'</text:p>
          </table:table-cell>
          <table:table-cell table:formula="of:=COM.MICROSOFT.CONCAT(&quot;'&quot;;[.B30];&quot;'&quot;)" office:value-type="string" office:string-value="'41597400201'" calcext:value-type="string">
            <text:p>'41597400201'</text:p>
          </table:table-cell>
          <table:table-cell office:value-type="string" calcext:value-type="string">
            <text:p>NULL</text:p>
          </table:table-cell>
          <table:table-cell table:formula="of:=COM.MICROSOFT.CONCAT(&quot;'&quot;;[.E30];&quot;'&quot;)" office:value-type="string" office:string-value="'NULL'" calcext:value-type="string">
            <text:p>'NULL'</text:p>
          </table:table-cell>
          <table:table-cell table:formula="of:=COM.MICROSOFT.CONCAT(&quot;'&quot;;[.F30];&quot;'&quot;)" office:value-type="string" office:string-value="''2021-04-06 09:00:00''" calcext:value-type="string">
            <text:p>''2021-04-06 09:00:00''</text:p>
          </table:table-cell>
          <table:table-cell table:number-columns-repeated="2"/>
          <table:table-cell office:value-type="string" calcext:value-type="string">
            <text:p>'6'</text:p>
          </table:table-cell>
          <table:table-cell table:formula="of:=COM.MICROSOFT.CONCAT(&quot;'&quot;;[.B30];&quot;'&quot;)" office:value-type="string" office:string-value="'41597400201'" calcext:value-type="string">
            <text:p>'41597400201'</text:p>
          </table:table-cell>
          <table:table-cell table:formula="of:=COM.MICROSOFT.CONCAT(&quot;'&quot;;[.C30];&quot;'&quot;)" office:value-type="string" office:string-value="'40836022408'" calcext:value-type="string">
            <text:p>'40836022408'</text:p>
          </table:table-cell>
          <table:table-cell table:number-columns-repeated="2" office:value-type="string" calcext:value-type="string">
            <text:p>NULL</text:p>
          </table:table-cell>
          <table:table-cell table:style-name="ce5" table:formula="of:=[.F30]" office:value-type="string" office:string-value="'2021-04-06 09:00:00'" calcext:value-type="string">
            <text:p>'2021-04-06 09:00:00'</text:p>
          </table:table-cell>
          <table:table-cell/>
          <table:table-cell table:formula="of:=COM.MICROSOFT.CONCAT(&quot;(&quot;;[.M30];&quot;,&quot;;[.N30];&quot;,&quot;;[.O30];&quot;,&quot;;[.P30];&quot;,&quot;;[.Q30];&quot;,&quot;;[.R30];&quot;),&quot;)" office:value-type="string" office:string-value="('6','41597400201','40836022408',NULL,NULL,'2021-04-06 09:00:00')," calcext:value-type="string">
            <text:p>('6','41597400201','40836022408',NULL,NULL,'2021-04-06 09:00:00'),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4083602240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5-06 18:00:00'</text:p>
          </table:table-cell>
          <table:table-cell table:formula="of:=COM.MICROSOFT.CONCAT(&quot;'&quot;;[.B31];&quot;'&quot;)" office:value-type="string" office:string-value="'41597400201'" calcext:value-type="string">
            <text:p>'41597400201'</text:p>
          </table:table-cell>
          <table:table-cell office:value-type="string" calcext:value-type="string">
            <text:p>NULL</text:p>
          </table:table-cell>
          <table:table-cell table:formula="of:=COM.MICROSOFT.CONCAT(&quot;'&quot;;[.E31];&quot;'&quot;)" office:value-type="string" office:string-value="'NULL'" calcext:value-type="string">
            <text:p>'NULL'</text:p>
          </table:table-cell>
          <table:table-cell table:formula="of:=COM.MICROSOFT.CONCAT(&quot;'&quot;;[.F31];&quot;'&quot;)" office:value-type="string" office:string-value="''2021-05-06 18:00:00''" calcext:value-type="string">
            <text:p>''2021-05-06 18:00:00''</text:p>
          </table:table-cell>
          <table:table-cell table:number-columns-repeated="2"/>
          <table:table-cell office:value-type="string" calcext:value-type="string">
            <text:p>'7'</text:p>
          </table:table-cell>
          <table:table-cell table:formula="of:=COM.MICROSOFT.CONCAT(&quot;'&quot;;[.B31];&quot;'&quot;)" office:value-type="string" office:string-value="'41597400201'" calcext:value-type="string">
            <text:p>'41597400201'</text:p>
          </table:table-cell>
          <table:table-cell table:formula="of:=COM.MICROSOFT.CONCAT(&quot;'&quot;;[.C31];&quot;'&quot;)" office:value-type="string" office:string-value="'40836022408'" calcext:value-type="string">
            <text:p>'40836022408'</text:p>
          </table:table-cell>
          <table:table-cell table:number-columns-repeated="2" office:value-type="string" calcext:value-type="string">
            <text:p>NULL</text:p>
          </table:table-cell>
          <table:table-cell table:style-name="ce5" table:formula="of:=[.F31]" office:value-type="string" office:string-value="'2021-05-06 18:00:00'" calcext:value-type="string">
            <text:p>'2021-05-06 18:00:00'</text:p>
          </table:table-cell>
          <table:table-cell/>
          <table:table-cell table:formula="of:=COM.MICROSOFT.CONCAT(&quot;(&quot;;[.M31];&quot;,&quot;;[.N31];&quot;,&quot;;[.O31];&quot;,&quot;;[.P31];&quot;,&quot;;[.Q31];&quot;,&quot;;[.R31];&quot;),&quot;)" office:value-type="string" office:string-value="('7','41597400201','40836022408',NULL,NULL,'2021-05-06 18:00:00')," calcext:value-type="string">
            <text:p>('7','41597400201','40836022408',NULL,NULL,'2021-05-06 18:00:00'),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764444089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6-07 09:00:00'</text:p>
          </table:table-cell>
          <table:table-cell table:formula="of:=COM.MICROSOFT.CONCAT(&quot;'&quot;;[.B32];&quot;'&quot;)" office:value-type="string" office:string-value="'41597400201'" calcext:value-type="string">
            <text:p>'41597400201'</text:p>
          </table:table-cell>
          <table:table-cell office:value-type="string" calcext:value-type="string">
            <text:p>NULL</text:p>
          </table:table-cell>
          <table:table-cell table:formula="of:=COM.MICROSOFT.CONCAT(&quot;'&quot;;[.E32];&quot;'&quot;)" office:value-type="string" office:string-value="'NULL'" calcext:value-type="string">
            <text:p>'NULL'</text:p>
          </table:table-cell>
          <table:table-cell table:formula="of:=COM.MICROSOFT.CONCAT(&quot;'&quot;;[.F32];&quot;'&quot;)" office:value-type="string" office:string-value="''2021-06-07 09:00:00''" calcext:value-type="string">
            <text:p>''2021-06-07 09:00:00''</text:p>
          </table:table-cell>
          <table:table-cell table:number-columns-repeated="2"/>
          <table:table-cell office:value-type="string" calcext:value-type="string">
            <text:p>'8'</text:p>
          </table:table-cell>
          <table:table-cell table:formula="of:=COM.MICROSOFT.CONCAT(&quot;'&quot;;[.B32];&quot;'&quot;)" office:value-type="string" office:string-value="'41597400201'" calcext:value-type="string">
            <text:p>'41597400201'</text:p>
          </table:table-cell>
          <table:table-cell table:formula="of:=COM.MICROSOFT.CONCAT(&quot;'&quot;;[.C32];&quot;'&quot;)" office:value-type="string" office:string-value="'76444408910'" calcext:value-type="string">
            <text:p>'76444408910'</text:p>
          </table:table-cell>
          <table:table-cell table:number-columns-repeated="2" office:value-type="string" calcext:value-type="string">
            <text:p>NULL</text:p>
          </table:table-cell>
          <table:table-cell table:style-name="ce5" table:formula="of:=[.F32]" office:value-type="string" office:string-value="'2021-06-07 09:00:00'" calcext:value-type="string">
            <text:p>'2021-06-07 09:00:00'</text:p>
          </table:table-cell>
          <table:table-cell/>
          <table:table-cell table:formula="of:=COM.MICROSOFT.CONCAT(&quot;(&quot;;[.M32];&quot;,&quot;;[.N32];&quot;,&quot;;[.O32];&quot;,&quot;;[.P32];&quot;,&quot;;[.Q32];&quot;,&quot;;[.R32];&quot;),&quot;)" office:value-type="string" office:string-value="('8','41597400201','76444408910',NULL,NULL,'2021-06-07 09:00:00')," calcext:value-type="string">
            <text:p>('8','41597400201','76444408910',NULL,NULL,'2021-06-07 09:00:00'),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764444089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7-07 18:00:00'</text:p>
          </table:table-cell>
          <table:table-cell table:formula="of:=COM.MICROSOFT.CONCAT(&quot;'&quot;;[.B33];&quot;'&quot;)" office:value-type="string" office:string-value="'41597400201'" calcext:value-type="string">
            <text:p>'41597400201'</text:p>
          </table:table-cell>
          <table:table-cell office:value-type="string" calcext:value-type="string">
            <text:p>NULL</text:p>
          </table:table-cell>
          <table:table-cell table:formula="of:=COM.MICROSOFT.CONCAT(&quot;'&quot;;[.E33];&quot;'&quot;)" office:value-type="string" office:string-value="'NULL'" calcext:value-type="string">
            <text:p>'NULL'</text:p>
          </table:table-cell>
          <table:table-cell table:formula="of:=COM.MICROSOFT.CONCAT(&quot;'&quot;;[.F33];&quot;'&quot;)" office:value-type="string" office:string-value="''2021-07-07 18:00:00''" calcext:value-type="string">
            <text:p>''2021-07-07 18:00:00''</text:p>
          </table:table-cell>
          <table:table-cell table:number-columns-repeated="2"/>
          <table:table-cell office:value-type="string" calcext:value-type="string">
            <text:p>'9'</text:p>
          </table:table-cell>
          <table:table-cell table:formula="of:=COM.MICROSOFT.CONCAT(&quot;'&quot;;[.B33];&quot;'&quot;)" office:value-type="string" office:string-value="'41597400201'" calcext:value-type="string">
            <text:p>'41597400201'</text:p>
          </table:table-cell>
          <table:table-cell table:formula="of:=COM.MICROSOFT.CONCAT(&quot;'&quot;;[.C33];&quot;'&quot;)" office:value-type="string" office:string-value="'76444408910'" calcext:value-type="string">
            <text:p>'76444408910'</text:p>
          </table:table-cell>
          <table:table-cell table:number-columns-repeated="2" office:value-type="string" calcext:value-type="string">
            <text:p>NULL</text:p>
          </table:table-cell>
          <table:table-cell table:style-name="ce5" table:formula="of:=[.F33]" office:value-type="string" office:string-value="'2021-07-07 18:00:00'" calcext:value-type="string">
            <text:p>'2021-07-07 18:00:00'</text:p>
          </table:table-cell>
          <table:table-cell/>
          <table:table-cell table:formula="of:=COM.MICROSOFT.CONCAT(&quot;(&quot;;[.M33];&quot;,&quot;;[.N33];&quot;,&quot;;[.O33];&quot;,&quot;;[.P33];&quot;,&quot;;[.Q33];&quot;,&quot;;[.R33];&quot;),&quot;)" office:value-type="string" office:string-value="('9','41597400201','76444408910',NULL,NULL,'2021-07-07 18:00:00')," calcext:value-type="string">
            <text:p>('9','41597400201','76444408910',NULL,NULL,'2021-07-07 18:00:00'),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6066056403</text:p>
          </table:table-cell>
          <table:table-cell table:style-name="ce1" office:value-type="string" calcext:value-type="string">
            <text:p>764444089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8-01 09:00:00'</text:p>
          </table:table-cell>
          <table:table-cell table:formula="of:=COM.MICROSOFT.CONCAT(&quot;'&quot;;[.B34];&quot;'&quot;)" office:value-type="string" office:string-value="'66066056403'" calcext:value-type="string">
            <text:p>'66066056403'</text:p>
          </table:table-cell>
          <table:table-cell office:value-type="string" calcext:value-type="string">
            <text:p>NULL</text:p>
          </table:table-cell>
          <table:table-cell table:formula="of:=COM.MICROSOFT.CONCAT(&quot;'&quot;;[.E34];&quot;'&quot;)" office:value-type="string" office:string-value="'NULL'" calcext:value-type="string">
            <text:p>'NULL'</text:p>
          </table:table-cell>
          <table:table-cell table:formula="of:=COM.MICROSOFT.CONCAT(&quot;'&quot;;[.F34];&quot;'&quot;)" office:value-type="string" office:string-value="''2021-08-01 09:00:00''" calcext:value-type="string">
            <text:p>''2021-08-01 09:00:00''</text:p>
          </table:table-cell>
          <table:table-cell table:number-columns-repeated="2"/>
          <table:table-cell office:value-type="string" calcext:value-type="string">
            <text:p>'10'</text:p>
          </table:table-cell>
          <table:table-cell table:formula="of:=COM.MICROSOFT.CONCAT(&quot;'&quot;;[.B34];&quot;'&quot;)" office:value-type="string" office:string-value="'66066056403'" calcext:value-type="string">
            <text:p>'66066056403'</text:p>
          </table:table-cell>
          <table:table-cell table:formula="of:=COM.MICROSOFT.CONCAT(&quot;'&quot;;[.C34];&quot;'&quot;)" office:value-type="string" office:string-value="'76444408910'" calcext:value-type="string">
            <text:p>'76444408910'</text:p>
          </table:table-cell>
          <table:table-cell table:number-columns-repeated="2" office:value-type="string" calcext:value-type="string">
            <text:p>NULL</text:p>
          </table:table-cell>
          <table:table-cell table:style-name="ce5" table:formula="of:=[.F34]" office:value-type="string" office:string-value="'2021-08-01 09:00:00'" calcext:value-type="string">
            <text:p>'2021-08-01 09:00:00'</text:p>
          </table:table-cell>
          <table:table-cell/>
          <table:table-cell table:formula="of:=COM.MICROSOFT.CONCAT(&quot;(&quot;;[.M34];&quot;,&quot;;[.N34];&quot;,&quot;;[.O34];&quot;,&quot;;[.P34];&quot;,&quot;;[.Q34];&quot;,&quot;;[.R34];&quot;),&quot;)" office:value-type="string" office:string-value="('10','66066056403','76444408910',NULL,NULL,'2021-08-01 09:00:00')," calcext:value-type="string">
            <text:p>('10','66066056403','76444408910',NULL,NULL,'2021-08-01 09:00:00'),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6066056403</text:p>
          </table:table-cell>
          <table:table-cell table:style-name="ce1" office:value-type="string" calcext:value-type="string">
            <text:p>7644440891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Roberto Silva</text:p>
          </table:table-cell>
          <table:table-cell office:value-type="string" calcext:value-type="string">
            <text:p>'2021-08-02 18:00:00'</text:p>
          </table:table-cell>
          <table:table-cell table:formula="of:=COM.MICROSOFT.CONCAT(&quot;'&quot;;[.B35];&quot;'&quot;)" office:value-type="string" office:string-value="'66066056403'" calcext:value-type="string">
            <text:p>'66066056403'</text:p>
          </table:table-cell>
          <table:table-cell office:value-type="string" calcext:value-type="string">
            <text:p>0.05</text:p>
          </table:table-cell>
          <table:table-cell table:formula="of:=COM.MICROSOFT.CONCAT(&quot;'&quot;;[.E35];&quot;'&quot;)" office:value-type="string" office:string-value="'Roberto Silva'" calcext:value-type="string">
            <text:p>'Roberto Silva'</text:p>
          </table:table-cell>
          <table:table-cell table:formula="of:=COM.MICROSOFT.CONCAT(&quot;'&quot;;[.F35];&quot;'&quot;)" office:value-type="string" office:string-value="''2021-08-02 18:00:00''" calcext:value-type="string">
            <text:p>''2021-08-02 18:00:00''</text:p>
          </table:table-cell>
          <table:table-cell table:number-columns-repeated="2"/>
          <table:table-cell office:value-type="string" calcext:value-type="string">
            <text:p>'11'</text:p>
          </table:table-cell>
          <table:table-cell table:formula="of:=COM.MICROSOFT.CONCAT(&quot;'&quot;;[.B35];&quot;'&quot;)" office:value-type="string" office:string-value="'66066056403'" calcext:value-type="string">
            <text:p>'66066056403'</text:p>
          </table:table-cell>
          <table:table-cell table:formula="of:=COM.MICROSOFT.CONCAT(&quot;'&quot;;[.C35];&quot;'&quot;)" office:value-type="string" office:string-value="'76444408910'" calcext:value-type="string">
            <text:p>'76444408910'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'Roberto Silva'</text:p>
          </table:table-cell>
          <table:table-cell table:style-name="ce5" table:formula="of:=[.F35]" office:value-type="string" office:string-value="'2021-08-02 18:00:00'" calcext:value-type="string">
            <text:p>'2021-08-02 18:00:00'</text:p>
          </table:table-cell>
          <table:table-cell/>
          <table:table-cell table:formula="of:=COM.MICROSOFT.CONCAT(&quot;(&quot;;[.M35];&quot;,&quot;;[.N35];&quot;,&quot;;[.O35];&quot;,&quot;;[.P35];&quot;,&quot;;[.Q35];&quot;,&quot;;[.R35];&quot;),&quot;)" office:value-type="string" office:string-value="('11','66066056403','76444408910',0.05,'Roberto Silva','2021-08-02 18:00:00')," calcext:value-type="string">
            <text:p>('11','66066056403','76444408910',0.05,'Roberto Silva','2021-08-02 18:00:00'),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6764228904</text:p>
          </table:table-cell>
          <table:table-cell table:style-name="ce1" office:value-type="string" calcext:value-type="string">
            <text:p>6374075391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Roberto Silva</text:p>
          </table:table-cell>
          <table:table-cell office:value-type="string" calcext:value-type="string">
            <text:p>'2021-09-03 09:00:00'</text:p>
          </table:table-cell>
          <table:table-cell table:formula="of:=COM.MICROSOFT.CONCAT(&quot;'&quot;;[.B36];&quot;'&quot;)" office:value-type="string" office:string-value="'06764228904'" calcext:value-type="string">
            <text:p>'06764228904'</text:p>
          </table:table-cell>
          <table:table-cell office:value-type="string" calcext:value-type="string">
            <text:p>0.02</text:p>
          </table:table-cell>
          <table:table-cell table:formula="of:=COM.MICROSOFT.CONCAT(&quot;'&quot;;[.E36];&quot;'&quot;)" office:value-type="string" office:string-value="'Roberto Silva'" calcext:value-type="string">
            <text:p>'Roberto Silva'</text:p>
          </table:table-cell>
          <table:table-cell table:formula="of:=COM.MICROSOFT.CONCAT(&quot;'&quot;;[.F36];&quot;'&quot;)" office:value-type="string" office:string-value="''2021-09-03 09:00:00''" calcext:value-type="string">
            <text:p>''2021-09-03 09:00:00''</text:p>
          </table:table-cell>
          <table:table-cell table:number-columns-repeated="2"/>
          <table:table-cell office:value-type="string" calcext:value-type="string">
            <text:p>'12'</text:p>
          </table:table-cell>
          <table:table-cell table:formula="of:=COM.MICROSOFT.CONCAT(&quot;'&quot;;[.B36];&quot;'&quot;)" office:value-type="string" office:string-value="'06764228904'" calcext:value-type="string">
            <text:p>'06764228904'</text:p>
          </table:table-cell>
          <table:table-cell table:formula="of:=COM.MICROSOFT.CONCAT(&quot;'&quot;;[.C36];&quot;'&quot;)" office:value-type="string" office:string-value="'63740753912'" calcext:value-type="string">
            <text:p>'63740753912'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'Roberto Silva'</text:p>
          </table:table-cell>
          <table:table-cell table:style-name="ce5" table:formula="of:=[.F36]" office:value-type="string" office:string-value="'2021-09-03 09:00:00'" calcext:value-type="string">
            <text:p>'2021-09-03 09:00:00'</text:p>
          </table:table-cell>
          <table:table-cell/>
          <table:table-cell table:formula="of:=COM.MICROSOFT.CONCAT(&quot;(&quot;;[.M36];&quot;,&quot;;[.N36];&quot;,&quot;;[.O36];&quot;,&quot;;[.P36];&quot;,&quot;;[.Q36];&quot;,&quot;;[.R36];&quot;),&quot;)" office:value-type="string" office:string-value="('12','06764228904','63740753912',0.02,'Roberto Silva','2021-09-03 09:00:00')," calcext:value-type="string">
            <text:p>('12','06764228904','63740753912',0.02,'Roberto Silva','2021-09-03 09:00:00'),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6764228904</text:p>
          </table:table-cell>
          <table:table-cell table:style-name="ce1" office:value-type="string" calcext:value-type="string">
            <text:p>6374075391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Daniel Carlos</text:p>
          </table:table-cell>
          <table:table-cell office:value-type="string" calcext:value-type="string">
            <text:p>'2021-09-03 18:00:00'</text:p>
          </table:table-cell>
          <table:table-cell table:formula="of:=COM.MICROSOFT.CONCAT(&quot;'&quot;;[.B37];&quot;'&quot;)" office:value-type="string" office:string-value="'06764228904'" calcext:value-type="string">
            <text:p>'06764228904'</text:p>
          </table:table-cell>
          <table:table-cell office:value-type="string" calcext:value-type="string">
            <text:p>0.02</text:p>
          </table:table-cell>
          <table:table-cell table:formula="of:=COM.MICROSOFT.CONCAT(&quot;'&quot;;[.E37];&quot;'&quot;)" office:value-type="string" office:string-value="'Daniel Carlos'" calcext:value-type="string">
            <text:p>'Daniel Carlos'</text:p>
          </table:table-cell>
          <table:table-cell table:formula="of:=COM.MICROSOFT.CONCAT(&quot;'&quot;;[.F37];&quot;'&quot;)" office:value-type="string" office:string-value="''2021-09-03 18:00:00''" calcext:value-type="string">
            <text:p>''2021-09-03 18:00:00''</text:p>
          </table:table-cell>
          <table:table-cell table:number-columns-repeated="2"/>
          <table:table-cell office:value-type="string" calcext:value-type="string">
            <text:p>'13'</text:p>
          </table:table-cell>
          <table:table-cell table:formula="of:=COM.MICROSOFT.CONCAT(&quot;'&quot;;[.B37];&quot;'&quot;)" office:value-type="string" office:string-value="'06764228904'" calcext:value-type="string">
            <text:p>'06764228904'</text:p>
          </table:table-cell>
          <table:table-cell table:formula="of:=COM.MICROSOFT.CONCAT(&quot;'&quot;;[.C37];&quot;'&quot;)" office:value-type="string" office:string-value="'63740753912'" calcext:value-type="string">
            <text:p>'63740753912'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'Daniel Carlos'</text:p>
          </table:table-cell>
          <table:table-cell table:style-name="ce5" table:formula="of:=[.F37]" office:value-type="string" office:string-value="'2021-09-03 18:00:00'" calcext:value-type="string">
            <text:p>'2021-09-03 18:00:00'</text:p>
          </table:table-cell>
          <table:table-cell/>
          <table:table-cell table:formula="of:=COM.MICROSOFT.CONCAT(&quot;(&quot;;[.M37];&quot;,&quot;;[.N37];&quot;,&quot;;[.O37];&quot;,&quot;;[.P37];&quot;,&quot;;[.Q37];&quot;,&quot;;[.R37];&quot;),&quot;)" office:value-type="string" office:string-value="('13','06764228904','63740753912',0.02,'Daniel Carlos','2021-09-03 18:00:00')," calcext:value-type="string">
            <text:p>('13','06764228904','63740753912',0.02,'Daniel Carlos','2021-09-03 18:00:00'),</text:p>
          </table:table-cell>
          <table:table-cell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66066056403</text:p>
          </table:table-cell>
          <table:table-cell table:style-name="ce6" office:value-type="string" calcext:value-type="string">
            <text:p>76444408910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5" office:value-type="string" calcext:value-type="string">
            <text:p>'2021-09-02 18:00:00'</text:p>
          </table:table-cell>
          <table:table-cell table:style-name="ce5" table:number-columns-repeated="6"/>
          <table:table-cell table:style-name="ce5" table:formula="of:=COM.MICROSOFT.CONCAT(&quot;'&quot;;[.A38];&quot;'&quot;)" office:value-type="string" office:string-value="'14'" calcext:value-type="string">
            <text:p>'14'</text:p>
          </table:table-cell>
          <table:table-cell table:formula="of:=COM.MICROSOFT.CONCAT(&quot;'&quot;;[.B38];&quot;'&quot;)" office:value-type="string" office:string-value="'66066056403'" calcext:value-type="string">
            <text:p>'66066056403'</text:p>
          </table:table-cell>
          <table:table-cell table:formula="of:=COM.MICROSOFT.CONCAT(&quot;'&quot;;[.C38];&quot;'&quot;)" office:value-type="string" office:string-value="'76444408910'" calcext:value-type="string">
            <text:p>'76444408910'</text:p>
          </table:table-cell>
          <table:table-cell table:style-name="ce5" table:formula="of:=[.D38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38]" office:value-type="string" office:string-value="'2021-09-02 18:00:00'" calcext:value-type="string">
            <text:p>'2021-09-02 18:00:00'</text:p>
          </table:table-cell>
          <table:table-cell table:style-name="ce5"/>
          <table:table-cell table:formula="of:=COM.MICROSOFT.CONCAT(&quot;(&quot;;[.M38];&quot;,&quot;;[.N38];&quot;,&quot;;[.O38];&quot;,&quot;;[.P38];&quot;,&quot;;[.Q38];&quot;,&quot;;[.R38];&quot;),&quot;)" office:value-type="string" office:string-value="('14','66066056403','76444408910',NULL,NULL,'2021-09-02 18:00:00')," calcext:value-type="string">
            <text:p>('14','66066056403','76444408910',NULL,NULL,'2021-09-02 18:00:00'),</text:p>
          </table:table-cell>
          <table:table-cell table:style-name="ce5"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6066056403</text:p>
          </table:table-cell>
          <table:table-cell table:style-name="ce1" office:value-type="string" calcext:value-type="string">
            <text:p>764444089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9-02 18:00:00'</text:p>
          </table:table-cell>
          <table:table-cell table:number-columns-repeated="6"/>
          <table:table-cell table:style-name="ce5" table:formula="of:=COM.MICROSOFT.CONCAT(&quot;'&quot;;[.A39];&quot;'&quot;)" office:value-type="string" office:string-value="'15'" calcext:value-type="string">
            <text:p>'15'</text:p>
          </table:table-cell>
          <table:table-cell table:formula="of:=COM.MICROSOFT.CONCAT(&quot;'&quot;;[.B39];&quot;'&quot;)" office:value-type="string" office:string-value="'66066056403'" calcext:value-type="string">
            <text:p>'66066056403'</text:p>
          </table:table-cell>
          <table:table-cell table:formula="of:=COM.MICROSOFT.CONCAT(&quot;'&quot;;[.C39];&quot;'&quot;)" office:value-type="string" office:string-value="'76444408910'" calcext:value-type="string">
            <text:p>'76444408910'</text:p>
          </table:table-cell>
          <table:table-cell table:style-name="ce5" table:formula="of:=[.D39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39]" office:value-type="string" office:string-value="'2021-09-02 18:00:00'" calcext:value-type="string">
            <text:p>'2021-09-02 18:00:00'</text:p>
          </table:table-cell>
          <table:table-cell/>
          <table:table-cell table:formula="of:=COM.MICROSOFT.CONCAT(&quot;(&quot;;[.M39];&quot;,&quot;;[.N39];&quot;,&quot;;[.O39];&quot;,&quot;;[.P39];&quot;,&quot;;[.Q39];&quot;,&quot;;[.R39];&quot;),&quot;)" office:value-type="string" office:string-value="('15','66066056403','76444408910',NULL,NULL,'2021-09-02 18:00:00')," calcext:value-type="string">
            <text:p>('15','66066056403','76444408910',NULL,NULL,'2021-09-02 18:00:00'),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4083602240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9-02 18:00:00'</text:p>
          </table:table-cell>
          <table:table-cell table:number-columns-repeated="6"/>
          <table:table-cell table:style-name="ce5" table:formula="of:=COM.MICROSOFT.CONCAT(&quot;'&quot;;[.A40];&quot;'&quot;)" office:value-type="string" office:string-value="'16'" calcext:value-type="string">
            <text:p>'16'</text:p>
          </table:table-cell>
          <table:table-cell table:formula="of:=COM.MICROSOFT.CONCAT(&quot;'&quot;;[.B40];&quot;'&quot;)" office:value-type="string" office:string-value="'41597400201'" calcext:value-type="string">
            <text:p>'41597400201'</text:p>
          </table:table-cell>
          <table:table-cell table:formula="of:=COM.MICROSOFT.CONCAT(&quot;'&quot;;[.C40];&quot;'&quot;)" office:value-type="string" office:string-value="'40836022408'" calcext:value-type="string">
            <text:p>'40836022408'</text:p>
          </table:table-cell>
          <table:table-cell table:style-name="ce5" table:formula="of:=[.D40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40]" office:value-type="string" office:string-value="'2021-09-02 18:00:00'" calcext:value-type="string">
            <text:p>'2021-09-02 18:00:00'</text:p>
          </table:table-cell>
          <table:table-cell/>
          <table:table-cell table:formula="of:=COM.MICROSOFT.CONCAT(&quot;(&quot;;[.M40];&quot;,&quot;;[.N40];&quot;,&quot;;[.O40];&quot;,&quot;;[.P40];&quot;,&quot;;[.Q40];&quot;,&quot;;[.R40];&quot;),&quot;)" office:value-type="string" office:string-value="('16','41597400201','40836022408',NULL,NULL,'2021-09-02 18:00:00')," calcext:value-type="string">
            <text:p>('16','41597400201','40836022408',NULL,NULL,'2021-09-02 18:00:00'),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5460571660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9-02 18:00:00'</text:p>
          </table:table-cell>
          <table:table-cell table:number-columns-repeated="6"/>
          <table:table-cell table:style-name="ce5" table:formula="of:=COM.MICROSOFT.CONCAT(&quot;'&quot;;[.A41];&quot;'&quot;)" office:value-type="string" office:string-value="'17'" calcext:value-type="string">
            <text:p>'17'</text:p>
          </table:table-cell>
          <table:table-cell table:formula="of:=COM.MICROSOFT.CONCAT(&quot;'&quot;;[.B41];&quot;'&quot;)" office:value-type="string" office:string-value="'41597400201'" calcext:value-type="string">
            <text:p>'41597400201'</text:p>
          </table:table-cell>
          <table:table-cell table:formula="of:=COM.MICROSOFT.CONCAT(&quot;'&quot;;[.C41];&quot;'&quot;)" office:value-type="string" office:string-value="'54605716609'" calcext:value-type="string">
            <text:p>'54605716609'</text:p>
          </table:table-cell>
          <table:table-cell table:style-name="ce5" table:formula="of:=[.D41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41]" office:value-type="string" office:string-value="'2021-09-02 18:00:00'" calcext:value-type="string">
            <text:p>'2021-09-02 18:00:00'</text:p>
          </table:table-cell>
          <table:table-cell/>
          <table:table-cell table:formula="of:=COM.MICROSOFT.CONCAT(&quot;(&quot;;[.M41];&quot;,&quot;;[.N41];&quot;,&quot;;[.O41];&quot;,&quot;;[.P41];&quot;,&quot;;[.Q41];&quot;,&quot;;[.R41];&quot;),&quot;)" office:value-type="string" office:string-value="('17','41597400201','54605716609',NULL,NULL,'2021-09-02 18:00:00')," calcext:value-type="string">
            <text:p>('17','41597400201','54605716609',NULL,NULL,'2021-09-02 18:00:00'),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764444089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9-02 18:00:00'</text:p>
          </table:table-cell>
          <table:table-cell table:number-columns-repeated="6"/>
          <table:table-cell table:style-name="ce5" table:formula="of:=COM.MICROSOFT.CONCAT(&quot;'&quot;;[.A42];&quot;'&quot;)" office:value-type="string" office:string-value="'18'" calcext:value-type="string">
            <text:p>'18'</text:p>
          </table:table-cell>
          <table:table-cell table:formula="of:=COM.MICROSOFT.CONCAT(&quot;'&quot;;[.B42];&quot;'&quot;)" office:value-type="string" office:string-value="'41597400201'" calcext:value-type="string">
            <text:p>'41597400201'</text:p>
          </table:table-cell>
          <table:table-cell table:formula="of:=COM.MICROSOFT.CONCAT(&quot;'&quot;;[.C42];&quot;'&quot;)" office:value-type="string" office:string-value="'76444408910'" calcext:value-type="string">
            <text:p>'76444408910'</text:p>
          </table:table-cell>
          <table:table-cell table:style-name="ce5" table:formula="of:=[.D42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42]" office:value-type="string" office:string-value="'2021-09-02 18:00:00'" calcext:value-type="string">
            <text:p>'2021-09-02 18:00:00'</text:p>
          </table:table-cell>
          <table:table-cell/>
          <table:table-cell table:formula="of:=COM.MICROSOFT.CONCAT(&quot;(&quot;;[.M42];&quot;,&quot;;[.N42];&quot;,&quot;;[.O42];&quot;,&quot;;[.P42];&quot;,&quot;;[.Q42];&quot;,&quot;;[.R42];&quot;),&quot;)" office:value-type="string" office:string-value="('18','41597400201','76444408910',NULL,NULL,'2021-09-02 18:00:00')," calcext:value-type="string">
            <text:p>('18','41597400201','76444408910',NULL,NULL,'2021-09-02 18:00:00'),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213100383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9-02 18:00:00'</text:p>
          </table:table-cell>
          <table:table-cell table:number-columns-repeated="6"/>
          <table:table-cell table:style-name="ce5" table:formula="of:=COM.MICROSOFT.CONCAT(&quot;'&quot;;[.A43];&quot;'&quot;)" office:value-type="string" office:string-value="'19'" calcext:value-type="string">
            <text:p>'19'</text:p>
          </table:table-cell>
          <table:table-cell table:formula="of:=COM.MICROSOFT.CONCAT(&quot;'&quot;;[.B43];&quot;'&quot;)" office:value-type="string" office:string-value="'41597400201'" calcext:value-type="string">
            <text:p>'41597400201'</text:p>
          </table:table-cell>
          <table:table-cell table:formula="of:=COM.MICROSOFT.CONCAT(&quot;'&quot;;[.C43];&quot;'&quot;)" office:value-type="string" office:string-value="'21310038311'" calcext:value-type="string">
            <text:p>'21310038311'</text:p>
          </table:table-cell>
          <table:table-cell table:style-name="ce5" table:formula="of:=[.D43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43]" office:value-type="string" office:string-value="'2021-09-02 18:00:00'" calcext:value-type="string">
            <text:p>'2021-09-02 18:00:00'</text:p>
          </table:table-cell>
          <table:table-cell/>
          <table:table-cell table:formula="of:=COM.MICROSOFT.CONCAT(&quot;(&quot;;[.M43];&quot;,&quot;;[.N43];&quot;,&quot;;[.O43];&quot;,&quot;;[.P43];&quot;,&quot;;[.Q43];&quot;,&quot;;[.R43];&quot;),&quot;)" office:value-type="string" office:string-value="('19','41597400201','21310038311',NULL,NULL,'2021-09-02 18:00:00')," calcext:value-type="string">
            <text:p>('19','41597400201','21310038311',NULL,NULL,'2021-09-02 18:00:00'),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637407539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9-02 18:00:00'</text:p>
          </table:table-cell>
          <table:table-cell table:number-columns-repeated="6"/>
          <table:table-cell table:style-name="ce5" table:formula="of:=COM.MICROSOFT.CONCAT(&quot;'&quot;;[.A44];&quot;'&quot;)" office:value-type="string" office:string-value="'20'" calcext:value-type="string">
            <text:p>'20'</text:p>
          </table:table-cell>
          <table:table-cell table:formula="of:=COM.MICROSOFT.CONCAT(&quot;'&quot;;[.B44];&quot;'&quot;)" office:value-type="string" office:string-value="'41597400201'" calcext:value-type="string">
            <text:p>'41597400201'</text:p>
          </table:table-cell>
          <table:table-cell table:formula="of:=COM.MICROSOFT.CONCAT(&quot;'&quot;;[.C44];&quot;'&quot;)" office:value-type="string" office:string-value="'63740753912'" calcext:value-type="string">
            <text:p>'63740753912'</text:p>
          </table:table-cell>
          <table:table-cell table:style-name="ce5" table:formula="of:=[.D44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44]" office:value-type="string" office:string-value="'2021-09-02 18:00:00'" calcext:value-type="string">
            <text:p>'2021-09-02 18:00:00'</text:p>
          </table:table-cell>
          <table:table-cell/>
          <table:table-cell table:formula="of:=COM.MICROSOFT.CONCAT(&quot;(&quot;;[.M44];&quot;,&quot;;[.N44];&quot;,&quot;;[.O44];&quot;,&quot;;[.P44];&quot;,&quot;;[.Q44];&quot;,&quot;;[.R44];&quot;),&quot;)" office:value-type="string" office:string-value="('20','41597400201','63740753912',NULL,NULL,'2021-09-02 18:00:00')," calcext:value-type="string">
            <text:p>('20','41597400201','63740753912',NULL,NULL,'2021-09-02 18:00:00'),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1597400201</text:p>
          </table:table-cell>
          <table:table-cell table:style-name="ce1" office:value-type="string" calcext:value-type="string">
            <text:p>4083602240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9-02 18:00:00'</text:p>
          </table:table-cell>
          <table:table-cell table:number-columns-repeated="6"/>
          <table:table-cell table:style-name="ce5" table:formula="of:=COM.MICROSOFT.CONCAT(&quot;'&quot;;[.A45];&quot;'&quot;)" office:value-type="string" office:string-value="'21'" calcext:value-type="string">
            <text:p>'21'</text:p>
          </table:table-cell>
          <table:table-cell table:formula="of:=COM.MICROSOFT.CONCAT(&quot;'&quot;;[.B45];&quot;'&quot;)" office:value-type="string" office:string-value="'41597400201'" calcext:value-type="string">
            <text:p>'41597400201'</text:p>
          </table:table-cell>
          <table:table-cell table:formula="of:=COM.MICROSOFT.CONCAT(&quot;'&quot;;[.C45];&quot;'&quot;)" office:value-type="string" office:string-value="'40836022408'" calcext:value-type="string">
            <text:p>'40836022408'</text:p>
          </table:table-cell>
          <table:table-cell table:style-name="ce5" table:formula="of:=[.D45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45]" office:value-type="string" office:string-value="'2021-09-02 18:00:00'" calcext:value-type="string">
            <text:p>'2021-09-02 18:00:00'</text:p>
          </table:table-cell>
          <table:table-cell/>
          <table:table-cell table:formula="of:=COM.MICROSOFT.CONCAT(&quot;(&quot;;[.M45];&quot;,&quot;;[.N45];&quot;,&quot;;[.O45];&quot;,&quot;;[.P45];&quot;,&quot;;[.Q45];&quot;,&quot;;[.R45];&quot;),&quot;)" office:value-type="string" office:string-value="('21','41597400201','40836022408',NULL,NULL,'2021-09-02 18:00:00')," calcext:value-type="string">
            <text:p>('21','41597400201','40836022408',NULL,NULL,'2021-09-02 18:00:00'),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9914766802</text:p>
          </table:table-cell>
          <table:table-cell table:style-name="ce1" office:value-type="string" calcext:value-type="string">
            <text:p>5460571660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9-02 18:00:00'</text:p>
          </table:table-cell>
          <table:table-cell table:number-columns-repeated="6"/>
          <table:table-cell table:style-name="ce5" table:formula="of:=COM.MICROSOFT.CONCAT(&quot;'&quot;;[.A46];&quot;'&quot;)" office:value-type="string" office:string-value="'22'" calcext:value-type="string">
            <text:p>'22'</text:p>
          </table:table-cell>
          <table:table-cell table:formula="of:=COM.MICROSOFT.CONCAT(&quot;'&quot;;[.B46];&quot;'&quot;)" office:value-type="string" office:string-value="'49914766802'" calcext:value-type="string">
            <text:p>'49914766802'</text:p>
          </table:table-cell>
          <table:table-cell table:formula="of:=COM.MICROSOFT.CONCAT(&quot;'&quot;;[.C46];&quot;'&quot;)" office:value-type="string" office:string-value="'54605716609'" calcext:value-type="string">
            <text:p>'54605716609'</text:p>
          </table:table-cell>
          <table:table-cell table:style-name="ce5" table:formula="of:=[.D46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46]" office:value-type="string" office:string-value="'2021-09-02 18:00:00'" calcext:value-type="string">
            <text:p>'2021-09-02 18:00:00'</text:p>
          </table:table-cell>
          <table:table-cell/>
          <table:table-cell table:formula="of:=COM.MICROSOFT.CONCAT(&quot;(&quot;;[.M46];&quot;,&quot;;[.N46];&quot;,&quot;;[.O46];&quot;,&quot;;[.P46];&quot;,&quot;;[.Q46];&quot;,&quot;;[.R46];&quot;),&quot;)" office:value-type="string" office:string-value="('22','49914766802','54605716609',NULL,NULL,'2021-09-02 18:00:00')," calcext:value-type="string">
            <text:p>('22','49914766802','54605716609',NULL,NULL,'2021-09-02 18:00:00'),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9914766802</text:p>
          </table:table-cell>
          <table:table-cell table:style-name="ce1" office:value-type="string" calcext:value-type="string">
            <text:p>764444089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9-02 18:00:00'</text:p>
          </table:table-cell>
          <table:table-cell table:number-columns-repeated="6"/>
          <table:table-cell table:style-name="ce5" table:formula="of:=COM.MICROSOFT.CONCAT(&quot;'&quot;;[.A47];&quot;'&quot;)" office:value-type="string" office:string-value="'23'" calcext:value-type="string">
            <text:p>'23'</text:p>
          </table:table-cell>
          <table:table-cell table:formula="of:=COM.MICROSOFT.CONCAT(&quot;'&quot;;[.B47];&quot;'&quot;)" office:value-type="string" office:string-value="'49914766802'" calcext:value-type="string">
            <text:p>'49914766802'</text:p>
          </table:table-cell>
          <table:table-cell table:formula="of:=COM.MICROSOFT.CONCAT(&quot;'&quot;;[.C47];&quot;'&quot;)" office:value-type="string" office:string-value="'76444408910'" calcext:value-type="string">
            <text:p>'76444408910'</text:p>
          </table:table-cell>
          <table:table-cell table:style-name="ce5" table:formula="of:=[.D47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47]" office:value-type="string" office:string-value="'2021-09-02 18:00:00'" calcext:value-type="string">
            <text:p>'2021-09-02 18:00:00'</text:p>
          </table:table-cell>
          <table:table-cell/>
          <table:table-cell table:formula="of:=COM.MICROSOFT.CONCAT(&quot;(&quot;;[.M47];&quot;,&quot;;[.N47];&quot;,&quot;;[.O47];&quot;,&quot;;[.P47];&quot;,&quot;;[.Q47];&quot;,&quot;;[.R47];&quot;),&quot;)" office:value-type="string" office:string-value="('23','49914766802','76444408910',NULL,NULL,'2021-09-02 18:00:00')," calcext:value-type="string">
            <text:p>('23','49914766802','76444408910',NULL,NULL,'2021-09-02 18:00:00'),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9914766802</text:p>
          </table:table-cell>
          <table:table-cell table:style-name="ce1" office:value-type="string" calcext:value-type="string">
            <text:p>213100383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09-02 18:00:00'</text:p>
          </table:table-cell>
          <table:table-cell table:number-columns-repeated="6"/>
          <table:table-cell table:style-name="ce5" table:formula="of:=COM.MICROSOFT.CONCAT(&quot;'&quot;;[.A48];&quot;'&quot;)" office:value-type="string" office:string-value="'24'" calcext:value-type="string">
            <text:p>'24'</text:p>
          </table:table-cell>
          <table:table-cell table:formula="of:=COM.MICROSOFT.CONCAT(&quot;'&quot;;[.B48];&quot;'&quot;)" office:value-type="string" office:string-value="'49914766802'" calcext:value-type="string">
            <text:p>'49914766802'</text:p>
          </table:table-cell>
          <table:table-cell table:formula="of:=COM.MICROSOFT.CONCAT(&quot;'&quot;;[.C48];&quot;'&quot;)" office:value-type="string" office:string-value="'21310038311'" calcext:value-type="string">
            <text:p>'21310038311'</text:p>
          </table:table-cell>
          <table:table-cell table:style-name="ce5" table:formula="of:=[.D48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48]" office:value-type="string" office:string-value="'2021-09-02 18:00:00'" calcext:value-type="string">
            <text:p>'2021-09-02 18:00:00'</text:p>
          </table:table-cell>
          <table:table-cell/>
          <table:table-cell table:formula="of:=COM.MICROSOFT.CONCAT(&quot;(&quot;;[.M48];&quot;,&quot;;[.N48];&quot;,&quot;;[.O48];&quot;,&quot;;[.P48];&quot;,&quot;;[.Q48];&quot;,&quot;;[.R48];&quot;),&quot;)" office:value-type="string" office:string-value="('24','49914766802','21310038311',NULL,NULL,'2021-09-02 18:00:00')," calcext:value-type="string">
            <text:p>('24','49914766802','21310038311',NULL,NULL,'2021-09-02 18:00:00'),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9336575907</text:p>
          </table:table-cell>
          <table:table-cell table:style-name="ce1" office:value-type="string" calcext:value-type="string">
            <text:p>637407539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10-02 18:00:00'</text:p>
          </table:table-cell>
          <table:table-cell table:number-columns-repeated="6"/>
          <table:table-cell table:style-name="ce5" table:formula="of:=COM.MICROSOFT.CONCAT(&quot;'&quot;;[.A49];&quot;'&quot;)" office:value-type="string" office:string-value="'25'" calcext:value-type="string">
            <text:p>'25'</text:p>
          </table:table-cell>
          <table:table-cell table:formula="of:=COM.MICROSOFT.CONCAT(&quot;'&quot;;[.B49];&quot;'&quot;)" office:value-type="string" office:string-value="'49336575907'" calcext:value-type="string">
            <text:p>'49336575907'</text:p>
          </table:table-cell>
          <table:table-cell table:formula="of:=COM.MICROSOFT.CONCAT(&quot;'&quot;;[.C49];&quot;'&quot;)" office:value-type="string" office:string-value="'63740753912'" calcext:value-type="string">
            <text:p>'63740753912'</text:p>
          </table:table-cell>
          <table:table-cell table:style-name="ce5" table:formula="of:=[.D49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49]" office:value-type="string" office:string-value="'2021-10-02 18:00:00'" calcext:value-type="string">
            <text:p>'2021-10-02 18:00:00'</text:p>
          </table:table-cell>
          <table:table-cell/>
          <table:table-cell table:formula="of:=COM.MICROSOFT.CONCAT(&quot;(&quot;;[.M49];&quot;,&quot;;[.N49];&quot;,&quot;;[.O49];&quot;,&quot;;[.P49];&quot;,&quot;;[.Q49];&quot;,&quot;;[.R49];&quot;),&quot;)" office:value-type="string" office:string-value="('25','49336575907','63740753912',NULL,NULL,'2021-10-02 18:00:00')," calcext:value-type="string">
            <text:p>('25','49336575907','63740753912',NULL,NULL,'2021-10-02 18:00:00'),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9336575907</text:p>
          </table:table-cell>
          <table:table-cell table:style-name="ce1" office:value-type="string" calcext:value-type="string">
            <text:p>4083602240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10-03 18:00:00'</text:p>
          </table:table-cell>
          <table:table-cell table:number-columns-repeated="6"/>
          <table:table-cell table:style-name="ce5" table:formula="of:=COM.MICROSOFT.CONCAT(&quot;'&quot;;[.A50];&quot;'&quot;)" office:value-type="string" office:string-value="'26'" calcext:value-type="string">
            <text:p>'26'</text:p>
          </table:table-cell>
          <table:table-cell table:formula="of:=COM.MICROSOFT.CONCAT(&quot;'&quot;;[.B50];&quot;'&quot;)" office:value-type="string" office:string-value="'49336575907'" calcext:value-type="string">
            <text:p>'49336575907'</text:p>
          </table:table-cell>
          <table:table-cell table:formula="of:=COM.MICROSOFT.CONCAT(&quot;'&quot;;[.C50];&quot;'&quot;)" office:value-type="string" office:string-value="'40836022408'" calcext:value-type="string">
            <text:p>'40836022408'</text:p>
          </table:table-cell>
          <table:table-cell table:style-name="ce5" table:formula="of:=[.D50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50]" office:value-type="string" office:string-value="'2021-10-03 18:00:00'" calcext:value-type="string">
            <text:p>'2021-10-03 18:00:00'</text:p>
          </table:table-cell>
          <table:table-cell/>
          <table:table-cell table:formula="of:=COM.MICROSOFT.CONCAT(&quot;(&quot;;[.M50];&quot;,&quot;;[.N50];&quot;,&quot;;[.O50];&quot;,&quot;;[.P50];&quot;,&quot;;[.Q50];&quot;,&quot;;[.R50];&quot;),&quot;)" office:value-type="string" office:string-value="('26','49336575907','40836022408',NULL,NULL,'2021-10-03 18:00:00')," calcext:value-type="string">
            <text:p>('26','49336575907','40836022408',NULL,NULL,'2021-10-03 18:00:00'),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9336575907</text:p>
          </table:table-cell>
          <table:table-cell table:style-name="ce1" office:value-type="string" calcext:value-type="string">
            <text:p>5460571660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10-04 18:00:00'</text:p>
          </table:table-cell>
          <table:table-cell table:number-columns-repeated="6"/>
          <table:table-cell table:style-name="ce5" table:formula="of:=COM.MICROSOFT.CONCAT(&quot;'&quot;;[.A51];&quot;'&quot;)" office:value-type="string" office:string-value="'27'" calcext:value-type="string">
            <text:p>'27'</text:p>
          </table:table-cell>
          <table:table-cell table:formula="of:=COM.MICROSOFT.CONCAT(&quot;'&quot;;[.B51];&quot;'&quot;)" office:value-type="string" office:string-value="'49336575907'" calcext:value-type="string">
            <text:p>'49336575907'</text:p>
          </table:table-cell>
          <table:table-cell table:formula="of:=COM.MICROSOFT.CONCAT(&quot;'&quot;;[.C51];&quot;'&quot;)" office:value-type="string" office:string-value="'54605716609'" calcext:value-type="string">
            <text:p>'54605716609'</text:p>
          </table:table-cell>
          <table:table-cell table:style-name="ce5" table:formula="of:=[.D51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51]" office:value-type="string" office:string-value="'2021-10-04 18:00:00'" calcext:value-type="string">
            <text:p>'2021-10-04 18:00:00'</text:p>
          </table:table-cell>
          <table:table-cell/>
          <table:table-cell table:formula="of:=COM.MICROSOFT.CONCAT(&quot;(&quot;;[.M51];&quot;,&quot;;[.N51];&quot;,&quot;;[.O51];&quot;,&quot;;[.P51];&quot;,&quot;;[.Q51];&quot;,&quot;;[.R51];&quot;),&quot;)" office:value-type="string" office:string-value="('27','49336575907','54605716609',NULL,NULL,'2021-10-04 18:00:00')," calcext:value-type="string">
            <text:p>('27','49336575907','54605716609',NULL,NULL,'2021-10-04 18:00:00'),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9914766802</text:p>
          </table:table-cell>
          <table:table-cell table:style-name="ce1" office:value-type="string" calcext:value-type="string">
            <text:p>764444089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10-05 18:00:00'</text:p>
          </table:table-cell>
          <table:table-cell table:number-columns-repeated="6"/>
          <table:table-cell table:style-name="ce5" table:formula="of:=COM.MICROSOFT.CONCAT(&quot;'&quot;;[.A52];&quot;'&quot;)" office:value-type="string" office:string-value="'28'" calcext:value-type="string">
            <text:p>'28'</text:p>
          </table:table-cell>
          <table:table-cell table:formula="of:=COM.MICROSOFT.CONCAT(&quot;'&quot;;[.B52];&quot;'&quot;)" office:value-type="string" office:string-value="'49914766802'" calcext:value-type="string">
            <text:p>'49914766802'</text:p>
          </table:table-cell>
          <table:table-cell table:formula="of:=COM.MICROSOFT.CONCAT(&quot;'&quot;;[.C52];&quot;'&quot;)" office:value-type="string" office:string-value="'76444408910'" calcext:value-type="string">
            <text:p>'76444408910'</text:p>
          </table:table-cell>
          <table:table-cell table:style-name="ce5" table:formula="of:=[.D52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52]" office:value-type="string" office:string-value="'2021-10-05 18:00:00'" calcext:value-type="string">
            <text:p>'2021-10-05 18:00:00'</text:p>
          </table:table-cell>
          <table:table-cell/>
          <table:table-cell table:formula="of:=COM.MICROSOFT.CONCAT(&quot;(&quot;;[.M52];&quot;,&quot;;[.N52];&quot;,&quot;;[.O52];&quot;,&quot;;[.P52];&quot;,&quot;;[.Q52];&quot;,&quot;;[.R52];&quot;),&quot;)" office:value-type="string" office:string-value="('28','49914766802','76444408910',NULL,NULL,'2021-10-05 18:00:00')," calcext:value-type="string">
            <text:p>('28','49914766802','76444408910',NULL,NULL,'2021-10-05 18:00:00'),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9914766802</text:p>
          </table:table-cell>
          <table:table-cell table:style-name="ce1" office:value-type="string" calcext:value-type="string">
            <text:p>213100383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10-06 18:00:00'</text:p>
          </table:table-cell>
          <table:table-cell table:number-columns-repeated="6"/>
          <table:table-cell table:style-name="ce5" table:formula="of:=COM.MICROSOFT.CONCAT(&quot;'&quot;;[.A53];&quot;'&quot;)" office:value-type="string" office:string-value="'29'" calcext:value-type="string">
            <text:p>'29'</text:p>
          </table:table-cell>
          <table:table-cell table:formula="of:=COM.MICROSOFT.CONCAT(&quot;'&quot;;[.B53];&quot;'&quot;)" office:value-type="string" office:string-value="'49914766802'" calcext:value-type="string">
            <text:p>'49914766802'</text:p>
          </table:table-cell>
          <table:table-cell table:formula="of:=COM.MICROSOFT.CONCAT(&quot;'&quot;;[.C53];&quot;'&quot;)" office:value-type="string" office:string-value="'21310038311'" calcext:value-type="string">
            <text:p>'21310038311'</text:p>
          </table:table-cell>
          <table:table-cell table:style-name="ce5" table:formula="of:=[.D53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53]" office:value-type="string" office:string-value="'2021-10-06 18:00:00'" calcext:value-type="string">
            <text:p>'2021-10-06 18:00:00'</text:p>
          </table:table-cell>
          <table:table-cell/>
          <table:table-cell table:formula="of:=COM.MICROSOFT.CONCAT(&quot;(&quot;;[.M53];&quot;,&quot;;[.N53];&quot;,&quot;;[.O53];&quot;,&quot;;[.P53];&quot;,&quot;;[.Q53];&quot;,&quot;;[.R53];&quot;),&quot;)" office:value-type="string" office:string-value="('29','49914766802','21310038311',NULL,NULL,'2021-10-06 18:00:00')," calcext:value-type="string">
            <text:p>('29','49914766802','21310038311',NULL,NULL,'2021-10-06 18:00:00'),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922909805</text:p>
          </table:table-cell>
          <table:table-cell table:style-name="ce1" office:value-type="string" calcext:value-type="string">
            <text:p>637407539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10-07 18:00:00'</text:p>
          </table:table-cell>
          <table:table-cell table:number-columns-repeated="6"/>
          <table:table-cell table:style-name="ce5" table:formula="of:=COM.MICROSOFT.CONCAT(&quot;'&quot;;[.A54];&quot;'&quot;)" office:value-type="string" office:string-value="'30'" calcext:value-type="string">
            <text:p>'30'</text:p>
          </table:table-cell>
          <table:table-cell table:formula="of:=COM.MICROSOFT.CONCAT(&quot;'&quot;;[.B54];&quot;'&quot;)" office:value-type="string" office:string-value="'12922909805'" calcext:value-type="string">
            <text:p>'12922909805'</text:p>
          </table:table-cell>
          <table:table-cell table:formula="of:=COM.MICROSOFT.CONCAT(&quot;'&quot;;[.C54];&quot;'&quot;)" office:value-type="string" office:string-value="'63740753912'" calcext:value-type="string">
            <text:p>'63740753912'</text:p>
          </table:table-cell>
          <table:table-cell table:style-name="ce5" table:formula="of:=[.D54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54]" office:value-type="string" office:string-value="'2021-10-07 18:00:00'" calcext:value-type="string">
            <text:p>'2021-10-07 18:00:00'</text:p>
          </table:table-cell>
          <table:table-cell/>
          <table:table-cell table:formula="of:=COM.MICROSOFT.CONCAT(&quot;(&quot;;[.M54];&quot;,&quot;;[.N54];&quot;,&quot;;[.O54];&quot;,&quot;;[.P54];&quot;,&quot;;[.Q54];&quot;,&quot;;[.R54];&quot;),&quot;)" office:value-type="string" office:string-value="('30','12922909805','63740753912',NULL,NULL,'2021-10-07 18:00:00')," calcext:value-type="string">
            <text:p>('30','12922909805','63740753912',NULL,NULL,'2021-10-07 18:00:00'),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2922909805</text:p>
          </table:table-cell>
          <table:table-cell table:style-name="ce1" office:value-type="string" calcext:value-type="string">
            <text:p>4083602240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10-07 18:00:00'</text:p>
          </table:table-cell>
          <table:table-cell table:number-columns-repeated="6"/>
          <table:table-cell table:style-name="ce5" table:formula="of:=COM.MICROSOFT.CONCAT(&quot;'&quot;;[.A55];&quot;'&quot;)" office:value-type="string" office:string-value="'31'" calcext:value-type="string">
            <text:p>'31'</text:p>
          </table:table-cell>
          <table:table-cell table:formula="of:=COM.MICROSOFT.CONCAT(&quot;'&quot;;[.B55];&quot;'&quot;)" office:value-type="string" office:string-value="'12922909805'" calcext:value-type="string">
            <text:p>'12922909805'</text:p>
          </table:table-cell>
          <table:table-cell table:formula="of:=COM.MICROSOFT.CONCAT(&quot;'&quot;;[.C55];&quot;'&quot;)" office:value-type="string" office:string-value="'40836022408'" calcext:value-type="string">
            <text:p>'40836022408'</text:p>
          </table:table-cell>
          <table:table-cell table:style-name="ce5" table:formula="of:=[.D55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55]" office:value-type="string" office:string-value="'2021-10-07 18:00:00'" calcext:value-type="string">
            <text:p>'2021-10-07 18:00:00'</text:p>
          </table:table-cell>
          <table:table-cell/>
          <table:table-cell table:formula="of:=COM.MICROSOFT.CONCAT(&quot;(&quot;;[.M55];&quot;,&quot;;[.N55];&quot;,&quot;;[.O55];&quot;,&quot;;[.P55];&quot;,&quot;;[.Q55];&quot;,&quot;;[.R55];&quot;),&quot;)" office:value-type="string" office:string-value="('31','12922909805','40836022408',NULL,NULL,'2021-10-07 18:00:00')," calcext:value-type="string">
            <text:p>('31','12922909805','40836022408',NULL,NULL,'2021-10-07 18:00:00'),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5460571660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10-07 18:00:00'</text:p>
          </table:table-cell>
          <table:table-cell table:number-columns-repeated="6"/>
          <table:table-cell table:style-name="ce5" table:formula="of:=COM.MICROSOFT.CONCAT(&quot;'&quot;;[.A56];&quot;'&quot;)" office:value-type="string" office:string-value="'32'" calcext:value-type="string">
            <text:p>'32'</text:p>
          </table:table-cell>
          <table:table-cell table:formula="of:=COM.MICROSOFT.CONCAT(&quot;'&quot;;[.B56];&quot;'&quot;)" office:value-type="string" office:string-value="'NULL'" calcext:value-type="string">
            <text:p>'NULL'</text:p>
          </table:table-cell>
          <table:table-cell table:formula="of:=COM.MICROSOFT.CONCAT(&quot;'&quot;;[.C56];&quot;'&quot;)" office:value-type="string" office:string-value="'54605716609'" calcext:value-type="string">
            <text:p>'54605716609'</text:p>
          </table:table-cell>
          <table:table-cell table:style-name="ce5" table:formula="of:=[.D56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56]" office:value-type="string" office:string-value="'2021-10-07 18:00:00'" calcext:value-type="string">
            <text:p>'2021-10-07 18:00:00'</text:p>
          </table:table-cell>
          <table:table-cell/>
          <table:table-cell table:formula="of:=COM.MICROSOFT.CONCAT(&quot;(&quot;;[.M56];&quot;,&quot;;[.N56];&quot;,&quot;;[.O56];&quot;,&quot;;[.P56];&quot;,&quot;;[.Q56];&quot;,&quot;;[.R56];&quot;),&quot;)" office:value-type="string" office:string-value="('32','NULL','54605716609',NULL,NULL,'2021-10-07 18:00:00')," calcext:value-type="string">
            <text:p>('32','NULL','54605716609',NULL,NULL,'2021-10-07 18:00:00'),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7644440891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10-07 18:00:00'</text:p>
          </table:table-cell>
          <table:table-cell table:number-columns-repeated="6"/>
          <table:table-cell table:style-name="ce5" table:formula="of:=COM.MICROSOFT.CONCAT(&quot;'&quot;;[.A57];&quot;'&quot;)" office:value-type="string" office:string-value="'33'" calcext:value-type="string">
            <text:p>'33'</text:p>
          </table:table-cell>
          <table:table-cell table:formula="of:=COM.MICROSOFT.CONCAT(&quot;'&quot;;[.B57];&quot;'&quot;)" office:value-type="string" office:string-value="'NULL'" calcext:value-type="string">
            <text:p>'NULL'</text:p>
          </table:table-cell>
          <table:table-cell table:formula="of:=COM.MICROSOFT.CONCAT(&quot;'&quot;;[.C57];&quot;'&quot;)" office:value-type="string" office:string-value="'76444408910'" calcext:value-type="string">
            <text:p>'76444408910'</text:p>
          </table:table-cell>
          <table:table-cell table:style-name="ce5" table:formula="of:=[.D57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57]" office:value-type="string" office:string-value="'2021-10-07 18:00:00'" calcext:value-type="string">
            <text:p>'2021-10-07 18:00:00'</text:p>
          </table:table-cell>
          <table:table-cell/>
          <table:table-cell table:formula="of:=COM.MICROSOFT.CONCAT(&quot;(&quot;;[.M57];&quot;,&quot;;[.N57];&quot;,&quot;;[.O57];&quot;,&quot;;[.P57];&quot;,&quot;;[.Q57];&quot;,&quot;;[.R57];&quot;),&quot;)" office:value-type="string" office:string-value="('33','NULL','76444408910',NULL,NULL,'2021-10-07 18:00:00')," calcext:value-type="string">
            <text:p>('33','NULL','76444408910',NULL,NULL,'2021-10-07 18:00:00'),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13100383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10-07 18:00:00'</text:p>
          </table:table-cell>
          <table:table-cell table:number-columns-repeated="6"/>
          <table:table-cell table:style-name="ce5" table:formula="of:=COM.MICROSOFT.CONCAT(&quot;'&quot;;[.A58];&quot;'&quot;)" office:value-type="string" office:string-value="'34'" calcext:value-type="string">
            <text:p>'34'</text:p>
          </table:table-cell>
          <table:table-cell table:formula="of:=COM.MICROSOFT.CONCAT(&quot;'&quot;;[.B58];&quot;'&quot;)" office:value-type="string" office:string-value="'NULL'" calcext:value-type="string">
            <text:p>'NULL'</text:p>
          </table:table-cell>
          <table:table-cell table:formula="of:=COM.MICROSOFT.CONCAT(&quot;'&quot;;[.C58];&quot;'&quot;)" office:value-type="string" office:string-value="'21310038311'" calcext:value-type="string">
            <text:p>'21310038311'</text:p>
          </table:table-cell>
          <table:table-cell table:style-name="ce5" table:formula="of:=[.D58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58]" office:value-type="string" office:string-value="'2021-10-07 18:00:00'" calcext:value-type="string">
            <text:p>'2021-10-07 18:00:00'</text:p>
          </table:table-cell>
          <table:table-cell/>
          <table:table-cell table:formula="of:=COM.MICROSOFT.CONCAT(&quot;(&quot;;[.M58];&quot;,&quot;;[.N58];&quot;,&quot;;[.O58];&quot;,&quot;;[.P58];&quot;,&quot;;[.Q58];&quot;,&quot;;[.R58];&quot;),&quot;)" office:value-type="string" office:string-value="('34','NULL','21310038311',NULL,NULL,'2021-10-07 18:00:00')," calcext:value-type="string">
            <text:p>('34','NULL','21310038311',NULL,NULL,'2021-10-07 18:00:00'),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637407539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2021-10-07 18:00:00'</text:p>
          </table:table-cell>
          <table:table-cell table:number-columns-repeated="6"/>
          <table:table-cell table:style-name="ce5" table:formula="of:=COM.MICROSOFT.CONCAT(&quot;'&quot;;[.A59];&quot;'&quot;)" office:value-type="string" office:string-value="'35'" calcext:value-type="string">
            <text:p>'35'</text:p>
          </table:table-cell>
          <table:table-cell table:formula="of:=COM.MICROSOFT.CONCAT(&quot;'&quot;;[.B59];&quot;'&quot;)" office:value-type="string" office:string-value="'NULL'" calcext:value-type="string">
            <text:p>'NULL'</text:p>
          </table:table-cell>
          <table:table-cell table:formula="of:=COM.MICROSOFT.CONCAT(&quot;'&quot;;[.C59];&quot;'&quot;)" office:value-type="string" office:string-value="'63740753912'" calcext:value-type="string">
            <text:p>'63740753912'</text:p>
          </table:table-cell>
          <table:table-cell table:style-name="ce5" table:formula="of:=[.D59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5" table:formula="of:=[.F59]" office:value-type="string" office:string-value="'2021-10-07 18:00:00'" calcext:value-type="string">
            <text:p>'2021-10-07 18:00:00'</text:p>
          </table:table-cell>
          <table:table-cell/>
          <table:table-cell table:formula="of:=COM.MICROSOFT.CONCAT(&quot;(&quot;;[.M59];&quot;,&quot;;[.N59];&quot;,&quot;;[.O59];&quot;,&quot;;[.P59];&quot;,&quot;;[.Q59];&quot;,&quot;;[.R59];&quot;),&quot;)" office:value-type="string" office:string-value="('35','NULL','63740753912',NULL,NULL,'2021-10-07 18:00:00')," calcext:value-type="string">
            <text:p>('35','NULL','63740753912',NULL,NULL,'2021-10-07 18:00:00'),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du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igo_produ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comissa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0033801</text:p>
          </table:table-cell>
          <table:table-cell office:value-type="string" calcext:value-type="string">
            <text:p>Máquina de solda inversora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</text:p>
          </table:table-cell>
          <table:table-cell table:formula="of:=COM.MICROSOFT.CONCAT(&quot;'&quot;;[.A63];&quot;'&quot;)" office:value-type="string" office:string-value="'0000033801'" calcext:value-type="string">
            <text:p>'0000033801'</text:p>
          </table:table-cell>
          <table:table-cell table:formula="of:=COM.MICROSOFT.CONCAT(&quot;'&quot;;[.B63];&quot;'&quot;)" office:value-type="string" office:string-value="'Máquina de solda inversora'" calcext:value-type="string">
            <text:p>'Máquina de solda inversora'</text:p>
          </table:table-cell>
          <table:table-cell office:value-type="string" calcext:value-type="string">
            <text:p>NULL</text:p>
          </table:table-cell>
          <table:table-cell table:formula="of:=COM.MICROSOFT.CONCAT([.D63];&quot;.00&quot;)" office:value-type="string" office:string-value="10.00" calcext:value-type="string">
            <text:p>10.00</text:p>
          </table:table-cell>
          <table:table-cell office:value-type="string" calcext:value-type="string">
            <text:p>0.02</text:p>
          </table:table-cell>
          <table:table-cell table:formula="of:=COM.MICROSOFT.CONCAT(&quot;(&quot;;[.F63];&quot;,&quot;;[.G63];&quot;,&quot;;[.H63];&quot;,&quot;;[.I63];&quot;,&quot;;[.J63];&quot;),&quot;)" office:value-type="string" office:string-value="('0000033801','Máquina de solda inversora',NULL,10.00,0.02)," calcext:value-type="string">
            <text:p>('0000033801','Máquina de solda inversora',NULL,10.00,0.02)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0002402</text:p>
          </table:table-cell>
          <table:table-cell office:value-type="string" calcext:value-type="string">
            <text:p>Kit para unhas em gel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5</text:p>
          </table:table-cell>
          <table:table-cell table:formula="of:=COM.MICROSOFT.CONCAT(&quot;'&quot;;[.A64];&quot;'&quot;)" office:value-type="string" office:string-value="'0000002402'" calcext:value-type="string">
            <text:p>'0000002402'</text:p>
          </table:table-cell>
          <table:table-cell table:formula="of:=COM.MICROSOFT.CONCAT(&quot;'&quot;;[.B64];&quot;'&quot;)" office:value-type="string" office:string-value="'Kit para unhas em gel'" calcext:value-type="string">
            <text:p>'Kit para unhas em gel'</text:p>
          </table:table-cell>
          <table:table-cell office:value-type="string" calcext:value-type="string">
            <text:p>NULL</text:p>
          </table:table-cell>
          <table:table-cell table:formula="of:=COM.MICROSOFT.CONCAT([.D64];&quot;.00&quot;)" office:value-type="string" office:string-value="20.00" calcext:value-type="string">
            <text:p>20.00</text:p>
          </table:table-cell>
          <table:table-cell office:value-type="string" calcext:value-type="string">
            <text:p>0.05</text:p>
          </table:table-cell>
          <table:table-cell table:formula="of:=COM.MICROSOFT.CONCAT(&quot;(&quot;;[.F64];&quot;,&quot;;[.G64];&quot;,&quot;;[.H64];&quot;,&quot;;[.I64];&quot;,&quot;;[.J64];&quot;),&quot;)" office:value-type="string" office:string-value="('0000002402','Kit para unhas em gel',NULL,20.00,0.05)," calcext:value-type="string">
            <text:p>('0000002402','Kit para unhas em gel',NULL,20.00,0.05)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0078403</text:p>
          </table:table-cell>
          <table:table-cell office:value-type="string" calcext:value-type="string">
            <text:p>Boneca Reborn original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5</text:p>
          </table:table-cell>
          <table:table-cell table:formula="of:=COM.MICROSOFT.CONCAT(&quot;'&quot;;[.A65];&quot;'&quot;)" office:value-type="string" office:string-value="'0000078403'" calcext:value-type="string">
            <text:p>'0000078403'</text:p>
          </table:table-cell>
          <table:table-cell table:formula="of:=COM.MICROSOFT.CONCAT(&quot;'&quot;;[.B65];&quot;'&quot;)" office:value-type="string" office:string-value="'Boneca Reborn original'" calcext:value-type="string">
            <text:p>'Boneca Reborn original'</text:p>
          </table:table-cell>
          <table:table-cell office:value-type="string" calcext:value-type="string">
            <text:p>NULL</text:p>
          </table:table-cell>
          <table:table-cell table:formula="of:=COM.MICROSOFT.CONCAT([.D65];&quot;.00&quot;)" office:value-type="string" office:string-value="15.00" calcext:value-type="string">
            <text:p>15.00</text:p>
          </table:table-cell>
          <table:table-cell office:value-type="string" calcext:value-type="string">
            <text:p>0.05</text:p>
          </table:table-cell>
          <table:table-cell table:formula="of:=COM.MICROSOFT.CONCAT(&quot;(&quot;;[.F65];&quot;,&quot;;[.G65];&quot;,&quot;;[.H65];&quot;,&quot;;[.I65];&quot;,&quot;;[.J65];&quot;),&quot;)" office:value-type="string" office:string-value="('0000078403','Boneca Reborn original',NULL,15.00,0.05)," calcext:value-type="string">
            <text:p>('0000078403','Boneca Reborn original',NULL,15.00,0.05)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0028004</text:p>
          </table:table-cell>
          <table:table-cell office:value-type="string" calcext:value-type="string">
            <text:p>Capa de chuva para motoqueiro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</text:p>
          </table:table-cell>
          <table:table-cell table:formula="of:=COM.MICROSOFT.CONCAT(&quot;'&quot;;[.A66];&quot;'&quot;)" office:value-type="string" office:string-value="'0000028004'" calcext:value-type="string">
            <text:p>'0000028004'</text:p>
          </table:table-cell>
          <table:table-cell table:formula="of:=COM.MICROSOFT.CONCAT(&quot;'&quot;;[.B66];&quot;'&quot;)" office:value-type="string" office:string-value="'Capa de chuva para motoqueiro'" calcext:value-type="string">
            <text:p>'Capa de chuva para motoqueiro'</text:p>
          </table:table-cell>
          <table:table-cell office:value-type="string" calcext:value-type="string">
            <text:p>NULL</text:p>
          </table:table-cell>
          <table:table-cell table:formula="of:=COM.MICROSOFT.CONCAT([.D66];&quot;.00&quot;)" office:value-type="string" office:string-value="8.00" calcext:value-type="string">
            <text:p>8.00</text:p>
          </table:table-cell>
          <table:table-cell office:value-type="string" calcext:value-type="string">
            <text:p>0.02</text:p>
          </table:table-cell>
          <table:table-cell table:formula="of:=COM.MICROSOFT.CONCAT(&quot;(&quot;;[.F66];&quot;,&quot;;[.G66];&quot;,&quot;;[.H66];&quot;,&quot;;[.I66];&quot;,&quot;;[.J66];&quot;),&quot;)" office:value-type="string" office:string-value="('0000028004','Capa de chuva para motoqueiro',NULL,8.00,0.02)," calcext:value-type="string">
            <text:p>('0000028004','Capa de chuva para motoqueiro',NULL,8.00,0.02)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0068005</text:p>
          </table:table-cell>
          <table:table-cell office:value-type="string" calcext:value-type="string">
            <text:p>Tênis Olympikus feminino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</text:p>
          </table:table-cell>
          <table:table-cell table:formula="of:=COM.MICROSOFT.CONCAT(&quot;'&quot;;[.A67];&quot;'&quot;)" office:value-type="string" office:string-value="'0000068005'" calcext:value-type="string">
            <text:p>'0000068005'</text:p>
          </table:table-cell>
          <table:table-cell table:formula="of:=COM.MICROSOFT.CONCAT(&quot;'&quot;;[.B67];&quot;'&quot;)" office:value-type="string" office:string-value="'Tênis Olympikus feminino'" calcext:value-type="string">
            <text:p>'Tênis Olympikus feminino'</text:p>
          </table:table-cell>
          <table:table-cell office:value-type="string" calcext:value-type="string">
            <text:p>NULL</text:p>
          </table:table-cell>
          <table:table-cell table:formula="of:=COM.MICROSOFT.CONCAT([.D67];&quot;.00&quot;)" office:value-type="string" office:string-value="5.00" calcext:value-type="string">
            <text:p>5.00</text:p>
          </table:table-cell>
          <table:table-cell office:value-type="string" calcext:value-type="string">
            <text:p>0.02</text:p>
          </table:table-cell>
          <table:table-cell table:formula="of:=COM.MICROSOFT.CONCAT(&quot;(&quot;;[.F67];&quot;,&quot;;[.G67];&quot;,&quot;;[.H67];&quot;,&quot;;[.I67];&quot;,&quot;;[.J67];&quot;),&quot;)" office:value-type="string" office:string-value="('0000068005','Tênis Olympikus feminino',NULL,5.00,0.02)," calcext:value-type="string">
            <text:p>('0000068005','Tênis Olympikus feminino',NULL,5.00,0.02)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0059606</text:p>
          </table:table-cell>
          <table:table-cell office:value-type="string" calcext:value-type="string">
            <text:p>Churrasqueira tijolinho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</text:p>
          </table:table-cell>
          <table:table-cell table:formula="of:=COM.MICROSOFT.CONCAT(&quot;'&quot;;[.A68];&quot;'&quot;)" office:value-type="string" office:string-value="'0000059606'" calcext:value-type="string">
            <text:p>'0000059606'</text:p>
          </table:table-cell>
          <table:table-cell table:formula="of:=COM.MICROSOFT.CONCAT(&quot;'&quot;;[.B68];&quot;'&quot;)" office:value-type="string" office:string-value="'Churrasqueira tijolinho'" calcext:value-type="string">
            <text:p>'Churrasqueira tijolinho'</text:p>
          </table:table-cell>
          <table:table-cell office:value-type="string" calcext:value-type="string">
            <text:p>NULL</text:p>
          </table:table-cell>
          <table:table-cell table:formula="of:=COM.MICROSOFT.CONCAT([.D68];&quot;.00&quot;)" office:value-type="string" office:string-value="4.00" calcext:value-type="string">
            <text:p>4.00</text:p>
          </table:table-cell>
          <table:table-cell office:value-type="string" calcext:value-type="string">
            <text:p>0.02</text:p>
          </table:table-cell>
          <table:table-cell table:formula="of:=COM.MICROSOFT.CONCAT(&quot;(&quot;;[.F68];&quot;,&quot;;[.G68];&quot;,&quot;;[.H68];&quot;,&quot;;[.I68];&quot;,&quot;;[.J68];&quot;),&quot;)" office:value-type="string" office:string-value="('0000059606','Churrasqueira tijolinho',NULL,4.00,0.02)," calcext:value-type="string">
            <text:p>('0000059606','Churrasqueira tijolinho',NULL,4.00,0.02)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0033707</text:p>
          </table:table-cell>
          <table:table-cell office:value-type="string" calcext:value-type="string">
            <text:p>Capacho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</text:p>
          </table:table-cell>
          <table:table-cell table:formula="of:=COM.MICROSOFT.CONCAT(&quot;'&quot;;[.A69];&quot;'&quot;)" office:value-type="string" office:string-value="'0000033707'" calcext:value-type="string">
            <text:p>'0000033707'</text:p>
          </table:table-cell>
          <table:table-cell table:formula="of:=COM.MICROSOFT.CONCAT(&quot;'&quot;;[.B69];&quot;'&quot;)" office:value-type="string" office:string-value="'Capacho'" calcext:value-type="string">
            <text:p>'Capacho'</text:p>
          </table:table-cell>
          <table:table-cell office:value-type="string" calcext:value-type="string">
            <text:p>NULL</text:p>
          </table:table-cell>
          <table:table-cell table:formula="of:=COM.MICROSOFT.CONCAT([.D69];&quot;.00&quot;)" office:value-type="string" office:string-value="10.00" calcext:value-type="string">
            <text:p>10.00</text:p>
          </table:table-cell>
          <table:table-cell office:value-type="string" calcext:value-type="string">
            <text:p>0.02</text:p>
          </table:table-cell>
          <table:table-cell table:formula="of:=COM.MICROSOFT.CONCAT(&quot;(&quot;;[.F69];&quot;,&quot;;[.G69];&quot;,&quot;;[.H69];&quot;,&quot;;[.I69];&quot;,&quot;;[.J69];&quot;),&quot;)" office:value-type="string" office:string-value="('0000033707','Capacho',NULL,10.00,0.02)," calcext:value-type="string">
            <text:p>('0000033707','Capacho',NULL,10.00,0.02)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0089708</text:p>
          </table:table-cell>
          <table:table-cell office:value-type="string" calcext:value-type="string">
            <text:p>Samsung A01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2</text:p>
          </table:table-cell>
          <table:table-cell table:formula="of:=COM.MICROSOFT.CONCAT(&quot;'&quot;;[.A70];&quot;'&quot;)" office:value-type="string" office:string-value="'0000089708'" calcext:value-type="string">
            <text:p>'0000089708'</text:p>
          </table:table-cell>
          <table:table-cell table:formula="of:=COM.MICROSOFT.CONCAT(&quot;'&quot;;[.B70];&quot;'&quot;)" office:value-type="string" office:string-value="'Samsung A01'" calcext:value-type="string">
            <text:p>'Samsung A01'</text:p>
          </table:table-cell>
          <table:table-cell office:value-type="string" calcext:value-type="string">
            <text:p>NULL</text:p>
          </table:table-cell>
          <table:table-cell table:formula="of:=COM.MICROSOFT.CONCAT([.D70];&quot;.00&quot;)" office:value-type="string" office:string-value="20.00" calcext:value-type="string">
            <text:p>20.00</text:p>
          </table:table-cell>
          <table:table-cell office:value-type="string" calcext:value-type="string">
            <text:p>0.02</text:p>
          </table:table-cell>
          <table:table-cell table:formula="of:=COM.MICROSOFT.CONCAT(&quot;(&quot;;[.F70];&quot;,&quot;;[.G70];&quot;,&quot;;[.H70];&quot;,&quot;;[.I70];&quot;,&quot;;[.J70];&quot;),&quot;)" office:value-type="string" office:string-value="('0000089708','Samsung A01',NULL,20.00,0.02)," calcext:value-type="string">
            <text:p>('0000089708','Samsung A01',NULL,20.00,0.02)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0092909</text:p>
          </table:table-cell>
          <table:table-cell office:value-type="string" calcext:value-type="string">
            <text:p>Mousepad gamer</text:p>
          </table:table-cell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</text:p>
          </table:table-cell>
          <table:table-cell table:formula="of:=COM.MICROSOFT.CONCAT(&quot;'&quot;;[.A71];&quot;'&quot;)" office:value-type="string" office:string-value="'0000092909'" calcext:value-type="string">
            <text:p>'0000092909'</text:p>
          </table:table-cell>
          <table:table-cell table:formula="of:=COM.MICROSOFT.CONCAT(&quot;'&quot;;[.B71];&quot;'&quot;)" office:value-type="string" office:string-value="'Mousepad gamer'" calcext:value-type="string">
            <text:p>'Mousepad gamer'</text:p>
          </table:table-cell>
          <table:table-cell office:value-type="string" calcext:value-type="string">
            <text:p>NULL</text:p>
          </table:table-cell>
          <table:table-cell table:formula="of:=COM.MICROSOFT.CONCAT([.D71];&quot;.00&quot;)" office:value-type="string" office:string-value="25.00" calcext:value-type="string">
            <text:p>25.00</text:p>
          </table:table-cell>
          <table:table-cell office:value-type="string" calcext:value-type="string">
            <text:p>0.02</text:p>
          </table:table-cell>
          <table:table-cell table:formula="of:=COM.MICROSOFT.CONCAT(&quot;(&quot;;[.F71];&quot;,&quot;;[.G71];&quot;,&quot;;[.H71];&quot;,&quot;;[.I71];&quot;,&quot;;[.J71];&quot;),&quot;)" office:value-type="string" office:string-value="('0000092909','Mousepad gamer',NULL,25.00,0.02)," calcext:value-type="string">
            <text:p>('0000092909','Mousepad gamer',NULL,25.00,0.02)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0059810</text:p>
          </table:table-cell>
          <table:table-cell office:value-type="string" calcext:value-type="string">
            <text:p>Placa de vídeo 4GB</text:p>
          </table:table-cell>
          <table:table-cell office:value-type="string" calcext:value-type="string">
            <text:p>NUL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1</text:p>
          </table:table-cell>
          <table:table-cell table:formula="of:=COM.MICROSOFT.CONCAT(&quot;'&quot;;[.A72];&quot;'&quot;)" office:value-type="string" office:string-value="'0000059810'" calcext:value-type="string">
            <text:p>'0000059810'</text:p>
          </table:table-cell>
          <table:table-cell table:formula="of:=COM.MICROSOFT.CONCAT(&quot;'&quot;;[.B72];&quot;'&quot;)" office:value-type="string" office:string-value="'Placa de vídeo 4GB'" calcext:value-type="string">
            <text:p>'Placa de vídeo 4GB'</text:p>
          </table:table-cell>
          <table:table-cell office:value-type="string" calcext:value-type="string">
            <text:p>NULL</text:p>
          </table:table-cell>
          <table:table-cell table:formula="of:=COM.MICROSOFT.CONCAT([.D72];&quot;.00&quot;)" office:value-type="string" office:string-value="10000.00" calcext:value-type="string">
            <text:p>10000.00</text:p>
          </table:table-cell>
          <table:table-cell office:value-type="string" calcext:value-type="string">
            <text:p>0.01</text:p>
          </table:table-cell>
          <table:table-cell table:formula="of:=COM.MICROSOFT.CONCAT(&quot;(&quot;;[.F72];&quot;,&quot;;[.G72];&quot;,&quot;;[.H72];&quot;,&quot;;[.I72];&quot;,&quot;;[.J72];&quot;),&quot;)" office:value-type="string" office:string-value="('0000059810','Placa de vídeo 4GB',NULL,10000.00,0.01)," calcext:value-type="string">
            <text:p>('0000059810','Placa de vídeo 4GB',NULL,10000.00,0.01)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0049111</text:p>
          </table:table-cell>
          <table:table-cell office:value-type="string" calcext:value-type="string">
            <text:p>Caneta 3D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5</text:p>
          </table:table-cell>
          <table:table-cell table:formula="of:=COM.MICROSOFT.CONCAT(&quot;'&quot;;[.A73];&quot;'&quot;)" office:value-type="string" office:string-value="'0000049111'" calcext:value-type="string">
            <text:p>'0000049111'</text:p>
          </table:table-cell>
          <table:table-cell table:formula="of:=COM.MICROSOFT.CONCAT(&quot;'&quot;;[.B73];&quot;'&quot;)" office:value-type="string" office:string-value="'Caneta 3D'" calcext:value-type="string">
            <text:p>'Caneta 3D'</text:p>
          </table:table-cell>
          <table:table-cell office:value-type="string" calcext:value-type="string">
            <text:p>NULL</text:p>
          </table:table-cell>
          <table:table-cell table:formula="of:=COM.MICROSOFT.CONCAT([.D73];&quot;.00&quot;)" office:value-type="string" office:string-value="100.00" calcext:value-type="string">
            <text:p>100.00</text:p>
          </table:table-cell>
          <table:table-cell office:value-type="string" calcext:value-type="string">
            <text:p>0.05</text:p>
          </table:table-cell>
          <table:table-cell table:formula="of:=COM.MICROSOFT.CONCAT(&quot;(&quot;;[.F73];&quot;,&quot;;[.G73];&quot;,&quot;;[.H73];&quot;,&quot;;[.I73];&quot;,&quot;;[.J73];&quot;),&quot;)" office:value-type="string" office:string-value="('0000049111','Caneta 3D',NULL,100.00,0.05)," calcext:value-type="string">
            <text:p>('0000049111','Caneta 3D',NULL,100.00,0.05),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0081112</text:p>
          </table:table-cell>
          <table:table-cell office:value-type="string" calcext:value-type="string">
            <text:p>Chevette</text:p>
          </table:table-cell>
          <table:table-cell office:value-type="string" calcext:value-type="string">
            <text:p>NUL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05</text:p>
          </table:table-cell>
          <table:table-cell table:formula="of:=COM.MICROSOFT.CONCAT(&quot;'&quot;;[.A74];&quot;'&quot;)" office:value-type="string" office:string-value="'0000081112'" calcext:value-type="string">
            <text:p>'0000081112'</text:p>
          </table:table-cell>
          <table:table-cell table:formula="of:=COM.MICROSOFT.CONCAT(&quot;'&quot;;[.B74];&quot;'&quot;)" office:value-type="string" office:string-value="'Chevette'" calcext:value-type="string">
            <text:p>'Chevette'</text:p>
          </table:table-cell>
          <table:table-cell office:value-type="string" calcext:value-type="string">
            <text:p>NULL</text:p>
          </table:table-cell>
          <table:table-cell table:formula="of:=COM.MICROSOFT.CONCAT([.D74];&quot;.00&quot;)" office:value-type="string" office:string-value="600.00" calcext:value-type="string">
            <text:p>600.00</text:p>
          </table:table-cell>
          <table:table-cell office:value-type="string" calcext:value-type="string">
            <text:p>0.05</text:p>
          </table:table-cell>
          <table:table-cell table:formula="of:=COM.MICROSOFT.CONCAT(&quot;(&quot;;[.F74];&quot;,&quot;;[.G74];&quot;,&quot;;[.H74];&quot;,&quot;;[.I74];&quot;,&quot;;[.J74];&quot;),&quot;)" office:value-type="string" office:string-value="('0000081112','Chevette',NULL,600.00,0.05)," calcext:value-type="string">
            <text:p>('0000081112','Chevette',NULL,600.00,0.05),</text:p>
          </table:table-cell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contrache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_ref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salar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2021-08-01’</text:p>
          </table:table-cell>
          <table:table-cell table:style-name="ce1" office:value-type="string" calcext:value-type="string">
            <text:p>4083602240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2021-08-01’</text:p>
          </table:table-cell>
          <table:table-cell table:formula="of:=COM.MICROSOFT.CONCAT(&quot;'&quot;;[.B86];&quot;'&quot;)" office:value-type="string" office:string-value="'40836022408'" calcext:value-type="string">
            <text:p>'40836022408'</text:p>
          </table:table-cell>
          <table:table-cell table:formula="of:=COM.MICROSOFT.CONCAT([.C86];&quot;.00&quot;)" office:value-type="string" office:string-value="2000.00" calcext:value-type="string">
            <text:p>2000.00</text:p>
          </table:table-cell>
          <table:table-cell table:formula="of:=COM.MICROSOFT.CONCAT(&quot;(&quot;;[.D86];&quot;,&quot;;[.E86];&quot;,&quot;;[.F86];&quot;),&quot;)" office:value-type="string" office:string-value="('2021-08-01’,'40836022408',2000.00)," calcext:value-type="string">
            <text:p>('2021-08-01’,'40836022408',2000.00)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'2021-08-01’</text:p>
          </table:table-cell>
          <table:table-cell table:style-name="ce1" office:value-type="string" calcext:value-type="string">
            <text:p>546057166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'2021-08-01’</text:p>
          </table:table-cell>
          <table:table-cell table:formula="of:=COM.MICROSOFT.CONCAT(&quot;'&quot;;[.B87];&quot;'&quot;)" office:value-type="string" office:string-value="'54605716609'" calcext:value-type="string">
            <text:p>'54605716609'</text:p>
          </table:table-cell>
          <table:table-cell table:formula="of:=COM.MICROSOFT.CONCAT([.C87];&quot;.00&quot;)" office:value-type="string" office:string-value="1500.00" calcext:value-type="string">
            <text:p>1500.00</text:p>
          </table:table-cell>
          <table:table-cell table:formula="of:=COM.MICROSOFT.CONCAT(&quot;(&quot;;[.D87];&quot;,&quot;;[.E87];&quot;,&quot;;[.F87];&quot;),&quot;)" office:value-type="string" office:string-value="('2021-08-01’,'54605716609',1500.00)," calcext:value-type="string">
            <text:p>('2021-08-01’,'54605716609',1500.00)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'2021-08-01’</text:p>
          </table:table-cell>
          <table:table-cell table:style-name="ce1" office:value-type="string" calcext:value-type="string">
            <text:p>7644440891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'2021-08-01’</text:p>
          </table:table-cell>
          <table:table-cell table:formula="of:=COM.MICROSOFT.CONCAT(&quot;'&quot;;[.B88];&quot;'&quot;)" office:value-type="string" office:string-value="'76444408910'" calcext:value-type="string">
            <text:p>'76444408910'</text:p>
          </table:table-cell>
          <table:table-cell table:formula="of:=COM.MICROSOFT.CONCAT([.C88];&quot;.00&quot;)" office:value-type="string" office:string-value="4000.00" calcext:value-type="string">
            <text:p>4000.00</text:p>
          </table:table-cell>
          <table:table-cell table:formula="of:=COM.MICROSOFT.CONCAT(&quot;(&quot;;[.D88];&quot;,&quot;;[.E88];&quot;,&quot;;[.F88];&quot;),&quot;)" office:value-type="string" office:string-value="('2021-08-01’,'76444408910',4000.00)," calcext:value-type="string">
            <text:p>('2021-08-01’,'76444408910',4000.00)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'2021-08-01’</text:p>
          </table:table-cell>
          <table:table-cell table:style-name="ce1" office:value-type="string" calcext:value-type="string">
            <text:p>213100383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'2021-08-01’</text:p>
          </table:table-cell>
          <table:table-cell table:formula="of:=COM.MICROSOFT.CONCAT(&quot;'&quot;;[.B89];&quot;'&quot;)" office:value-type="string" office:string-value="'21310038311'" calcext:value-type="string">
            <text:p>'21310038311'</text:p>
          </table:table-cell>
          <table:table-cell table:formula="of:=COM.MICROSOFT.CONCAT([.C89];&quot;.00&quot;)" office:value-type="string" office:string-value="1500.00" calcext:value-type="string">
            <text:p>1500.00</text:p>
          </table:table-cell>
          <table:table-cell table:formula="of:=COM.MICROSOFT.CONCAT(&quot;(&quot;;[.D89];&quot;,&quot;;[.E89];&quot;,&quot;;[.F89];&quot;),&quot;)" office:value-type="string" office:string-value="('2021-08-01’,'21310038311',1500.00)," calcext:value-type="string">
            <text:p>('2021-08-01’,'21310038311',1500.00),</text:p>
          </table:table-cell>
          <table:table-cell table:number-columns-repeated="6"/>
          <table:table-cell office:value-type="string" calcext:value-type="string">
            <text:p>0000002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'2021-08-01’</text:p>
          </table:table-cell>
          <table:table-cell table:style-name="ce1" office:value-type="string" calcext:value-type="string">
            <text:p>637407539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2021-08-01’</text:p>
          </table:table-cell>
          <table:table-cell table:formula="of:=COM.MICROSOFT.CONCAT(&quot;'&quot;;[.B90];&quot;'&quot;)" office:value-type="string" office:string-value="'63740753912'" calcext:value-type="string">
            <text:p>'63740753912'</text:p>
          </table:table-cell>
          <table:table-cell table:formula="of:=COM.MICROSOFT.CONCAT([.C90];&quot;.00&quot;)" office:value-type="string" office:string-value="2000.00" calcext:value-type="string">
            <text:p>2000.00</text:p>
          </table:table-cell>
          <table:table-cell table:formula="of:=COM.MICROSOFT.CONCAT(&quot;(&quot;;[.D90];&quot;,&quot;;[.E90];&quot;,&quot;;[.F90];&quot;),&quot;)" office:value-type="string" office:string-value="('2021-08-01’,'63740753912',2000.00)," calcext:value-type="string">
            <text:p>('2021-08-01’,'63740753912',2000.00),</text:p>
          </table:table-cell>
          <table:table-cell table:number-columns-repeated="6"/>
          <table:table-cell office:value-type="string" calcext:value-type="string">
            <text:p>0000028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'2021-09-01’</text:p>
          </table:table-cell>
          <table:table-cell table:style-name="ce1" office:value-type="string" calcext:value-type="string">
            <text:p>4083602240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2021-09-01’</text:p>
          </table:table-cell>
          <table:table-cell table:formula="of:=COM.MICROSOFT.CONCAT(&quot;'&quot;;[.B91];&quot;'&quot;)" office:value-type="string" office:string-value="'40836022408'" calcext:value-type="string">
            <text:p>'40836022408'</text:p>
          </table:table-cell>
          <table:table-cell table:formula="of:=COM.MICROSOFT.CONCAT([.C91];&quot;.00&quot;)" office:value-type="string" office:string-value="2000.00" calcext:value-type="string">
            <text:p>2000.00</text:p>
          </table:table-cell>
          <table:table-cell table:formula="of:=COM.MICROSOFT.CONCAT(&quot;(&quot;;[.D91];&quot;,&quot;;[.E91];&quot;,&quot;;[.F91];&quot;),&quot;)" office:value-type="string" office:string-value="('2021-09-01’,'40836022408',2000.00)," calcext:value-type="string">
            <text:p>('2021-09-01’,'40836022408',2000.00),</text:p>
          </table:table-cell>
          <table:table-cell table:number-columns-repeated="6"/>
          <table:table-cell office:value-type="string" calcext:value-type="string">
            <text:p>0000033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'2021-09-01’</text:p>
          </table:table-cell>
          <table:table-cell table:style-name="ce1" office:value-type="string" calcext:value-type="string">
            <text:p>546057166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'2021-09-01’</text:p>
          </table:table-cell>
          <table:table-cell table:formula="of:=COM.MICROSOFT.CONCAT(&quot;'&quot;;[.B92];&quot;'&quot;)" office:value-type="string" office:string-value="'54605716609'" calcext:value-type="string">
            <text:p>'54605716609'</text:p>
          </table:table-cell>
          <table:table-cell table:formula="of:=COM.MICROSOFT.CONCAT([.C92];&quot;.00&quot;)" office:value-type="string" office:string-value="1500.00" calcext:value-type="string">
            <text:p>1500.00</text:p>
          </table:table-cell>
          <table:table-cell table:formula="of:=COM.MICROSOFT.CONCAT(&quot;(&quot;;[.D92];&quot;,&quot;;[.E92];&quot;,&quot;;[.F92];&quot;),&quot;)" office:value-type="string" office:string-value="('2021-09-01’,'54605716609',1500.00)," calcext:value-type="string">
            <text:p>('2021-09-01’,'54605716609',1500.00),</text:p>
          </table:table-cell>
          <table:table-cell table:number-columns-repeated="6"/>
          <table:table-cell office:value-type="string" calcext:value-type="string">
            <text:p>0000033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'2021-09-01’</text:p>
          </table:table-cell>
          <table:table-cell table:style-name="ce1" office:value-type="string" calcext:value-type="string">
            <text:p>7644440891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'2021-09-01’</text:p>
          </table:table-cell>
          <table:table-cell table:formula="of:=COM.MICROSOFT.CONCAT(&quot;'&quot;;[.B93];&quot;'&quot;)" office:value-type="string" office:string-value="'76444408910'" calcext:value-type="string">
            <text:p>'76444408910'</text:p>
          </table:table-cell>
          <table:table-cell table:formula="of:=COM.MICROSOFT.CONCAT([.C93];&quot;.00&quot;)" office:value-type="string" office:string-value="4000.00" calcext:value-type="string">
            <text:p>4000.00</text:p>
          </table:table-cell>
          <table:table-cell table:formula="of:=COM.MICROSOFT.CONCAT(&quot;(&quot;;[.D93];&quot;,&quot;;[.E93];&quot;,&quot;;[.F93];&quot;),&quot;)" office:value-type="string" office:string-value="('2021-09-01’,'76444408910',4000.00)," calcext:value-type="string">
            <text:p>('2021-09-01’,'76444408910',4000.00),</text:p>
          </table:table-cell>
          <table:table-cell table:number-columns-repeated="6"/>
          <table:table-cell office:value-type="string" calcext:value-type="string">
            <text:p>00000491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'2021-09-01’</text:p>
          </table:table-cell>
          <table:table-cell table:style-name="ce1" office:value-type="string" calcext:value-type="string">
            <text:p>213100383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'2021-09-01’</text:p>
          </table:table-cell>
          <table:table-cell table:formula="of:=COM.MICROSOFT.CONCAT(&quot;'&quot;;[.B94];&quot;'&quot;)" office:value-type="string" office:string-value="'21310038311'" calcext:value-type="string">
            <text:p>'21310038311'</text:p>
          </table:table-cell>
          <table:table-cell table:formula="of:=COM.MICROSOFT.CONCAT([.C94];&quot;.00&quot;)" office:value-type="string" office:string-value="1500.00" calcext:value-type="string">
            <text:p>1500.00</text:p>
          </table:table-cell>
          <table:table-cell table:formula="of:=COM.MICROSOFT.CONCAT(&quot;(&quot;;[.D94];&quot;,&quot;;[.E94];&quot;,&quot;;[.F94];&quot;),&quot;)" office:value-type="string" office:string-value="('2021-09-01’,'21310038311',1500.00)," calcext:value-type="string">
            <text:p>('2021-09-01’,'21310038311',1500.00),</text:p>
          </table:table-cell>
          <table:table-cell table:number-columns-repeated="6"/>
          <table:table-cell office:value-type="string" calcext:value-type="string">
            <text:p>0000059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'2021-09-01’</text:p>
          </table:table-cell>
          <table:table-cell table:style-name="ce1" office:value-type="string" calcext:value-type="string">
            <text:p>637407539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2021-09-01’</text:p>
          </table:table-cell>
          <table:table-cell table:formula="of:=COM.MICROSOFT.CONCAT(&quot;'&quot;;[.B95];&quot;'&quot;)" office:value-type="string" office:string-value="'63740753912'" calcext:value-type="string">
            <text:p>'63740753912'</text:p>
          </table:table-cell>
          <table:table-cell table:formula="of:=COM.MICROSOFT.CONCAT([.C95];&quot;.00&quot;)" office:value-type="string" office:string-value="2000.00" calcext:value-type="string">
            <text:p>2000.00</text:p>
          </table:table-cell>
          <table:table-cell table:formula="of:=COM.MICROSOFT.CONCAT(&quot;(&quot;;[.D95];&quot;,&quot;;[.E95];&quot;,&quot;;[.F95];&quot;),&quot;)" office:value-type="string" office:string-value="('2021-09-01’,'63740753912',2000.00)," calcext:value-type="string">
            <text:p>('2021-09-01’,'63740753912',2000.00),</text:p>
          </table:table-cell>
          <table:table-cell table:number-columns-repeated="6"/>
          <table:table-cell office:value-type="string" calcext:value-type="string">
            <text:p>0000059810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0000068005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0000078403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0000081112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0000089708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000009290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igo_item</text:p>
          </table:table-cell>
          <table:table-cell office:value-type="string" calcext:value-type="string">
            <text:p>nota_fiscal</text:p>
          </table:table-cell>
          <table:table-cell office:value-type="string" calcext:value-type="string">
            <text:p>codigo_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odigo_item</text:p>
          </table:table-cell>
          <table:table-cell office:value-type="string" calcext:value-type="string">
            <text:p>nota_fiscal</text:p>
          </table:table-cell>
          <table:table-cell office:value-type="string" calcext:value-type="string">
            <text:p>codigo_produto</text:p>
          </table:table-cell>
          <table:table-cell office:value-type="string" calcext:value-type="string">
            <text:p>quantidad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00033801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A106];&quot;'&quot;)" office:value-type="string" office:string-value="'1'" calcext:value-type="string">
            <text:p>'1'</text:p>
          </table:table-cell>
          <table:table-cell table:formula="of:=COM.MICROSOFT.CONCAT(&quot;'&quot;;[.B106];&quot;'&quot;)" office:value-type="string" office:string-value="'1'" calcext:value-type="string">
            <text:p>'1'</text:p>
          </table:table-cell>
          <table:table-cell table:formula="of:=COM.MICROSOFT.CONCAT(&quot;'&quot;;[.C106];&quot;'&quot;)" office:value-type="string" office:string-value="'0000033801'" calcext:value-type="string">
            <text:p>'0000033801'</text:p>
          </table:table-cell>
          <table:table-cell office:value-type="float" office:value="3" calcext:value-type="float">
            <text:p>3</text:p>
          </table:table-cell>
          <table:table-cell table:formula="of:=COM.MICROSOFT.CONCAT(&quot;(&quot;;[.E106];&quot;,&quot;;[.F106];&quot;,&quot;;[.G106];&quot;,&quot;;[.H106];&quot;,&quot;;[.K106];&quot;),&quot;)" office:value-type="string" office:string-value="('1','1','0000033801',3,10.00)," calcext:value-type="string">
            <text:p>('1','1','0000033801',3,10.00),</text:p>
          </table:table-cell>
          <table:table-cell/>
          <table:table-cell office:value-type="string" calcext:value-type="string">
            <text:p>10.00</text:p>
          </table:table-cell>
          <table:table-cell table:number-columns-repeated="2"/>
          <table:table-cell office:value-type="string" calcext:value-type="string">
            <text:p>('1','1','0000033801',3,10.00),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81112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07];&quot;'&quot;)" office:value-type="string" office:string-value="'2'" calcext:value-type="string">
            <text:p>'2'</text:p>
          </table:table-cell>
          <table:table-cell table:formula="of:=COM.MICROSOFT.CONCAT(&quot;'&quot;;[.B107];&quot;'&quot;)" office:value-type="string" office:string-value="'1'" calcext:value-type="string">
            <text:p>'1'</text:p>
          </table:table-cell>
          <table:table-cell table:formula="of:=COM.MICROSOFT.CONCAT(&quot;'&quot;;[.C107];&quot;'&quot;)" office:value-type="string" office:string-value="'0000081112'" calcext:value-type="string">
            <text:p>'0000081112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07];&quot;,&quot;;[.F107];&quot;,&quot;;[.G107];&quot;,&quot;;[.H107];&quot;,&quot;;[.K107];&quot;),&quot;)" office:value-type="string" office:string-value="('2','1','0000081112',1,600.00)," calcext:value-type="string">
            <text:p>('2','1','0000081112',1,600.00),</text:p>
          </table:table-cell>
          <table:table-cell/>
          <table:table-cell office:value-type="string" calcext:value-type="string">
            <text:p>600.00</text:p>
          </table:table-cell>
          <table:table-cell table:number-columns-repeated="2"/>
          <table:table-cell office:value-type="string" calcext:value-type="string">
            <text:p>('2','1','0000081112',1,600.00),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00049111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08];&quot;'&quot;)" office:value-type="string" office:string-value="'3'" calcext:value-type="string">
            <text:p>'3'</text:p>
          </table:table-cell>
          <table:table-cell table:formula="of:=COM.MICROSOFT.CONCAT(&quot;'&quot;;[.B108];&quot;'&quot;)" office:value-type="string" office:string-value="'1'" calcext:value-type="string">
            <text:p>'1'</text:p>
          </table:table-cell>
          <table:table-cell table:formula="of:=COM.MICROSOFT.CONCAT(&quot;'&quot;;[.C108];&quot;'&quot;)" office:value-type="string" office:string-value="'0000049111'" calcext:value-type="string">
            <text:p>'0000049111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08];&quot;,&quot;;[.F108];&quot;,&quot;;[.G108];&quot;,&quot;;[.H108];&quot;,&quot;;[.K108];&quot;),&quot;)" office:value-type="string" office:string-value="('3','1','0000049111',1,100.00)," calcext:value-type="string">
            <text:p>('3','1','0000049111',1,100.00),</text:p>
          </table:table-cell>
          <table:table-cell/>
          <table:table-cell office:value-type="string" calcext:value-type="string">
            <text:p>100.00</text:p>
          </table:table-cell>
          <table:table-cell table:number-columns-repeated="2"/>
          <table:table-cell office:value-type="string" calcext:value-type="string">
            <text:p>('3','1','0000049111',1,100.0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00002402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09];&quot;'&quot;)" office:value-type="string" office:string-value="'1'" calcext:value-type="string">
            <text:p>'1'</text:p>
          </table:table-cell>
          <table:table-cell table:formula="of:=COM.MICROSOFT.CONCAT(&quot;'&quot;;[.B109];&quot;'&quot;)" office:value-type="string" office:string-value="'2'" calcext:value-type="string">
            <text:p>'2'</text:p>
          </table:table-cell>
          <table:table-cell table:formula="of:=COM.MICROSOFT.CONCAT(&quot;'&quot;;[.C109];&quot;'&quot;)" office:value-type="string" office:string-value="'0000002402'" calcext:value-type="string">
            <text:p>'0000002402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09];&quot;,&quot;;[.F109];&quot;,&quot;;[.G109];&quot;,&quot;;[.H109];&quot;,&quot;;[.K109];&quot;),&quot;)" office:value-type="string" office:string-value="('1','2','0000002402',1,20.00)," calcext:value-type="string">
            <text:p>('1','2','0000002402',1,20.00),</text:p>
          </table:table-cell>
          <table:table-cell/>
          <table:table-cell office:value-type="string" calcext:value-type="string">
            <text:p>20.00</text:p>
          </table:table-cell>
          <table:table-cell table:number-columns-repeated="2"/>
          <table:table-cell office:value-type="string" calcext:value-type="string">
            <text:p>('1','2','0000002402',1,20.0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0078403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10];&quot;'&quot;)" office:value-type="string" office:string-value="'1'" calcext:value-type="string">
            <text:p>'1'</text:p>
          </table:table-cell>
          <table:table-cell table:formula="of:=COM.MICROSOFT.CONCAT(&quot;'&quot;;[.B110];&quot;'&quot;)" office:value-type="string" office:string-value="'3'" calcext:value-type="string">
            <text:p>'3'</text:p>
          </table:table-cell>
          <table:table-cell table:formula="of:=COM.MICROSOFT.CONCAT(&quot;'&quot;;[.C110];&quot;'&quot;)" office:value-type="string" office:string-value="'0000078403'" calcext:value-type="string">
            <text:p>'0000078403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10];&quot;,&quot;;[.F110];&quot;,&quot;;[.G110];&quot;,&quot;;[.H110];&quot;,&quot;;[.K110];&quot;),&quot;)" office:value-type="string" office:string-value="('1','3','0000078403',1,15.00)," calcext:value-type="string">
            <text:p>('1','3','0000078403',1,15.00),</text:p>
          </table:table-cell>
          <table:table-cell/>
          <table:table-cell office:value-type="string" calcext:value-type="string">
            <text:p>15.00</text:p>
          </table:table-cell>
          <table:table-cell table:number-columns-repeated="2"/>
          <table:table-cell office:value-type="string" calcext:value-type="string">
            <text:p>('1','3','0000078403',1,15.0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00028004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11];&quot;'&quot;)" office:value-type="string" office:string-value="'1'" calcext:value-type="string">
            <text:p>'1'</text:p>
          </table:table-cell>
          <table:table-cell table:formula="of:=COM.MICROSOFT.CONCAT(&quot;'&quot;;[.B111];&quot;'&quot;)" office:value-type="string" office:string-value="'4'" calcext:value-type="string">
            <text:p>'4'</text:p>
          </table:table-cell>
          <table:table-cell table:formula="of:=COM.MICROSOFT.CONCAT(&quot;'&quot;;[.C111];&quot;'&quot;)" office:value-type="string" office:string-value="'0000028004'" calcext:value-type="string">
            <text:p>'0000028004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11];&quot;,&quot;;[.F111];&quot;,&quot;;[.G111];&quot;,&quot;;[.H111];&quot;,&quot;;[.K111];&quot;),&quot;)" office:value-type="string" office:string-value="('1','4','0000028004',1,8.00)," calcext:value-type="string">
            <text:p>('1','4','0000028004',1,8.00),</text:p>
          </table:table-cell>
          <table:table-cell/>
          <table:table-cell office:value-type="string" calcext:value-type="string">
            <text:p>8.00</text:p>
          </table:table-cell>
          <table:table-cell table:number-columns-repeated="2"/>
          <table:table-cell office:value-type="string" calcext:value-type="string">
            <text:p>('1','4','0000028004',1,8.00),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000092909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12];&quot;'&quot;)" office:value-type="string" office:string-value="'2'" calcext:value-type="string">
            <text:p>'2'</text:p>
          </table:table-cell>
          <table:table-cell table:formula="of:=COM.MICROSOFT.CONCAT(&quot;'&quot;;[.B112];&quot;'&quot;)" office:value-type="string" office:string-value="'4'" calcext:value-type="string">
            <text:p>'4'</text:p>
          </table:table-cell>
          <table:table-cell table:formula="of:=COM.MICROSOFT.CONCAT(&quot;'&quot;;[.C112];&quot;'&quot;)" office:value-type="string" office:string-value="'0000092909'" calcext:value-type="string">
            <text:p>'0000092909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12];&quot;,&quot;;[.F112];&quot;,&quot;;[.G112];&quot;,&quot;;[.H112];&quot;,&quot;;[.K112];&quot;),&quot;)" office:value-type="string" office:string-value="('2','4','0000092909',1,25.00)," calcext:value-type="string">
            <text:p>('2','4','0000092909',1,25.00),</text:p>
          </table:table-cell>
          <table:table-cell/>
          <table:table-cell office:value-type="string" calcext:value-type="string">
            <text:p>25.00</text:p>
          </table:table-cell>
          <table:table-cell table:number-columns-repeated="2"/>
          <table:table-cell office:value-type="string" calcext:value-type="string">
            <text:p>('2','4','0000092909',1,25.00),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000002402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13];&quot;'&quot;)" office:value-type="string" office:string-value="'3'" calcext:value-type="string">
            <text:p>'3'</text:p>
          </table:table-cell>
          <table:table-cell table:formula="of:=COM.MICROSOFT.CONCAT(&quot;'&quot;;[.B113];&quot;'&quot;)" office:value-type="string" office:string-value="'4'" calcext:value-type="string">
            <text:p>'4'</text:p>
          </table:table-cell>
          <table:table-cell table:formula="of:=COM.MICROSOFT.CONCAT(&quot;'&quot;;[.C113];&quot;'&quot;)" office:value-type="string" office:string-value="'0000002402'" calcext:value-type="string">
            <text:p>'0000002402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13];&quot;,&quot;;[.F113];&quot;,&quot;;[.G113];&quot;,&quot;;[.H113];&quot;,&quot;;[.K113];&quot;),&quot;)" office:value-type="string" office:string-value="('3','4','0000002402',1,20.00)," calcext:value-type="string">
            <text:p>('3','4','0000002402',1,20.00),</text:p>
          </table:table-cell>
          <table:table-cell/>
          <table:table-cell office:value-type="string" calcext:value-type="string">
            <text:p>20.00</text:p>
          </table:table-cell>
          <table:table-cell table:number-columns-repeated="2"/>
          <table:table-cell office:value-type="string" calcext:value-type="string">
            <text:p>('3','4','0000002402',1,20.0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00068005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14];&quot;'&quot;)" office:value-type="string" office:string-value="'1'" calcext:value-type="string">
            <text:p>'1'</text:p>
          </table:table-cell>
          <table:table-cell table:formula="of:=COM.MICROSOFT.CONCAT(&quot;'&quot;;[.B114];&quot;'&quot;)" office:value-type="string" office:string-value="'5'" calcext:value-type="string">
            <text:p>'5'</text:p>
          </table:table-cell>
          <table:table-cell table:formula="of:=COM.MICROSOFT.CONCAT(&quot;'&quot;;[.C114];&quot;'&quot;)" office:value-type="string" office:string-value="'0000068005'" calcext:value-type="string">
            <text:p>'0000068005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14];&quot;,&quot;;[.F114];&quot;,&quot;;[.G114];&quot;,&quot;;[.H114];&quot;,&quot;;[.K114];&quot;),&quot;)" office:value-type="string" office:string-value="('1','5','0000068005',1,5.00)," calcext:value-type="string">
            <text:p>('1','5','0000068005',1,5.00),</text:p>
          </table:table-cell>
          <table:table-cell/>
          <table:table-cell office:value-type="string" calcext:value-type="string">
            <text:p>5.00</text:p>
          </table:table-cell>
          <table:table-cell table:number-columns-repeated="2"/>
          <table:table-cell office:value-type="string" calcext:value-type="string">
            <text:p>('1','5','0000068005',1,5.00),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000078403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15];&quot;'&quot;)" office:value-type="string" office:string-value="'2'" calcext:value-type="string">
            <text:p>'2'</text:p>
          </table:table-cell>
          <table:table-cell table:formula="of:=COM.MICROSOFT.CONCAT(&quot;'&quot;;[.B115];&quot;'&quot;)" office:value-type="string" office:string-value="'5'" calcext:value-type="string">
            <text:p>'5'</text:p>
          </table:table-cell>
          <table:table-cell table:formula="of:=COM.MICROSOFT.CONCAT(&quot;'&quot;;[.C115];&quot;'&quot;)" office:value-type="string" office:string-value="'0000078403'" calcext:value-type="string">
            <text:p>'0000078403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15];&quot;,&quot;;[.F115];&quot;,&quot;;[.G115];&quot;,&quot;;[.H115];&quot;,&quot;;[.K115];&quot;),&quot;)" office:value-type="string" office:string-value="('2','5','0000078403',1,15.00)," calcext:value-type="string">
            <text:p>('2','5','0000078403',1,15.00),</text:p>
          </table:table-cell>
          <table:table-cell/>
          <table:table-cell office:value-type="string" calcext:value-type="string">
            <text:p>15.00</text:p>
          </table:table-cell>
          <table:table-cell table:number-columns-repeated="2"/>
          <table:table-cell office:value-type="string" calcext:value-type="string">
            <text:p>('2','5','0000078403',1,15.00),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000033801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16];&quot;'&quot;)" office:value-type="string" office:string-value="'3'" calcext:value-type="string">
            <text:p>'3'</text:p>
          </table:table-cell>
          <table:table-cell table:formula="of:=COM.MICROSOFT.CONCAT(&quot;'&quot;;[.B116];&quot;'&quot;)" office:value-type="string" office:string-value="'5'" calcext:value-type="string">
            <text:p>'5'</text:p>
          </table:table-cell>
          <table:table-cell table:formula="of:=COM.MICROSOFT.CONCAT(&quot;'&quot;;[.C116];&quot;'&quot;)" office:value-type="string" office:string-value="'0000033801'" calcext:value-type="string">
            <text:p>'0000033801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16];&quot;,&quot;;[.F116];&quot;,&quot;;[.G116];&quot;,&quot;;[.H116];&quot;,&quot;;[.K116];&quot;),&quot;)" office:value-type="string" office:string-value="('3','5','0000033801',1,10.00)," calcext:value-type="string">
            <text:p>('3','5','0000033801',1,10.00),</text:p>
          </table:table-cell>
          <table:table-cell/>
          <table:table-cell office:value-type="string" calcext:value-type="string">
            <text:p>10.00</text:p>
          </table:table-cell>
          <table:table-cell table:number-columns-repeated="2"/>
          <table:table-cell office:value-type="string" calcext:value-type="string">
            <text:p>('3','5','0000033801',1,10.00),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000049111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17];&quot;'&quot;)" office:value-type="string" office:string-value="'4'" calcext:value-type="string">
            <text:p>'4'</text:p>
          </table:table-cell>
          <table:table-cell table:formula="of:=COM.MICROSOFT.CONCAT(&quot;'&quot;;[.B117];&quot;'&quot;)" office:value-type="string" office:string-value="'5'" calcext:value-type="string">
            <text:p>'5'</text:p>
          </table:table-cell>
          <table:table-cell table:formula="of:=COM.MICROSOFT.CONCAT(&quot;'&quot;;[.C117];&quot;'&quot;)" office:value-type="string" office:string-value="'0000049111'" calcext:value-type="string">
            <text:p>'0000049111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17];&quot;,&quot;;[.F117];&quot;,&quot;;[.G117];&quot;,&quot;;[.H117];&quot;,&quot;;[.K117];&quot;),&quot;)" office:value-type="string" office:string-value="('4','5','0000049111',1,100.00)," calcext:value-type="string">
            <text:p>('4','5','0000049111',1,100.00),</text:p>
          </table:table-cell>
          <table:table-cell/>
          <table:table-cell office:value-type="string" calcext:value-type="string">
            <text:p>100.00</text:p>
          </table:table-cell>
          <table:table-cell table:number-columns-repeated="2"/>
          <table:table-cell office:value-type="string" calcext:value-type="string">
            <text:p>('4','5','0000049111',1,100.00),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000068005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18];&quot;'&quot;)" office:value-type="string" office:string-value="'5'" calcext:value-type="string">
            <text:p>'5'</text:p>
          </table:table-cell>
          <table:table-cell table:formula="of:=COM.MICROSOFT.CONCAT(&quot;'&quot;;[.B118];&quot;'&quot;)" office:value-type="string" office:string-value="'5'" calcext:value-type="string">
            <text:p>'5'</text:p>
          </table:table-cell>
          <table:table-cell table:formula="of:=COM.MICROSOFT.CONCAT(&quot;'&quot;;[.C118];&quot;'&quot;)" office:value-type="string" office:string-value="'0000068005'" calcext:value-type="string">
            <text:p>'0000068005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18];&quot;,&quot;;[.F118];&quot;,&quot;;[.G118];&quot;,&quot;;[.H118];&quot;,&quot;;[.K118];&quot;),&quot;)" office:value-type="string" office:string-value="('5','5','0000068005',1,5.00)," calcext:value-type="string">
            <text:p>('5','5','0000068005',1,5.00),</text:p>
          </table:table-cell>
          <table:table-cell/>
          <table:table-cell office:value-type="string" calcext:value-type="string">
            <text:p>5.00</text:p>
          </table:table-cell>
          <table:table-cell table:number-columns-repeated="2"/>
          <table:table-cell office:value-type="string" calcext:value-type="string">
            <text:p>('5','5','0000068005',1,5.00),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000078403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19];&quot;'&quot;)" office:value-type="string" office:string-value="'6'" calcext:value-type="string">
            <text:p>'6'</text:p>
          </table:table-cell>
          <table:table-cell table:formula="of:=COM.MICROSOFT.CONCAT(&quot;'&quot;;[.B119];&quot;'&quot;)" office:value-type="string" office:string-value="'5'" calcext:value-type="string">
            <text:p>'5'</text:p>
          </table:table-cell>
          <table:table-cell table:formula="of:=COM.MICROSOFT.CONCAT(&quot;'&quot;;[.C119];&quot;'&quot;)" office:value-type="string" office:string-value="'0000078403'" calcext:value-type="string">
            <text:p>'0000078403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19];&quot;,&quot;;[.F119];&quot;,&quot;;[.G119];&quot;,&quot;;[.H119];&quot;,&quot;;[.K119];&quot;),&quot;)" office:value-type="string" office:string-value="('6','5','0000078403',1,15.00)," calcext:value-type="string">
            <text:p>('6','5','0000078403',1,15.00),</text:p>
          </table:table-cell>
          <table:table-cell/>
          <table:table-cell office:value-type="string" calcext:value-type="string">
            <text:p>15.00</text:p>
          </table:table-cell>
          <table:table-cell table:number-columns-repeated="2"/>
          <table:table-cell office:value-type="string" calcext:value-type="string">
            <text:p>('6','5','0000078403',1,15.00),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000059810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20];&quot;'&quot;)" office:value-type="string" office:string-value="'7'" calcext:value-type="string">
            <text:p>'7'</text:p>
          </table:table-cell>
          <table:table-cell table:formula="of:=COM.MICROSOFT.CONCAT(&quot;'&quot;;[.B120];&quot;'&quot;)" office:value-type="string" office:string-value="'5'" calcext:value-type="string">
            <text:p>'5'</text:p>
          </table:table-cell>
          <table:table-cell table:formula="of:=COM.MICROSOFT.CONCAT(&quot;'&quot;;[.C120];&quot;'&quot;)" office:value-type="string" office:string-value="'0000059810'" calcext:value-type="string">
            <text:p>'0000059810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20];&quot;,&quot;;[.F120];&quot;,&quot;;[.G120];&quot;,&quot;;[.H120];&quot;,&quot;;[.K120];&quot;),&quot;)" office:value-type="string" office:string-value="('7','5','0000059810',1,10000.00)," calcext:value-type="string">
            <text:p>('7','5','0000059810',1,10000.00),</text:p>
          </table:table-cell>
          <table:table-cell/>
          <table:table-cell office:value-type="string" calcext:value-type="string">
            <text:p>10000.00</text:p>
          </table:table-cell>
          <table:table-cell table:number-columns-repeated="2"/>
          <table:table-cell office:value-type="string" calcext:value-type="string">
            <text:p>('7','5','0000059810',1,10000.0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00059606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21];&quot;'&quot;)" office:value-type="string" office:string-value="'1'" calcext:value-type="string">
            <text:p>'1'</text:p>
          </table:table-cell>
          <table:table-cell table:formula="of:=COM.MICROSOFT.CONCAT(&quot;'&quot;;[.B121];&quot;'&quot;)" office:value-type="string" office:string-value="'6'" calcext:value-type="string">
            <text:p>'6'</text:p>
          </table:table-cell>
          <table:table-cell table:formula="of:=COM.MICROSOFT.CONCAT(&quot;'&quot;;[.C121];&quot;'&quot;)" office:value-type="string" office:string-value="'0000059606'" calcext:value-type="string">
            <text:p>'0000059606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21];&quot;,&quot;;[.F121];&quot;,&quot;;[.G121];&quot;,&quot;;[.H121];&quot;,&quot;;[.K121];&quot;),&quot;)" office:value-type="string" office:string-value="('1','6','0000059606',1,4.00)," calcext:value-type="string">
            <text:p>('1','6','0000059606',1,4.00),</text:p>
          </table:table-cell>
          <table:table-cell/>
          <table:table-cell office:value-type="string" calcext:value-type="string">
            <text:p>4.00</text:p>
          </table:table-cell>
          <table:table-cell table:number-columns-repeated="2"/>
          <table:table-cell office:value-type="string" calcext:value-type="string">
            <text:p>('1','6','0000059606',1,4.00),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000068005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22];&quot;'&quot;)" office:value-type="string" office:string-value="'2'" calcext:value-type="string">
            <text:p>'2'</text:p>
          </table:table-cell>
          <table:table-cell table:formula="of:=COM.MICROSOFT.CONCAT(&quot;'&quot;;[.B122];&quot;'&quot;)" office:value-type="string" office:string-value="'6'" calcext:value-type="string">
            <text:p>'6'</text:p>
          </table:table-cell>
          <table:table-cell table:formula="of:=COM.MICROSOFT.CONCAT(&quot;'&quot;;[.C122];&quot;'&quot;)" office:value-type="string" office:string-value="'0000068005'" calcext:value-type="string">
            <text:p>'0000068005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22];&quot;,&quot;;[.F122];&quot;,&quot;;[.G122];&quot;,&quot;;[.H122];&quot;,&quot;;[.K122];&quot;),&quot;)" office:value-type="string" office:string-value="('2','6','0000068005',1,5.00)," calcext:value-type="string">
            <text:p>('2','6','0000068005',1,5.00),</text:p>
          </table:table-cell>
          <table:table-cell/>
          <table:table-cell office:value-type="string" calcext:value-type="string">
            <text:p>5.00</text:p>
          </table:table-cell>
          <table:table-cell table:number-columns-repeated="2"/>
          <table:table-cell office:value-type="string" calcext:value-type="string">
            <text:p>('2','6','0000068005',1,5.0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000033707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23];&quot;'&quot;)" office:value-type="string" office:string-value="'1'" calcext:value-type="string">
            <text:p>'1'</text:p>
          </table:table-cell>
          <table:table-cell table:formula="of:=COM.MICROSOFT.CONCAT(&quot;'&quot;;[.B123];&quot;'&quot;)" office:value-type="string" office:string-value="'7'" calcext:value-type="string">
            <text:p>'7'</text:p>
          </table:table-cell>
          <table:table-cell table:formula="of:=COM.MICROSOFT.CONCAT(&quot;'&quot;;[.C123];&quot;'&quot;)" office:value-type="string" office:string-value="'0000033707'" calcext:value-type="string">
            <text:p>'0000033707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23];&quot;,&quot;;[.F123];&quot;,&quot;;[.G123];&quot;,&quot;;[.H123];&quot;,&quot;;[.K123];&quot;),&quot;)" office:value-type="string" office:string-value="('1','7','0000033707',1,10.00)," calcext:value-type="string">
            <text:p>('1','7','0000033707',1,10.00),</text:p>
          </table:table-cell>
          <table:table-cell/>
          <table:table-cell office:value-type="string" calcext:value-type="string">
            <text:p>10.00</text:p>
          </table:table-cell>
          <table:table-cell table:number-columns-repeated="2"/>
          <table:table-cell office:value-type="string" calcext:value-type="string">
            <text:p>('1','7','0000033707',1,10.00),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000033801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24];&quot;'&quot;)" office:value-type="string" office:string-value="'2'" calcext:value-type="string">
            <text:p>'2'</text:p>
          </table:table-cell>
          <table:table-cell table:formula="of:=COM.MICROSOFT.CONCAT(&quot;'&quot;;[.B124];&quot;'&quot;)" office:value-type="string" office:string-value="'7'" calcext:value-type="string">
            <text:p>'7'</text:p>
          </table:table-cell>
          <table:table-cell table:formula="of:=COM.MICROSOFT.CONCAT(&quot;'&quot;;[.C124];&quot;'&quot;)" office:value-type="string" office:string-value="'0000033801'" calcext:value-type="string">
            <text:p>'0000033801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24];&quot;,&quot;;[.F124];&quot;,&quot;;[.G124];&quot;,&quot;;[.H124];&quot;,&quot;;[.K124];&quot;),&quot;)" office:value-type="string" office:string-value="('2','7','0000033801',1,10.00)," calcext:value-type="string">
            <text:p>('2','7','0000033801',1,10.00),</text:p>
          </table:table-cell>
          <table:table-cell/>
          <table:table-cell office:value-type="string" calcext:value-type="string">
            <text:p>10.00</text:p>
          </table:table-cell>
          <table:table-cell table:number-columns-repeated="2"/>
          <table:table-cell office:value-type="string" calcext:value-type="string">
            <text:p>('2','7','0000033801',1,10.00),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000028004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25];&quot;'&quot;)" office:value-type="string" office:string-value="'3'" calcext:value-type="string">
            <text:p>'3'</text:p>
          </table:table-cell>
          <table:table-cell table:formula="of:=COM.MICROSOFT.CONCAT(&quot;'&quot;;[.B125];&quot;'&quot;)" office:value-type="string" office:string-value="'7'" calcext:value-type="string">
            <text:p>'7'</text:p>
          </table:table-cell>
          <table:table-cell table:formula="of:=COM.MICROSOFT.CONCAT(&quot;'&quot;;[.C125];&quot;'&quot;)" office:value-type="string" office:string-value="'0000028004'" calcext:value-type="string">
            <text:p>'0000028004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25];&quot;,&quot;;[.F125];&quot;,&quot;;[.G125];&quot;,&quot;;[.H125];&quot;,&quot;;[.K125];&quot;),&quot;)" office:value-type="string" office:string-value="('3','7','0000028004',1,8.00)," calcext:value-type="string">
            <text:p>('3','7','0000028004',1,8.00),</text:p>
          </table:table-cell>
          <table:table-cell/>
          <table:table-cell office:value-type="string" calcext:value-type="string">
            <text:p>8.00</text:p>
          </table:table-cell>
          <table:table-cell table:number-columns-repeated="2"/>
          <table:table-cell office:value-type="string" calcext:value-type="string">
            <text:p>('3','7','0000028004',1,8.0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000033801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26];&quot;'&quot;)" office:value-type="string" office:string-value="'1'" calcext:value-type="string">
            <text:p>'1'</text:p>
          </table:table-cell>
          <table:table-cell table:formula="of:=COM.MICROSOFT.CONCAT(&quot;'&quot;;[.B126];&quot;'&quot;)" office:value-type="string" office:string-value="'8'" calcext:value-type="string">
            <text:p>'8'</text:p>
          </table:table-cell>
          <table:table-cell table:formula="of:=COM.MICROSOFT.CONCAT(&quot;'&quot;;[.C126];&quot;'&quot;)" office:value-type="string" office:string-value="'0000033801'" calcext:value-type="string">
            <text:p>'0000033801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26];&quot;,&quot;;[.F126];&quot;,&quot;;[.G126];&quot;,&quot;;[.H126];&quot;,&quot;;[.K126];&quot;),&quot;)" office:value-type="string" office:string-value="('1','8','0000033801',1,10.00)," calcext:value-type="string">
            <text:p>('1','8','0000033801',1,10.00),</text:p>
          </table:table-cell>
          <table:table-cell/>
          <table:table-cell office:value-type="string" calcext:value-type="string">
            <text:p>10.00</text:p>
          </table:table-cell>
          <table:table-cell table:number-columns-repeated="2"/>
          <table:table-cell office:value-type="string" calcext:value-type="string">
            <text:p>('1','8','0000033801',1,10.0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000002402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27];&quot;'&quot;)" office:value-type="string" office:string-value="'1'" calcext:value-type="string">
            <text:p>'1'</text:p>
          </table:table-cell>
          <table:table-cell table:formula="of:=COM.MICROSOFT.CONCAT(&quot;'&quot;;[.B127];&quot;'&quot;)" office:value-type="string" office:string-value="'9'" calcext:value-type="string">
            <text:p>'9'</text:p>
          </table:table-cell>
          <table:table-cell table:formula="of:=COM.MICROSOFT.CONCAT(&quot;'&quot;;[.C127];&quot;'&quot;)" office:value-type="string" office:string-value="'0000002402'" calcext:value-type="string">
            <text:p>'0000002402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27];&quot;,&quot;;[.F127];&quot;,&quot;;[.G127];&quot;,&quot;;[.H127];&quot;,&quot;;[.K127];&quot;),&quot;)" office:value-type="string" office:string-value="('1','9','0000002402',1,20.00)," calcext:value-type="string">
            <text:p>('1','9','0000002402',1,20.00),</text:p>
          </table:table-cell>
          <table:table-cell/>
          <table:table-cell office:value-type="string" calcext:value-type="string">
            <text:p>20.00</text:p>
          </table:table-cell>
          <table:table-cell table:number-columns-repeated="2"/>
          <table:table-cell office:value-type="string" calcext:value-type="string">
            <text:p>('1','9','0000002402',1,20.00),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000059810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28];&quot;'&quot;)" office:value-type="string" office:string-value="'2'" calcext:value-type="string">
            <text:p>'2'</text:p>
          </table:table-cell>
          <table:table-cell table:formula="of:=COM.MICROSOFT.CONCAT(&quot;'&quot;;[.B128];&quot;'&quot;)" office:value-type="string" office:string-value="'9'" calcext:value-type="string">
            <text:p>'9'</text:p>
          </table:table-cell>
          <table:table-cell table:formula="of:=COM.MICROSOFT.CONCAT(&quot;'&quot;;[.C128];&quot;'&quot;)" office:value-type="string" office:string-value="'0000059810'" calcext:value-type="string">
            <text:p>'0000059810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28];&quot;,&quot;;[.F128];&quot;,&quot;;[.G128];&quot;,&quot;;[.H128];&quot;,&quot;;[.K128];&quot;),&quot;)" office:value-type="string" office:string-value="('2','9','0000059810',1,10000.00)," calcext:value-type="string">
            <text:p>('2','9','0000059810',1,10000.00),</text:p>
          </table:table-cell>
          <table:table-cell/>
          <table:table-cell office:value-type="string" calcext:value-type="string">
            <text:p>10000.00</text:p>
          </table:table-cell>
          <table:table-cell table:number-columns-repeated="2"/>
          <table:table-cell office:value-type="string" calcext:value-type="string">
            <text:p>('2','9','0000059810',1,10000.0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78403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29];&quot;'&quot;)" office:value-type="string" office:string-value="'1'" calcext:value-type="string">
            <text:p>'1'</text:p>
          </table:table-cell>
          <table:table-cell table:formula="of:=COM.MICROSOFT.CONCAT(&quot;'&quot;;[.B129];&quot;'&quot;)" office:value-type="string" office:string-value="'10'" calcext:value-type="string">
            <text:p>'10'</text:p>
          </table:table-cell>
          <table:table-cell table:formula="of:=COM.MICROSOFT.CONCAT(&quot;'&quot;;[.C129];&quot;'&quot;)" office:value-type="string" office:string-value="'0000078403'" calcext:value-type="string">
            <text:p>'0000078403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29];&quot;,&quot;;[.F129];&quot;,&quot;;[.G129];&quot;,&quot;;[.H129];&quot;,&quot;;[.K129];&quot;),&quot;)" office:value-type="string" office:string-value="('1','10','0000078403',1,15.00)," calcext:value-type="string">
            <text:p>('1','10','0000078403',1,15.00),</text:p>
          </table:table-cell>
          <table:table-cell/>
          <table:table-cell office:value-type="string" calcext:value-type="string">
            <text:p>15.00</text:p>
          </table:table-cell>
          <table:table-cell table:number-columns-repeated="2"/>
          <table:table-cell office:value-type="string" calcext:value-type="string">
            <text:p>('1','10','0000078403',1,15.00),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000033801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30];&quot;'&quot;)" office:value-type="string" office:string-value="'2'" calcext:value-type="string">
            <text:p>'2'</text:p>
          </table:table-cell>
          <table:table-cell table:formula="of:=COM.MICROSOFT.CONCAT(&quot;'&quot;;[.B130];&quot;'&quot;)" office:value-type="string" office:string-value="'10'" calcext:value-type="string">
            <text:p>'10'</text:p>
          </table:table-cell>
          <table:table-cell table:formula="of:=COM.MICROSOFT.CONCAT(&quot;'&quot;;[.C130];&quot;'&quot;)" office:value-type="string" office:string-value="'0000033801'" calcext:value-type="string">
            <text:p>'0000033801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30];&quot;,&quot;;[.F130];&quot;,&quot;;[.G130];&quot;,&quot;;[.H130];&quot;,&quot;;[.K130];&quot;),&quot;)" office:value-type="string" office:string-value="('2','10','0000033801',1,10.00)," calcext:value-type="string">
            <text:p>('2','10','0000033801',1,10.00),</text:p>
          </table:table-cell>
          <table:table-cell/>
          <table:table-cell office:value-type="string" calcext:value-type="string">
            <text:p>10.00</text:p>
          </table:table-cell>
          <table:table-cell table:number-columns-repeated="2"/>
          <table:table-cell office:value-type="string" calcext:value-type="string">
            <text:p>('2','10','0000033801',1,10.00),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000033707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31];&quot;'&quot;)" office:value-type="string" office:string-value="'3'" calcext:value-type="string">
            <text:p>'3'</text:p>
          </table:table-cell>
          <table:table-cell table:formula="of:=COM.MICROSOFT.CONCAT(&quot;'&quot;;[.B131];&quot;'&quot;)" office:value-type="string" office:string-value="'10'" calcext:value-type="string">
            <text:p>'10'</text:p>
          </table:table-cell>
          <table:table-cell table:formula="of:=COM.MICROSOFT.CONCAT(&quot;'&quot;;[.C131];&quot;'&quot;)" office:value-type="string" office:string-value="'0000033707'" calcext:value-type="string">
            <text:p>'0000033707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31];&quot;,&quot;;[.F131];&quot;,&quot;;[.G131];&quot;,&quot;;[.H131];&quot;,&quot;;[.K131];&quot;),&quot;)" office:value-type="string" office:string-value="('3','10','0000033707',1,10.00)," calcext:value-type="string">
            <text:p>('3','10','0000033707',1,10.00),</text:p>
          </table:table-cell>
          <table:table-cell/>
          <table:table-cell office:value-type="string" calcext:value-type="string">
            <text:p>10.00</text:p>
          </table:table-cell>
          <table:table-cell table:number-columns-repeated="2"/>
          <table:table-cell office:value-type="string" calcext:value-type="string">
            <text:p>('3','10','0000033707',1,10.0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28004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32];&quot;'&quot;)" office:value-type="string" office:string-value="'1'" calcext:value-type="string">
            <text:p>'1'</text:p>
          </table:table-cell>
          <table:table-cell table:formula="of:=COM.MICROSOFT.CONCAT(&quot;'&quot;;[.B132];&quot;'&quot;)" office:value-type="string" office:string-value="'11'" calcext:value-type="string">
            <text:p>'11'</text:p>
          </table:table-cell>
          <table:table-cell table:formula="of:=COM.MICROSOFT.CONCAT(&quot;'&quot;;[.C132];&quot;'&quot;)" office:value-type="string" office:string-value="'0000028004'" calcext:value-type="string">
            <text:p>'0000028004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32];&quot;,&quot;;[.F132];&quot;,&quot;;[.G132];&quot;,&quot;;[.H132];&quot;,&quot;;[.K132];&quot;),&quot;)" office:value-type="string" office:string-value="('1','11','0000028004',1,8.00)," calcext:value-type="string">
            <text:p>('1','11','0000028004',1,8.00),</text:p>
          </table:table-cell>
          <table:table-cell/>
          <table:table-cell office:value-type="string" calcext:value-type="string">
            <text:p>8.00</text:p>
          </table:table-cell>
          <table:table-cell table:number-columns-repeated="2"/>
          <table:table-cell office:value-type="string" calcext:value-type="string">
            <text:p>('1','11','0000028004',1,8.00),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000089708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33];&quot;'&quot;)" office:value-type="string" office:string-value="'2'" calcext:value-type="string">
            <text:p>'2'</text:p>
          </table:table-cell>
          <table:table-cell table:formula="of:=COM.MICROSOFT.CONCAT(&quot;'&quot;;[.B133];&quot;'&quot;)" office:value-type="string" office:string-value="'11'" calcext:value-type="string">
            <text:p>'11'</text:p>
          </table:table-cell>
          <table:table-cell table:formula="of:=COM.MICROSOFT.CONCAT(&quot;'&quot;;[.C133];&quot;'&quot;)" office:value-type="string" office:string-value="'0000089708'" calcext:value-type="string">
            <text:p>'0000089708'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E133];&quot;,&quot;;[.F133];&quot;,&quot;;[.G133];&quot;,&quot;;[.H133];&quot;,&quot;;[.K133];&quot;),&quot;)" office:value-type="string" office:string-value="('2','11','0000089708',1,20.00)," calcext:value-type="string">
            <text:p>('2','11','0000089708',1,20.00),</text:p>
          </table:table-cell>
          <table:table-cell/>
          <table:table-cell office:value-type="string" calcext:value-type="string">
            <text:p>20.00</text:p>
          </table:table-cell>
          <table:table-cell table:number-columns-repeated="2"/>
          <table:table-cell office:value-type="string" calcext:value-type="string">
            <text:p>('2','11','0000089708',1,20.0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000006800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COM.MICROSOFT.CONCAT(&quot;'&quot;;[.A134];&quot;'&quot;)" office:value-type="string" office:string-value="'1'" calcext:value-type="string">
            <text:p>'1'</text:p>
          </table:table-cell>
          <table:table-cell table:style-name="ce5" table:formula="of:=COM.MICROSOFT.CONCAT(&quot;'&quot;;[.B134];&quot;'&quot;)" office:value-type="string" office:string-value="'12'" calcext:value-type="string">
            <text:p>'12'</text:p>
          </table:table-cell>
          <table:table-cell table:style-name="ce5" table:formula="of:=COM.MICROSOFT.CONCAT(&quot;'&quot;;[.C134];&quot;'&quot;)" office:value-type="string" office:string-value="'0000068005'" calcext:value-type="string">
            <text:p>'0000068005'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COM.MICROSOFT.CONCAT(&quot;(&quot;;[.E134];&quot;,&quot;;[.F134];&quot;,&quot;;[.G134];&quot;,&quot;;[.H134];&quot;,&quot;;[.K134];&quot;),&quot;)" office:value-type="string" office:string-value="('1','12','0000068005',1,5)," calcext:value-type="string">
            <text:p>('1','12','0000068005',1,5),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('1','12','0000068005',1,5.00),</text:p>
          </table:table-cell>
          <table:table-cell table:style-name="ce5" table:number-columns-repeated="2"/>
          <table:table-cell table:style-name="ce5" table:formula="of:=[.D134]*[.K134]" office:value-type="float" office:value="5" calcext:value-type="float">
            <text:p>5</text:p>
          </table:table-cell>
          <table:table-cell table:style-name="ce5" table:formula="of:=[.Q134]*0.98" office:value-type="float" office:value="4.9" calcext:value-type="float">
            <text:p>4,9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00000598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COM.MICROSOFT.CONCAT(&quot;'&quot;;[.A135];&quot;'&quot;)" office:value-type="string" office:string-value="'2'" calcext:value-type="string">
            <text:p>'2'</text:p>
          </table:table-cell>
          <table:table-cell table:style-name="ce5" table:formula="of:=COM.MICROSOFT.CONCAT(&quot;'&quot;;[.B135];&quot;'&quot;)" office:value-type="string" office:string-value="'12'" calcext:value-type="string">
            <text:p>'12'</text:p>
          </table:table-cell>
          <table:table-cell table:style-name="ce5" table:formula="of:=COM.MICROSOFT.CONCAT(&quot;'&quot;;[.C135];&quot;'&quot;)" office:value-type="string" office:string-value="'0000059810'" calcext:value-type="string">
            <text:p>'0000059810'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COM.MICROSOFT.CONCAT(&quot;(&quot;;[.E135];&quot;,&quot;;[.F135];&quot;,&quot;;[.G135];&quot;,&quot;;[.H135];&quot;,&quot;;[.K135];&quot;),&quot;)" office:value-type="string" office:string-value="('2','12','0000059810',1,10000)," calcext:value-type="string">
            <text:p>('2','12','0000059810',1,10000),</text:p>
          </table:table-cell>
          <table:table-cell table:style-name="ce5"/>
          <table:table-cell table:style-name="ce5" office:value-type="float" office:value="10000" calcext:value-type="float">
            <text:p>10000</text:p>
          </table:table-cell>
          <table:table-cell table:style-name="ce5" table:number-columns-repeated="2"/>
          <table:table-cell table:style-name="ce5" office:value-type="string" calcext:value-type="string">
            <text:p>('2','12','0000059810',1,10000.00),</text:p>
          </table:table-cell>
          <table:table-cell table:style-name="ce5" table:number-columns-repeated="2"/>
          <table:table-cell table:style-name="ce5" table:formula="of:=[.D135]*[.K135]" office:value-type="float" office:value="10000" calcext:value-type="float">
            <text:p>10000</text:p>
          </table:table-cell>
          <table:table-cell table:style-name="ce5" table:formula="of:=[.Q135]*0.98" office:value-type="float" office:value="9800" calcext:value-type="float">
            <text:p>9800</text:p>
          </table:table-cell>
          <table:table-cell table:style-name="ce5" table:formula="of:=SUM([.R134:.R137])" office:value-type="float" office:value="9818.62" calcext:value-type="float">
            <text:p>9818,6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000005960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COM.MICROSOFT.CONCAT(&quot;'&quot;;[.A136];&quot;'&quot;)" office:value-type="string" office:string-value="'1'" calcext:value-type="string">
            <text:p>'1'</text:p>
          </table:table-cell>
          <table:table-cell table:style-name="ce5" table:formula="of:=COM.MICROSOFT.CONCAT(&quot;'&quot;;[.B136];&quot;'&quot;)" office:value-type="string" office:string-value="'13'" calcext:value-type="string">
            <text:p>'13'</text:p>
          </table:table-cell>
          <table:table-cell table:style-name="ce5" table:formula="of:=COM.MICROSOFT.CONCAT(&quot;'&quot;;[.C136];&quot;'&quot;)" office:value-type="string" office:string-value="'0000059606'" calcext:value-type="string">
            <text:p>'0000059606'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COM.MICROSOFT.CONCAT(&quot;(&quot;;[.E136];&quot;,&quot;;[.F136];&quot;,&quot;;[.G136];&quot;,&quot;;[.H136];&quot;,&quot;;[.K136];&quot;),&quot;)" office:value-type="string" office:string-value="('1','13','0000059606',1,4)," calcext:value-type="string">
            <text:p>('1','13','0000059606',1,4),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('1','13','0000059606',1,4.00),</text:p>
          </table:table-cell>
          <table:table-cell table:style-name="ce5" table:number-columns-repeated="2"/>
          <table:table-cell table:style-name="ce5" table:formula="of:=[.D136]*[.K136]" office:value-type="float" office:value="4" calcext:value-type="float">
            <text:p>4</text:p>
          </table:table-cell>
          <table:table-cell table:style-name="ce5" table:formula="of:=[.Q136]*0.98" office:value-type="float" office:value="3.92" calcext:value-type="float">
            <text:p>3,92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000003370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COM.MICROSOFT.CONCAT(&quot;'&quot;;[.A137];&quot;'&quot;)" office:value-type="string" office:string-value="'2'" calcext:value-type="string">
            <text:p>'2'</text:p>
          </table:table-cell>
          <table:table-cell table:style-name="ce5" table:formula="of:=COM.MICROSOFT.CONCAT(&quot;'&quot;;[.B137];&quot;'&quot;)" office:value-type="string" office:string-value="'13'" calcext:value-type="string">
            <text:p>'13'</text:p>
          </table:table-cell>
          <table:table-cell table:style-name="ce5" table:formula="of:=COM.MICROSOFT.CONCAT(&quot;'&quot;;[.C137];&quot;'&quot;)" office:value-type="string" office:string-value="'0000033707'" calcext:value-type="string">
            <text:p>'0000033707'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COM.MICROSOFT.CONCAT(&quot;(&quot;;[.E137];&quot;,&quot;;[.F137];&quot;,&quot;;[.G137];&quot;,&quot;;[.H137];&quot;,&quot;;[.K137];&quot;),&quot;)" office:value-type="string" office:string-value="('2','13','0000033707',1,10)," calcext:value-type="string">
            <text:p>('2','13','0000033707',1,10),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('2','13','0000033707',1,10.00),</text:p>
          </table:table-cell>
          <table:table-cell table:style-name="ce5" table:number-columns-repeated="2"/>
          <table:table-cell table:style-name="ce5" table:formula="of:=[.D137]*[.K137]" office:value-type="float" office:value="10" calcext:value-type="float">
            <text:p>10</text:p>
          </table:table-cell>
          <table:table-cell table:style-name="ce5" table:formula="of:=[.Q137]*0.98" office:value-type="float" office:value="9.8" calcext:value-type="float">
            <text:p>9,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0000033801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38];&quot;'&quot;)" office:value-type="string" office:string-value="'1'" calcext:value-type="string">
            <text:p>'1'</text:p>
          </table:table-cell>
          <table:table-cell table:formula="of:=COM.MICROSOFT.CONCAT(&quot;'&quot;;[.B138];&quot;'&quot;)" office:value-type="string" office:string-value="'14'" calcext:value-type="string">
            <text:p>'14'</text:p>
          </table:table-cell>
          <table:table-cell table:formula="of:=COM.MICROSOFT.CONCAT(&quot;'&quot;;[.C138];&quot;'&quot;)" office:value-type="string" office:string-value="'0000033801'" calcext:value-type="string">
            <text:p>'0000033801'</text:p>
          </table:table-cell>
          <table:table-cell table:formula="of:=[.D138]" office:value-type="float" office:value="1" calcext:value-type="float">
            <text:p>1</text:p>
          </table:table-cell>
          <table:table-cell table:formula="of:=COM.MICROSOFT.CONCAT(&quot;(&quot;;[.E138];&quot;,&quot;;[.F138];&quot;,&quot;;[.G138];&quot;,&quot;;[.H138];&quot;,&quot;;[.K138];&quot;),&quot;)" office:value-type="string" office:string-value="('1','14','0000033801',1,10)," calcext:value-type="string">
            <text:p>('1','14','0000033801',1,10),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('1','14','0000033801',2,10),</text:p>
          </table:table-cell>
          <table:table-cell table:number-columns-repeated="2"/>
          <table:table-cell table:formula="of:=[.D138]*[.K138]" office:value-type="float" office:value="10" calcext:value-type="float">
            <text:p>10</text:p>
          </table:table-cell>
          <table:table-cell table:formula="of:=[.Q138]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002402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A139];&quot;'&quot;)" office:value-type="string" office:string-value="'1'" calcext:value-type="string">
            <text:p>'1'</text:p>
          </table:table-cell>
          <table:table-cell table:formula="of:=COM.MICROSOFT.CONCAT(&quot;'&quot;;[.B139];&quot;'&quot;)" office:value-type="string" office:string-value="'15'" calcext:value-type="string">
            <text:p>'15'</text:p>
          </table:table-cell>
          <table:table-cell table:formula="of:=COM.MICROSOFT.CONCAT(&quot;'&quot;;[.C139];&quot;'&quot;)" office:value-type="string" office:string-value="'0000002402'" calcext:value-type="string">
            <text:p>'0000002402'</text:p>
          </table:table-cell>
          <table:table-cell table:formula="of:=[.D139]" office:value-type="float" office:value="2" calcext:value-type="float">
            <text:p>2</text:p>
          </table:table-cell>
          <table:table-cell table:formula="of:=COM.MICROSOFT.CONCAT(&quot;(&quot;;[.E139];&quot;,&quot;;[.F139];&quot;,&quot;;[.G139];&quot;,&quot;;[.H139];&quot;,&quot;;[.K139];&quot;),&quot;)" office:value-type="string" office:string-value="('1','15','0000002402',2,20)," calcext:value-type="string">
            <text:p>('1','15','0000002402',2,20),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('1','15','0000002402',3,20),</text:p>
          </table:table-cell>
          <table:table-cell table:number-columns-repeated="2"/>
          <table:table-cell table:formula="of:=[.D139]*[.K139]" office:value-type="float" office:value="40" calcext:value-type="float">
            <text:p>40</text:p>
          </table:table-cell>
          <table:table-cell table:formula="of:=[.Q139]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000078403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A140];&quot;'&quot;)" office:value-type="string" office:string-value="'1'" calcext:value-type="string">
            <text:p>'1'</text:p>
          </table:table-cell>
          <table:table-cell table:formula="of:=COM.MICROSOFT.CONCAT(&quot;'&quot;;[.B140];&quot;'&quot;)" office:value-type="string" office:string-value="'16'" calcext:value-type="string">
            <text:p>'16'</text:p>
          </table:table-cell>
          <table:table-cell table:formula="of:=COM.MICROSOFT.CONCAT(&quot;'&quot;;[.C140];&quot;'&quot;)" office:value-type="string" office:string-value="'0000078403'" calcext:value-type="string">
            <text:p>'0000078403'</text:p>
          </table:table-cell>
          <table:table-cell table:formula="of:=[.D140]" office:value-type="float" office:value="3" calcext:value-type="float">
            <text:p>3</text:p>
          </table:table-cell>
          <table:table-cell table:formula="of:=COM.MICROSOFT.CONCAT(&quot;(&quot;;[.E140];&quot;,&quot;;[.F140];&quot;,&quot;;[.G140];&quot;,&quot;;[.H140];&quot;,&quot;;[.K140];&quot;),&quot;)" office:value-type="string" office:string-value="('1','16','0000078403',3,15)," calcext:value-type="string">
            <text:p>('1','16','0000078403',3,15),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('1','16','0000078403',4,15),</text:p>
          </table:table-cell>
          <table:table-cell table:number-columns-repeated="2"/>
          <table:table-cell table:formula="of:=[.D140]*[.K140]" office:value-type="float" office:value="45" calcext:value-type="float">
            <text:p>45</text:p>
          </table:table-cell>
          <table:table-cell table:formula="of:=[.Q140]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000028004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A141];&quot;'&quot;)" office:value-type="string" office:string-value="'1'" calcext:value-type="string">
            <text:p>'1'</text:p>
          </table:table-cell>
          <table:table-cell table:formula="of:=COM.MICROSOFT.CONCAT(&quot;'&quot;;[.B141];&quot;'&quot;)" office:value-type="string" office:string-value="'17'" calcext:value-type="string">
            <text:p>'17'</text:p>
          </table:table-cell>
          <table:table-cell table:formula="of:=COM.MICROSOFT.CONCAT(&quot;'&quot;;[.C141];&quot;'&quot;)" office:value-type="string" office:string-value="'0000028004'" calcext:value-type="string">
            <text:p>'0000028004'</text:p>
          </table:table-cell>
          <table:table-cell table:formula="of:=[.D141]" office:value-type="float" office:value="4" calcext:value-type="float">
            <text:p>4</text:p>
          </table:table-cell>
          <table:table-cell table:formula="of:=COM.MICROSOFT.CONCAT(&quot;(&quot;;[.E141];&quot;,&quot;;[.F141];&quot;,&quot;;[.G141];&quot;,&quot;;[.H141];&quot;,&quot;;[.K141];&quot;),&quot;)" office:value-type="string" office:string-value="('1','17','0000028004',4,8)," calcext:value-type="string">
            <text:p>('1','17','0000028004',4,8),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('1','17','0000028004',5,8),</text:p>
          </table:table-cell>
          <table:table-cell table:number-columns-repeated="2"/>
          <table:table-cell table:formula="of:=[.D141]*[.K141]" office:value-type="float" office:value="32" calcext:value-type="float">
            <text:p>32</text:p>
          </table:table-cell>
          <table:table-cell table:formula="of:=[.Q141]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00068005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A142];&quot;'&quot;)" office:value-type="string" office:string-value="'1'" calcext:value-type="string">
            <text:p>'1'</text:p>
          </table:table-cell>
          <table:table-cell table:formula="of:=COM.MICROSOFT.CONCAT(&quot;'&quot;;[.B142];&quot;'&quot;)" office:value-type="string" office:string-value="'18'" calcext:value-type="string">
            <text:p>'18'</text:p>
          </table:table-cell>
          <table:table-cell table:formula="of:=COM.MICROSOFT.CONCAT(&quot;'&quot;;[.C142];&quot;'&quot;)" office:value-type="string" office:string-value="'0000068005'" calcext:value-type="string">
            <text:p>'0000068005'</text:p>
          </table:table-cell>
          <table:table-cell table:formula="of:=[.D142]" office:value-type="float" office:value="4" calcext:value-type="float">
            <text:p>4</text:p>
          </table:table-cell>
          <table:table-cell table:formula="of:=COM.MICROSOFT.CONCAT(&quot;(&quot;;[.E142];&quot;,&quot;;[.F142];&quot;,&quot;;[.G142];&quot;,&quot;;[.H142];&quot;,&quot;;[.K142];&quot;),&quot;)" office:value-type="string" office:string-value="('1','18','0000068005',4,5)," calcext:value-type="string">
            <text:p>('1','18','0000068005',4,5),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('1','18','0000068005',6,5),</text:p>
          </table:table-cell>
          <table:table-cell table:number-columns-repeated="2"/>
          <table:table-cell table:formula="of:=[.D142]*[.K142]" office:value-type="float" office:value="20" calcext:value-type="float">
            <text:p>20</text:p>
          </table:table-cell>
          <table:table-cell table:formula="of:=[.Q142]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000059606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43];&quot;'&quot;)" office:value-type="string" office:string-value="'1'" calcext:value-type="string">
            <text:p>'1'</text:p>
          </table:table-cell>
          <table:table-cell table:formula="of:=COM.MICROSOFT.CONCAT(&quot;'&quot;;[.B143];&quot;'&quot;)" office:value-type="string" office:string-value="'19'" calcext:value-type="string">
            <text:p>'19'</text:p>
          </table:table-cell>
          <table:table-cell table:formula="of:=COM.MICROSOFT.CONCAT(&quot;'&quot;;[.C143];&quot;'&quot;)" office:value-type="string" office:string-value="'0000059606'" calcext:value-type="string">
            <text:p>'0000059606'</text:p>
          </table:table-cell>
          <table:table-cell table:formula="of:=[.D143]" office:value-type="float" office:value="1" calcext:value-type="float">
            <text:p>1</text:p>
          </table:table-cell>
          <table:table-cell table:formula="of:=COM.MICROSOFT.CONCAT(&quot;(&quot;;[.E143];&quot;,&quot;;[.F143];&quot;,&quot;;[.G143];&quot;,&quot;;[.H143];&quot;,&quot;;[.K143];&quot;),&quot;)" office:value-type="string" office:string-value="('1','19','0000059606',1,4)," calcext:value-type="string">
            <text:p>('1','19','0000059606',1,4),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('1','19','0000059606',7,4),</text:p>
          </table:table-cell>
          <table:table-cell table:number-columns-repeated="2"/>
          <table:table-cell table:formula="of:=[.D143]*[.K143]" office:value-type="float" office:value="4" calcext:value-type="float">
            <text:p>4</text:p>
          </table:table-cell>
          <table:table-cell table:formula="of:=[.Q143]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000033707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A144];&quot;'&quot;)" office:value-type="string" office:string-value="'1'" calcext:value-type="string">
            <text:p>'1'</text:p>
          </table:table-cell>
          <table:table-cell table:formula="of:=COM.MICROSOFT.CONCAT(&quot;'&quot;;[.B144];&quot;'&quot;)" office:value-type="string" office:string-value="'20'" calcext:value-type="string">
            <text:p>'20'</text:p>
          </table:table-cell>
          <table:table-cell table:formula="of:=COM.MICROSOFT.CONCAT(&quot;'&quot;;[.C144];&quot;'&quot;)" office:value-type="string" office:string-value="'0000033707'" calcext:value-type="string">
            <text:p>'0000033707'</text:p>
          </table:table-cell>
          <table:table-cell table:formula="of:=[.D144]" office:value-type="float" office:value="2" calcext:value-type="float">
            <text:p>2</text:p>
          </table:table-cell>
          <table:table-cell table:formula="of:=COM.MICROSOFT.CONCAT(&quot;(&quot;;[.E144];&quot;,&quot;;[.F144];&quot;,&quot;;[.G144];&quot;,&quot;;[.H144];&quot;,&quot;;[.K144];&quot;),&quot;)" office:value-type="string" office:string-value="('1','20','0000033707',2,10)," calcext:value-type="string">
            <text:p>('1','20','0000033707',2,10),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('1','20','0000033707',8,10),</text:p>
          </table:table-cell>
          <table:table-cell table:number-columns-repeated="2"/>
          <table:table-cell table:formula="of:=[.D144]*[.K144]" office:value-type="float" office:value="20" calcext:value-type="float">
            <text:p>20</text:p>
          </table:table-cell>
          <table:table-cell table:formula="of:=[.Q144]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000089708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A145];&quot;'&quot;)" office:value-type="string" office:string-value="'1'" calcext:value-type="string">
            <text:p>'1'</text:p>
          </table:table-cell>
          <table:table-cell table:formula="of:=COM.MICROSOFT.CONCAT(&quot;'&quot;;[.B145];&quot;'&quot;)" office:value-type="string" office:string-value="'21'" calcext:value-type="string">
            <text:p>'21'</text:p>
          </table:table-cell>
          <table:table-cell table:formula="of:=COM.MICROSOFT.CONCAT(&quot;'&quot;;[.C145];&quot;'&quot;)" office:value-type="string" office:string-value="'0000089708'" calcext:value-type="string">
            <text:p>'0000089708'</text:p>
          </table:table-cell>
          <table:table-cell table:formula="of:=[.D145]" office:value-type="float" office:value="3" calcext:value-type="float">
            <text:p>3</text:p>
          </table:table-cell>
          <table:table-cell table:formula="of:=COM.MICROSOFT.CONCAT(&quot;(&quot;;[.E145];&quot;,&quot;;[.F145];&quot;,&quot;;[.G145];&quot;,&quot;;[.H145];&quot;,&quot;;[.K145];&quot;),&quot;)" office:value-type="string" office:string-value="('1','21','0000089708',3,20)," calcext:value-type="string">
            <text:p>('1','21','0000089708',3,20),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('1','21','0000089708',9,20),</text:p>
          </table:table-cell>
          <table:table-cell table:number-columns-repeated="2"/>
          <table:table-cell table:formula="of:=[.D145]*[.K145]" office:value-type="float" office:value="60" calcext:value-type="float">
            <text:p>60</text:p>
          </table:table-cell>
          <table:table-cell table:formula="of:=[.Q145]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00092909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A146];&quot;'&quot;)" office:value-type="string" office:string-value="'1'" calcext:value-type="string">
            <text:p>'1'</text:p>
          </table:table-cell>
          <table:table-cell table:formula="of:=COM.MICROSOFT.CONCAT(&quot;'&quot;;[.B146];&quot;'&quot;)" office:value-type="string" office:string-value="'22'" calcext:value-type="string">
            <text:p>'22'</text:p>
          </table:table-cell>
          <table:table-cell table:formula="of:=COM.MICROSOFT.CONCAT(&quot;'&quot;;[.C146];&quot;'&quot;)" office:value-type="string" office:string-value="'0000092909'" calcext:value-type="string">
            <text:p>'0000092909'</text:p>
          </table:table-cell>
          <table:table-cell table:formula="of:=[.D146]" office:value-type="float" office:value="4" calcext:value-type="float">
            <text:p>4</text:p>
          </table:table-cell>
          <table:table-cell table:formula="of:=COM.MICROSOFT.CONCAT(&quot;(&quot;;[.E146];&quot;,&quot;;[.F146];&quot;,&quot;;[.G146];&quot;,&quot;;[.H146];&quot;,&quot;;[.K146];&quot;),&quot;)" office:value-type="string" office:string-value="('1','22','0000092909',4,25)," calcext:value-type="string">
            <text:p>('1','22','0000092909',4,25),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('1','22','0000092909',10,25),</text:p>
          </table:table-cell>
          <table:table-cell table:number-columns-repeated="2"/>
          <table:table-cell table:formula="of:=[.D146]*[.K146]" office:value-type="float" office:value="100" calcext:value-type="float">
            <text:p>100</text:p>
          </table:table-cell>
          <table:table-cell table:formula="of:=[.Q146]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00059810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A147];&quot;'&quot;)" office:value-type="string" office:string-value="'1'" calcext:value-type="string">
            <text:p>'1'</text:p>
          </table:table-cell>
          <table:table-cell table:formula="of:=COM.MICROSOFT.CONCAT(&quot;'&quot;;[.B147];&quot;'&quot;)" office:value-type="string" office:string-value="'23'" calcext:value-type="string">
            <text:p>'23'</text:p>
          </table:table-cell>
          <table:table-cell table:formula="of:=COM.MICROSOFT.CONCAT(&quot;'&quot;;[.C147];&quot;'&quot;)" office:value-type="string" office:string-value="'0000059810'" calcext:value-type="string">
            <text:p>'0000059810'</text:p>
          </table:table-cell>
          <table:table-cell table:formula="of:=[.D147]" office:value-type="float" office:value="4" calcext:value-type="float">
            <text:p>4</text:p>
          </table:table-cell>
          <table:table-cell table:formula="of:=COM.MICROSOFT.CONCAT(&quot;(&quot;;[.E147];&quot;,&quot;;[.F147];&quot;,&quot;;[.G147];&quot;,&quot;;[.H147];&quot;,&quot;;[.K147];&quot;),&quot;)" office:value-type="string" office:string-value="('1','23','0000059810',4,10000)," calcext:value-type="string">
            <text:p>('1','23','0000059810',4,10000),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('1','23','0000059810',11,10000),</text:p>
          </table:table-cell>
          <table:table-cell table:number-columns-repeated="2"/>
          <table:table-cell table:formula="of:=[.D147]*[.K147]" office:value-type="float" office:value="40000" calcext:value-type="float">
            <text:p>40000</text:p>
          </table:table-cell>
          <table:table-cell table:formula="of:=[.Q147]" office:value-type="float" office:value="40000" calcext:value-type="float">
            <text:p>4000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000049111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48];&quot;'&quot;)" office:value-type="string" office:string-value="'1'" calcext:value-type="string">
            <text:p>'1'</text:p>
          </table:table-cell>
          <table:table-cell table:formula="of:=COM.MICROSOFT.CONCAT(&quot;'&quot;;[.B148];&quot;'&quot;)" office:value-type="string" office:string-value="'24'" calcext:value-type="string">
            <text:p>'24'</text:p>
          </table:table-cell>
          <table:table-cell table:formula="of:=COM.MICROSOFT.CONCAT(&quot;'&quot;;[.C148];&quot;'&quot;)" office:value-type="string" office:string-value="'0000049111'" calcext:value-type="string">
            <text:p>'0000049111'</text:p>
          </table:table-cell>
          <table:table-cell table:formula="of:=[.D148]" office:value-type="float" office:value="1" calcext:value-type="float">
            <text:p>1</text:p>
          </table:table-cell>
          <table:table-cell table:formula="of:=COM.MICROSOFT.CONCAT(&quot;(&quot;;[.E148];&quot;,&quot;;[.F148];&quot;,&quot;;[.G148];&quot;,&quot;;[.H148];&quot;,&quot;;[.K148];&quot;),&quot;)" office:value-type="string" office:string-value="('1','24','0000049111',1,100)," calcext:value-type="string">
            <text:p>('1','24','0000049111',1,100),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('1','24','0000049111',12,100),</text:p>
          </table:table-cell>
          <table:table-cell table:number-columns-repeated="2"/>
          <table:table-cell table:formula="of:=[.D148]*[.K148]" office:value-type="float" office:value="100" calcext:value-type="float">
            <text:p>100</text:p>
          </table:table-cell>
          <table:table-cell table:formula="of:=[.Q148]" office:value-type="float" office:value="100" calcext:value-type="float">
            <text:p>100</text:p>
          </table:table-cell>
          <table:table-cell table:formula="of:=SUM([.R138:.R148])" office:value-type="float" office:value="40431" calcext:value-type="float">
            <text:p>4043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081112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A149];&quot;'&quot;)" office:value-type="string" office:string-value="'1'" calcext:value-type="string">
            <text:p>'1'</text:p>
          </table:table-cell>
          <table:table-cell table:formula="of:=COM.MICROSOFT.CONCAT(&quot;'&quot;;[.B149];&quot;'&quot;)" office:value-type="string" office:string-value="'25'" calcext:value-type="string">
            <text:p>'25'</text:p>
          </table:table-cell>
          <table:table-cell table:formula="of:=COM.MICROSOFT.CONCAT(&quot;'&quot;;[.C149];&quot;'&quot;)" office:value-type="string" office:string-value="'0000081112'" calcext:value-type="string">
            <text:p>'0000081112'</text:p>
          </table:table-cell>
          <table:table-cell table:formula="of:=[.D149]" office:value-type="float" office:value="2" calcext:value-type="float">
            <text:p>2</text:p>
          </table:table-cell>
          <table:table-cell table:formula="of:=COM.MICROSOFT.CONCAT(&quot;(&quot;;[.E149];&quot;,&quot;;[.F149];&quot;,&quot;;[.G149];&quot;,&quot;;[.H149];&quot;,&quot;;[.K149];&quot;),&quot;)" office:value-type="string" office:string-value="('1','25','0000081112',2,600)," calcext:value-type="string">
            <text:p>('1','25','0000081112',2,600),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('1','25','0000081112',13,600),</text:p>
          </table:table-cell>
          <table:table-cell table:number-columns-repeated="10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000003380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COM.MICROSOFT.CONCAT(&quot;'&quot;;[.A150];&quot;'&quot;)" office:value-type="string" office:string-value="'1'" calcext:value-type="string">
            <text:p>'1'</text:p>
          </table:table-cell>
          <table:table-cell table:style-name="ce5" table:formula="of:=COM.MICROSOFT.CONCAT(&quot;'&quot;;[.B150];&quot;'&quot;)" office:value-type="string" office:string-value="'26'" calcext:value-type="string">
            <text:p>'26'</text:p>
          </table:table-cell>
          <table:table-cell table:style-name="ce5" table:formula="of:=COM.MICROSOFT.CONCAT(&quot;'&quot;;[.C150];&quot;'&quot;)" office:value-type="string" office:string-value="'0000033801'" calcext:value-type="string">
            <text:p>'0000033801'</text:p>
          </table:table-cell>
          <table:table-cell table:formula="of:=[.D150]" office:value-type="float" office:value="3" calcext:value-type="float">
            <text:p>3</text:p>
          </table:table-cell>
          <table:table-cell table:style-name="ce5" table:formula="of:=COM.MICROSOFT.CONCAT(&quot;(&quot;;[.E150];&quot;,&quot;;[.F150];&quot;,&quot;;[.G150];&quot;,&quot;;[.H150];&quot;,&quot;;[.K150];&quot;),&quot;)" office:value-type="string" office:string-value="('1','26','0000033801',3,10)," calcext:value-type="string">
            <text:p>('1','26','0000033801',3,10),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('1','26','0000033801',14,10),</text:p>
          </table:table-cell>
          <table:table-cell table:style-name="ce5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000002402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A151];&quot;'&quot;)" office:value-type="string" office:string-value="'1'" calcext:value-type="string">
            <text:p>'1'</text:p>
          </table:table-cell>
          <table:table-cell table:formula="of:=COM.MICROSOFT.CONCAT(&quot;'&quot;;[.B151];&quot;'&quot;)" office:value-type="string" office:string-value="'27'" calcext:value-type="string">
            <text:p>'27'</text:p>
          </table:table-cell>
          <table:table-cell table:formula="of:=COM.MICROSOFT.CONCAT(&quot;'&quot;;[.C151];&quot;'&quot;)" office:value-type="string" office:string-value="'0000002402'" calcext:value-type="string">
            <text:p>'0000002402'</text:p>
          </table:table-cell>
          <table:table-cell table:formula="of:=[.D151]" office:value-type="float" office:value="4" calcext:value-type="float">
            <text:p>4</text:p>
          </table:table-cell>
          <table:table-cell table:formula="of:=COM.MICROSOFT.CONCAT(&quot;(&quot;;[.E151];&quot;,&quot;;[.F151];&quot;,&quot;;[.G151];&quot;,&quot;;[.H151];&quot;,&quot;;[.K151];&quot;),&quot;)" office:value-type="string" office:string-value="('1','27','0000002402',4,20)," calcext:value-type="string">
            <text:p>('1','27','0000002402',4,20),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('1','27','0000002402',15,2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000078403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A152];&quot;'&quot;)" office:value-type="string" office:string-value="'1'" calcext:value-type="string">
            <text:p>'1'</text:p>
          </table:table-cell>
          <table:table-cell table:formula="of:=COM.MICROSOFT.CONCAT(&quot;'&quot;;[.B152];&quot;'&quot;)" office:value-type="string" office:string-value="'28'" calcext:value-type="string">
            <text:p>'28'</text:p>
          </table:table-cell>
          <table:table-cell table:formula="of:=COM.MICROSOFT.CONCAT(&quot;'&quot;;[.C152];&quot;'&quot;)" office:value-type="string" office:string-value="'0000078403'" calcext:value-type="string">
            <text:p>'0000078403'</text:p>
          </table:table-cell>
          <table:table-cell table:formula="of:=[.D152]" office:value-type="float" office:value="4" calcext:value-type="float">
            <text:p>4</text:p>
          </table:table-cell>
          <table:table-cell table:formula="of:=COM.MICROSOFT.CONCAT(&quot;(&quot;;[.E152];&quot;,&quot;;[.F152];&quot;,&quot;;[.G152];&quot;,&quot;;[.H152];&quot;,&quot;;[.K152];&quot;),&quot;)" office:value-type="string" office:string-value="('1','28','0000078403',4,15)," calcext:value-type="string">
            <text:p>('1','28','0000078403',4,15),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('1','28','0000078403',16,15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000028004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53];&quot;'&quot;)" office:value-type="string" office:string-value="'1'" calcext:value-type="string">
            <text:p>'1'</text:p>
          </table:table-cell>
          <table:table-cell table:formula="of:=COM.MICROSOFT.CONCAT(&quot;'&quot;;[.B153];&quot;'&quot;)" office:value-type="string" office:string-value="'29'" calcext:value-type="string">
            <text:p>'29'</text:p>
          </table:table-cell>
          <table:table-cell table:formula="of:=COM.MICROSOFT.CONCAT(&quot;'&quot;;[.C153];&quot;'&quot;)" office:value-type="string" office:string-value="'0000028004'" calcext:value-type="string">
            <text:p>'0000028004'</text:p>
          </table:table-cell>
          <table:table-cell table:formula="of:=[.D153]" office:value-type="float" office:value="1" calcext:value-type="float">
            <text:p>1</text:p>
          </table:table-cell>
          <table:table-cell table:formula="of:=COM.MICROSOFT.CONCAT(&quot;(&quot;;[.E153];&quot;,&quot;;[.F153];&quot;,&quot;;[.G153];&quot;,&quot;;[.H153];&quot;,&quot;;[.K153];&quot;),&quot;)" office:value-type="string" office:string-value="('1','29','0000028004',1,8)," calcext:value-type="string">
            <text:p>('1','29','0000028004',1,8),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('1','29','0000028004',17,8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00068005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A154];&quot;'&quot;)" office:value-type="string" office:string-value="'1'" calcext:value-type="string">
            <text:p>'1'</text:p>
          </table:table-cell>
          <table:table-cell table:formula="of:=COM.MICROSOFT.CONCAT(&quot;'&quot;;[.B154];&quot;'&quot;)" office:value-type="string" office:string-value="'30'" calcext:value-type="string">
            <text:p>'30'</text:p>
          </table:table-cell>
          <table:table-cell table:formula="of:=COM.MICROSOFT.CONCAT(&quot;'&quot;;[.C154];&quot;'&quot;)" office:value-type="string" office:string-value="'0000068005'" calcext:value-type="string">
            <text:p>'0000068005'</text:p>
          </table:table-cell>
          <table:table-cell table:formula="of:=[.D154]" office:value-type="float" office:value="2" calcext:value-type="float">
            <text:p>2</text:p>
          </table:table-cell>
          <table:table-cell table:formula="of:=COM.MICROSOFT.CONCAT(&quot;(&quot;;[.E154];&quot;,&quot;;[.F154];&quot;,&quot;;[.G154];&quot;,&quot;;[.H154];&quot;,&quot;;[.K154];&quot;),&quot;)" office:value-type="string" office:string-value="('1','30','0000068005',2,5)," calcext:value-type="string">
            <text:p>('1','30','0000068005',2,5),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('1','30','0000068005',18,5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000059606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A155];&quot;'&quot;)" office:value-type="string" office:string-value="'1'" calcext:value-type="string">
            <text:p>'1'</text:p>
          </table:table-cell>
          <table:table-cell table:formula="of:=COM.MICROSOFT.CONCAT(&quot;'&quot;;[.B155];&quot;'&quot;)" office:value-type="string" office:string-value="'31'" calcext:value-type="string">
            <text:p>'31'</text:p>
          </table:table-cell>
          <table:table-cell table:formula="of:=COM.MICROSOFT.CONCAT(&quot;'&quot;;[.C155];&quot;'&quot;)" office:value-type="string" office:string-value="'0000059606'" calcext:value-type="string">
            <text:p>'0000059606'</text:p>
          </table:table-cell>
          <table:table-cell table:formula="of:=[.D155]" office:value-type="float" office:value="3" calcext:value-type="float">
            <text:p>3</text:p>
          </table:table-cell>
          <table:table-cell table:formula="of:=COM.MICROSOFT.CONCAT(&quot;(&quot;;[.E155];&quot;,&quot;;[.F155];&quot;,&quot;;[.G155];&quot;,&quot;;[.H155];&quot;,&quot;;[.K155];&quot;),&quot;)" office:value-type="string" office:string-value="('1','31','0000059606',3,4)," calcext:value-type="string">
            <text:p>('1','31','0000059606',3,4),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('1','31','0000059606',19,4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000033707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A156];&quot;'&quot;)" office:value-type="string" office:string-value="'1'" calcext:value-type="string">
            <text:p>'1'</text:p>
          </table:table-cell>
          <table:table-cell table:formula="of:=COM.MICROSOFT.CONCAT(&quot;'&quot;;[.B156];&quot;'&quot;)" office:value-type="string" office:string-value="'32'" calcext:value-type="string">
            <text:p>'32'</text:p>
          </table:table-cell>
          <table:table-cell table:formula="of:=COM.MICROSOFT.CONCAT(&quot;'&quot;;[.C156];&quot;'&quot;)" office:value-type="string" office:string-value="'0000033707'" calcext:value-type="string">
            <text:p>'0000033707'</text:p>
          </table:table-cell>
          <table:table-cell table:formula="of:=[.D156]" office:value-type="float" office:value="4" calcext:value-type="float">
            <text:p>4</text:p>
          </table:table-cell>
          <table:table-cell table:formula="of:=COM.MICROSOFT.CONCAT(&quot;(&quot;;[.E156];&quot;,&quot;;[.F156];&quot;,&quot;;[.G156];&quot;,&quot;;[.H156];&quot;,&quot;;[.K156];&quot;),&quot;)" office:value-type="string" office:string-value="('1','32','0000033707',4,10)," calcext:value-type="string">
            <text:p>('1','32','0000033707',4,10),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('1','32','0000033707',20,1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000089708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A157];&quot;'&quot;)" office:value-type="string" office:string-value="'1'" calcext:value-type="string">
            <text:p>'1'</text:p>
          </table:table-cell>
          <table:table-cell table:formula="of:=COM.MICROSOFT.CONCAT(&quot;'&quot;;[.B157];&quot;'&quot;)" office:value-type="string" office:string-value="'33'" calcext:value-type="string">
            <text:p>'33'</text:p>
          </table:table-cell>
          <table:table-cell table:formula="of:=COM.MICROSOFT.CONCAT(&quot;'&quot;;[.C157];&quot;'&quot;)" office:value-type="string" office:string-value="'0000089708'" calcext:value-type="string">
            <text:p>'0000089708'</text:p>
          </table:table-cell>
          <table:table-cell table:formula="of:=[.D157]" office:value-type="float" office:value="4" calcext:value-type="float">
            <text:p>4</text:p>
          </table:table-cell>
          <table:table-cell table:formula="of:=COM.MICROSOFT.CONCAT(&quot;(&quot;;[.E157];&quot;,&quot;;[.F157];&quot;,&quot;;[.G157];&quot;,&quot;;[.H157];&quot;,&quot;;[.K157];&quot;),&quot;)" office:value-type="string" office:string-value="('1','33','0000089708',4,20)," calcext:value-type="string">
            <text:p>('1','33','0000089708',4,20),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('1','33','0000089708',21,20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000092909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58];&quot;'&quot;)" office:value-type="string" office:string-value="'1'" calcext:value-type="string">
            <text:p>'1'</text:p>
          </table:table-cell>
          <table:table-cell table:formula="of:=COM.MICROSOFT.CONCAT(&quot;'&quot;;[.B158];&quot;'&quot;)" office:value-type="string" office:string-value="'34'" calcext:value-type="string">
            <text:p>'34'</text:p>
          </table:table-cell>
          <table:table-cell table:formula="of:=COM.MICROSOFT.CONCAT(&quot;'&quot;;[.C158];&quot;'&quot;)" office:value-type="string" office:string-value="'0000092909'" calcext:value-type="string">
            <text:p>'0000092909'</text:p>
          </table:table-cell>
          <table:table-cell table:formula="of:=[.D158]" office:value-type="float" office:value="1" calcext:value-type="float">
            <text:p>1</text:p>
          </table:table-cell>
          <table:table-cell table:formula="of:=COM.MICROSOFT.CONCAT(&quot;(&quot;;[.E158];&quot;,&quot;;[.F158];&quot;,&quot;;[.G158];&quot;,&quot;;[.H158];&quot;,&quot;;[.K158];&quot;),&quot;)" office:value-type="string" office:string-value="('1','34','0000092909',1,25)," calcext:value-type="string">
            <text:p>('1','34','0000092909',1,25),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('1','34','0000092909',22,25),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000059810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A159];&quot;'&quot;)" office:value-type="string" office:string-value="'1'" calcext:value-type="string">
            <text:p>'1'</text:p>
          </table:table-cell>
          <table:table-cell table:formula="of:=COM.MICROSOFT.CONCAT(&quot;'&quot;;[.B159];&quot;'&quot;)" office:value-type="string" office:string-value="'35'" calcext:value-type="string">
            <text:p>'35'</text:p>
          </table:table-cell>
          <table:table-cell table:formula="of:=COM.MICROSOFT.CONCAT(&quot;'&quot;;[.C159];&quot;'&quot;)" office:value-type="string" office:string-value="'0000059810'" calcext:value-type="string">
            <text:p>'0000059810'</text:p>
          </table:table-cell>
          <table:table-cell table:formula="of:=[.D159]" office:value-type="float" office:value="1" calcext:value-type="float">
            <text:p>1</text:p>
          </table:table-cell>
          <table:table-cell table:formula="of:=COM.MICROSOFT.CONCAT(&quot;(&quot;;[.E159];&quot;,&quot;;[.F159];&quot;,&quot;;[.G159];&quot;,&quot;;[.H159];&quot;,&quot;;[.K159];&quot;),&quot;)" office:value-type="string" office:string-value="('1','35','0000059810',1,10000)," calcext:value-type="string">
            <text:p>('1','35','0000059810',1,10000),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('1','35','0000059810',23,10000),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formula="of:=SUM([.D106:.D162])" office:value-type="float" office:value="92" calcext:value-type="float">
            <text:p>9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00000338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0000033801</text:p>
          </table:table-cell>
          <table:table-cell table:formula="of:=SUMIF([.C$106:.C$159];[.K166];[.D106:.D159])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00000240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0000002402</text:p>
          </table:table-cell>
          <table:table-cell table:formula="of:=SUMIF([.C$106:.C$159];[.K167];[.D107:.D160])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00007840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0000078403</text:p>
          </table:table-cell>
          <table:table-cell table:formula="of:=SUMIF([.C$106:.C$159];[.K168];[.D108:.D161])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0000280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0000028004</text:p>
          </table:table-cell>
          <table:table-cell table:formula="of:=SUMIF([.C$106:.C$159];[.K169];[.D109:.D162]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0000680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0000068005</text:p>
          </table:table-cell>
          <table:table-cell table:formula="of:=SUMIF([.C$106:.C$159];[.K170];[.D110:.D163]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0000596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0000059606</text:p>
          </table:table-cell>
          <table:table-cell table:formula="of:=SUMIF([.C$106:.C$159];[.K171];[.D111:.D164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0000337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0000033707</text:p>
          </table:table-cell>
          <table:table-cell table:formula="of:=SUMIF([.C$106:.C$159];[.K172];[.D112:.D165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00008970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0000089708</text:p>
          </table:table-cell>
          <table:table-cell table:formula="of:=SUMIF([.C$106:.C$159];[.K173];[.D113:.D166])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00009290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0000092909</text:p>
          </table:table-cell>
          <table:table-cell table:formula="of:=SUMIF([.C$106:.C$159];[.K174];[.D114:.D167]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00005981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0000059810</text:p>
          </table:table-cell>
          <table:table-cell table:formula="of:=SUMIF([.C$106:.C$159];[.K175];[.D115:.D168])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0000491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0000049111</text:p>
          </table:table-cell>
          <table:table-cell table:formula="of:=SUMIF([.C$106:.C$159];[.K176];[.D116:.D169]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00008111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0000081112</text:p>
          </table:table-cell>
          <table:table-cell table:formula="of:=SUMIF([.C$106:.C$159];[.K177];[.D117:.D170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SUM([.L166:.L177])" office:value-type="float" office:value="83" calcext:value-type="float">
            <text:p>83</text:p>
          </table:table-cell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duto 10 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produto 20 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9" office:value-type="percentage" office:value="0.02" calcext:value-type="percentage">
            <text:p>2,00%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2000*1.035" office:value-type="float" office:value="2070" calcext:value-type="float">
            <text:p>207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produto 30 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9" office:value-type="percentage" office:value="0.05" calcext:value-type="percentage">
            <text:p>5,00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roduto 40 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style-name="ce9" office:value-type="percentage" office:value="0.1" calcext:value-type="percentage">
            <text:p>10,00%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SUM([.F188:.F191])" office:value-type="float" office:value="126" calcext:value-type="float">
            <text:p>126</text:p>
          </table:table-cell>
          <table:table-cell/>
          <table:table-cell table:formula="of:=SUM([.H188:.H191])" office:value-type="float" office:value="10.2" calcext:value-type="float">
            <text:p>10,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total_nota </text:p>
          </table:table-cell>
          <table:table-cell office:value-type="string" calcext:value-type="string">
            <text:p><text:s text:c="8"/>vendedor <text:s text:c="7"/></text:p>
          </table:table-cell>
          <table:table-cell office:value-type="string" calcext:value-type="string">
            <text:p><text:s/>nf </text:p>
          </table:table-cell>
          <table:table-cell office:value-type="string" calcext:value-type="string">
            <text:p><text:s/>desconto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-----------+------------------------+----+----------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Gabryel Pereira Pinho 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96]*[.E196]" office:value-type="float" office:value="32" calcext:value-type="float">
            <text:p>32</text:p>
          </table:table-cell>
          <table:table-cell table:formula="of:=SUM([.F196:.F199])" office:value-type="float" office:value="252" calcext:value-type="float">
            <text:p>2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abryel Pereira Pinho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97]*[.E19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<text:s/>Gabryel Pereira Pinho <text:s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198]*[.E198]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Gabryel Pereira Pinho <text:s/>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199]*[.E199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<text:s/>Isadora Brasil Brito <text:s text:c="2"/>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200]*[.E200]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<text:s/>Isadora Brasil Brito <text:s text:c="2"/>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201]*[.E201]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<text:s/>Isadora Brasil Brito <text:s text:c="2"/>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202]*[.E202]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<text:s/>Isadora Brasil Brito <text:s text:c="2"/>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203]*[.E203]" office:value-type="float" office:value="25" calcext:value-type="float">
            <text:p>25</text:p>
          </table:table-cell>
          <table:table-cell table:style-name="ce5" table:formula="of:=SUM([.F200:.F203])" office:value-type="float" office:value="137" calcext:value-type="float">
            <text:p>137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Isadora Pinho Oliveira 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04]*[.E204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s/>Isadora Pinho Oliveira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05]*[.E205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Isadora Pinho Oliveira 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206]*[.E206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<text:s/>Isadora Pinho Oliveira 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207]*[.E207]"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s/>Isadora Pinho Oliveira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08]*[.E208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<text:s/>Isadora Pinho Oliveira 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209]*[.E209]" office:value-type="float" office:value="80" calcext:value-type="float">
            <text:p>80</text:p>
          </table:table-cell>
          <table:table-cell table:formula="of:=SUM([.F204:.F209])" office:value-type="float" office:value="40210" calcext:value-type="float">
            <text:p>4021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0005" calcext:value-type="float">
            <text:p>10005</text:p>
          </table:table-cell>
          <table:table-cell table:style-name="ce5" office:value-type="string" calcext:value-type="string">
            <text:p><text:s/>Maicon Brasil Silva <text:s text:c="3"/>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.98" calcext:value-type="float">
            <text:p>0,98</text:p>
          </table:table-cell>
          <table:table-cell table:style-name="ce5" table:formula="of:=[.B210]*[.E210]" office:value-type="float" office:value="9804.9" calcext:value-type="float">
            <text:p>9804,9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<text:s/>Maicon Brasil Silva <text:s text:c="3"/>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.98" calcext:value-type="float">
            <text:p>0,98</text:p>
          </table:table-cell>
          <table:table-cell table:style-name="ce5" table:formula="of:=[.B211]*[.E211]" office:value-type="float" office:value="13.72" calcext:value-type="float">
            <text:p>13,72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<text:s/>Maicon Brasil Silva <text:s text:c="3"/>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212]*[.E212]" office:value-type="float" office:value="20" calcext:value-type="float">
            <text:p>20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1200" calcext:value-type="float">
            <text:p>1200</text:p>
          </table:table-cell>
          <table:table-cell table:style-name="ce5" office:value-type="string" calcext:value-type="string">
            <text:p><text:s/>Maicon Brasil Silva <text:s text:c="3"/>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213]*[.E213]" office:value-type="float" office:value="1200" calcext:value-type="float">
            <text:p>1200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Maicon Brasil Silva <text:s text:c="3"/>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214]*[.E214]"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10000" calcext:value-type="float">
            <text:p>10000</text:p>
          </table:table-cell>
          <table:table-cell table:style-name="ce5" office:value-type="string" calcext:value-type="string">
            <text:p><text:s/>Maicon Brasil Silva <text:s text:c="3"/>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215]*[.E215]" office:value-type="float" office:value="10000" calcext:value-type="float">
            <text:p>10000</text:p>
          </table:table-cell>
          <table:table-cell table:style-name="ce5" table:formula="of:=SUM([.F210:.F215])" office:value-type="float" office:value="21048.62" calcext:value-type="float">
            <text:p>21048,62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<text:s/>Rafael Neves Brasil <text:s text:c="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16]*[.E216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s/>Rafael Neves Brasil <text:s text:c="3"/>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17]*[.E217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Rafael Neves Brasil <text:s text:c="3"/>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18]*[.E218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Rafael Neves Brasil <text:s text:c="3"/>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219]*[.E219]" office:value-type="float" office:value="12" calcext:value-type="float">
            <text:p>12</text:p>
          </table:table-cell>
          <table:table-cell table:formula="of:=SUM([.F216:.F219])" office:value-type="float" office:value="147" calcext:value-type="float">
            <text:p>147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Planilha1.A106:Planilha1.K137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8:32:05.5362988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7T02:19:54.263835994</meta:creation-date>
    <dc:date>2021-11-29T01:10:45.654454688</dc:date>
    <meta:editing-duration>PT3H57M57S</meta:editing-duration>
    <meta:editing-cycles>4</meta:editing-cycles>
    <meta:generator>LibreOffice/6.1.5.2$Linux_X86_64 LibreOffice_project/10$Build-2</meta:generator>
    <meta:document-statistic meta:table-count="1" meta:cell-count="1724" meta:object-count="0"/>
  </office:meta>
</office:document-meta>
</file>